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line-break/><text:line-break/><text:line-break/><text:line-break/><text:line-break/><text:line-break/><text:line-break/><text:line-break/><text:line-break/><text:line-break/><text:line-break/><text:line-break/><text:line-break/><text:line-break/>S6a INTERFACE LIBRARY DOCUMENTATION<text:line-break/><text:line-break/>(this documentation is not finished yet. Check the header file 'ssix_interface.h' found in 'inc' directory for details about the APIs defined in this library until this documetation is finished.)<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1">1. INTRODUCTION</text:p>
      <text:p text:style-name="P1"><text:tab/></text:p>
      <text:p text:style-name="P1">This implementation of the 3gpp defined S6a interface is meant to be used as a shared library. It contains a lot of APIs that are useful to implement the S6a interface. It is based on the freediameter (www.freediameter.net) software libraries <text:s/>'linfdproto' and 'libfdcore' which contains the implementation for the diameter basic protocol and other basic functionalities need for this implementation to work. And it also requires the <text:s text:c="3"/>extensions 'dict_dcca', 'dict_dcca_3gpp' and 'dict_nasreq' found in freediameter to be loaded for this implementation to work. </text:p>
      <text:p text:style-name="P1"/>
      <text:p text:style-name="P1"/>
      <text:p text:style-name="P1"><text:s/>2.1. NO_STATE_MAINTAINED </text:p>
      <text:p text:style-name="P1"/>
      <text:p text:style-name="P1"><text:tab/><text:tab/>VALUE : 1</text:p>
      <text:p text:style-name="P1"><text:line-break/><text:tab/> <text:s/><text:tab/> DESCRIPTION : <text:line-break/><text:line-break/> 2.2. VENDOR_ID_3GPP <text:line-break/><text:line-break/><text:tab/><text:tab/>VALUE<text:tab/>: 10415<text:line-break/></text:p>
      <text:p text:style-name="P1"><text:tab/><text:tab/>DESCRIPTION :<text:line-break/><text:line-break/> 2.3. SSIX_APPLICATION_ID <text:line-break/><text:tab/><text:tab/><text:line-break/><text:tab/><text:tab/>VALUE<text:tab/>: 16777251<text:line-break/></text:p>
      <text:p text:style-name="P1"><text:tab/><text:tab/>DESCRIPTION : <text:line-break/><text:line-break/> 2.4. DIAMETER_ERROR_USER_UNKNOWN<text:line-break/><text:line-break/><text:tab/><text:tab/>VALUE : 5001</text:p>
      <text:p text:style-name="P1"><text:line-break/> DESCRIPTION :<text:line-break/><text:line-break/><text:line-break/> 2.5. DIAMETER_ERROR_RAT_NOT_ALLOWED <text:line-break/> <text:line-break/> <text:tab/><text:tab/>VALUE<text:tab/>: 5421</text:p>
      <text:p text:style-name="P1"/>
      <text:p text:style-name="P1"><text:tab/><text:tab/>DESCRIPTION :<text:line-break/><text:line-break/><text:line-break/> <text:s/>2.6. DIAMETER_ERROR_ROAMING_NOT_ALLOWED <text:s text:c="2"/><text:line-break/><text:tab/><text:tab/><text:tab/><text:line-break/><text:tab/><text:tab/>VALUE<text:tab/>: 5004</text:p>
      <text:p text:style-name="P1"><text:line-break/><text:tab/><text:tab/>DESCRIPTION :<text:line-break/><text:soft-page-break/><text:line-break/><text:line-break/></text:p>
      <text:p text:style-name="P1">3.1. ENUMERATIONS</text:p>
      <text:p text:style-name="P1"/>
      <text:p text:style-name="P1">This library defines values of AVPs that are of type Enumerated. </text:p>
      <text:p text:style-name="P1">The enumerated datatypes of the AVPs is persented in this document in such a way that the name of the</text:p>
      <text:p text:style-name="P1">AVP is used as a subsection title and it's corresponding enumerated data type is defined under the </text:p>
      <text:p text:style-name="P1">subsection in same way it is defined in C language.</text:p>
      <text:p text:style-name="P1"/>
      <text:p text:style-name="P1"><text:s/>3.1. <text:s/>UE-SRVCC-Capability<text:tab/>AVP</text:p>
      <text:p text:style-name="P1"/>
      <text:p text:style-name="P1"><text:tab/>enum ue_srvcc_capability{</text:p>
      <text:p text:style-name="P1"><text:tab/><text:tab/>UE_SRVCC_NOT_SUPPORTED = 0,</text:p>
      <text:p text:style-name="P1"><text:tab/><text:tab/>UE_SRVCC_SUPPORTED</text:p>
      <text:p text:style-name="P1"/>
      <text:p text:style-name="P1"><text:tab/>};</text:p>
      <text:p text:style-name="P1"/>
      <text:p text:style-name="P1"><text:s text:c="2"/>3.2. Homogeneous-Support-of-IMS-Voice-Over-PS-Sessions AVP<text:line-break/><text:line-break/><text:tab/>enum homogeneous_support_ims_voice_over_ps_sessions{</text:p>
      <text:p text:style-name="P1"><text:tab/><text:tab/>NOT_SUPPORTED = 0,</text:p>
      <text:p text:style-name="P1"><text:tab/><text:tab/>SUPPORTED</text:p>
      <text:p text:style-name="P1"><text:tab/>};</text:p>
      <text:p text:style-name="P1"/>
      <text:p text:style-name="P1"><text:s text:c="2"/>3.3. Rat-Type AVP</text:p>
      <text:p text:style-name="P1"><text:line-break/><text:tab/>enum rat_type{</text:p>
      <text:p text:style-name="P1"><text:tab/><text:tab/>WLAN = 0,</text:p>
      <text:p text:style-name="P1"><text:tab/><text:tab/>VIRTUAL = 1,</text:p>
      <text:p text:style-name="P1"><text:tab/><text:tab/>UTRAN = 1000,</text:p>
      <text:p text:style-name="P1"><text:tab/><text:tab/>GERAN = 1001,</text:p>
      <text:p text:style-name="P1"><text:tab/><text:tab/>GAN = 1002,</text:p>
      <text:p text:style-name="P1"><text:tab/><text:tab/>HSPA_EVOLUTION = 1003,</text:p>
      <text:p text:style-name="P1"><text:tab/><text:tab/>EUTRAN = 1004,</text:p>
      <text:p text:style-name="P1"><text:tab/><text:tab/>CDMA2000_1X = 2000,</text:p>
      <text:p text:style-name="P1"><text:tab/><text:tab/>HRPD = 2001,</text:p>
      <text:p text:style-name="P1"><text:tab/><text:tab/>UMB = 2002,</text:p>
      <text:p text:style-name="P1"><text:tab/><text:tab/>EHRPD = 2003</text:p>
      <text:p text:style-name="P1"><text:tab/>};</text:p>
      <text:p text:style-name="P1"/>
      <text:p text:style-name="P1"><text:s text:c="2"/>3.4. SMS-Register-Request AVP<text:line-break/><text:line-break/><text:tab/>enum sms_register_request{</text:p>
      <text:p text:style-name="P1"><text:tab/><text:tab/>SMS_REGISTRATION_REQUIRED = 0, <text:s/></text:p>
      <text:p text:style-name="P1"><text:tab/><text:tab/>SMS_REGISTRATION_NOT_PREFERRED, </text:p>
      <text:p text:style-name="P1"><text:tab/><text:tab/>NO_PREFERENCE<text:tab/></text:p>
      <text:p text:style-name="P1"><text:tab/>};</text:p>
      <text:p text:style-name="P1"/>
      <text:p text:style-name="P1"><text:soft-page-break/><text:s text:c="2"/>3.5. Error-Diagnostic AVP<text:line-break/><text:line-break/><text:tab/>enum error_diagnostic{</text:p>
      <text:p text:style-name="P1"><text:tab/><text:tab/>PRS_DATA_SUBSCRIBED = 0,</text:p>
      <text:p text:style-name="P1"><text:tab/><text:tab/>NO_GPRS_DATA_SUBSCRIBED,</text:p>
      <text:p text:style-name="P1"><text:tab/><text:tab/>ODB_ALL_APN,</text:p>
      <text:p text:style-name="P1"><text:tab/><text:tab/>ODB_HPLMN_APN,</text:p>
      <text:p text:style-name="P1"><text:tab/><text:tab/>ODB_VPLMN_APN</text:p>
      <text:p text:style-name="P1"><text:tab/>};</text:p>
      <text:p text:style-name="P1"/>
      <text:p text:style-name="P1"><text:s text:c="2"/>3.6. Subscriber Status AVP<text:line-break/><text:line-break/><text:tab/>enum subscriber_status{</text:p>
      <text:p text:style-name="P1"><text:tab/><text:tab/>SERVICE_GRANTED <text:s/>= 0,</text:p>
      <text:p text:style-name="P1"><text:tab/><text:tab/>OPERATOR_DETERMINED_BARRING </text:p>
      <text:p text:style-name="P1"><text:tab/>};</text:p>
      <text:p text:style-name="P1"/>
      <text:p text:style-name="P1"><text:s/>3.7. ICS-Indicator AVP </text:p>
      <text:p text:style-name="P1"/>
      <text:p text:style-name="P1"><text:tab/>enum ics_indicator{</text:p>
      <text:p text:style-name="P1"><text:tab/><text:tab/>False = 0,</text:p>
      <text:p text:style-name="P1"><text:tab/><text:tab/>True</text:p>
      <text:p text:style-name="P1"><text:tab/>};</text:p>
      <text:p text:style-name="P1"/>
      <text:p text:style-name="P1"><text:s/>3.8. Network-Access-Mode <text:s/>AVP </text:p>
      <text:p text:style-name="P1"/>
      <text:p text:style-name="P1"><text:tab/>enum network_access_mode{</text:p>
      <text:p text:style-name="P1"><text:tab/><text:tab/>PACKET_AND_CIRCUIT = 0,</text:p>
      <text:p text:style-name="P1"><text:tab/><text:tab/>Reserved,</text:p>
      <text:p text:style-name="P1"><text:tab/><text:tab/>ONLY_PACKET </text:p>
      <text:p text:style-name="P1"><text:tab/>};</text:p>
      <text:p text:style-name="P1"/>
      <text:p text:style-name="P1"><text:s text:c="2"/>3.9. Notification-To-UE-User AVP </text:p>
      <text:p text:style-name="P1"/>
      <text:p text:style-name="P1"><text:tab/>enum notification_to_ue_user{</text:p>
      <text:p text:style-name="P1"><text:tab/><text:tab/>NOTIFY_LOCATION_ALLOWED = 0, </text:p>
      <text:p text:style-name="P1"><text:tab/><text:tab/>NOTIFYANDVERIFY_LOCATION_ALLOWED_IF_NO_RESPONSE, </text:p>
      <text:p text:style-name="P1"><text:tab/><text:tab/>NOTIFYANDVERIFY_LOCATION_NOT_ALLOWED_IF_NO_RESPONSE, </text:p>
      <text:p text:style-name="P1"><text:tab/><text:tab/>LOCATION_NOT_ALLOWED</text:p>
      <text:p text:style-name="P1"><text:tab/>};</text:p>
      <text:p text:style-name="P1"/>
      <text:p text:style-name="P1"><text:s/>3.10. GMLC-Restriction <text:s/>AVP </text:p>
      <text:p text:style-name="P1"/>
      <text:p text:style-name="P1"><text:tab/>enum gmlc_restriction{</text:p>
      <text:p text:style-name="P1"><text:tab/><text:tab/>GMLC_LIST = 0, </text:p>
      <text:p text:style-name="P1"><text:tab/><text:tab/>HOME_COUNTRY </text:p>
      <text:p text:style-name="P1"><text:tab/>};</text:p>
      <text:p text:style-name="P1"/>
      <text:p text:style-name="P1"/>
      <text:p text:style-name="P1"><text:soft-page-break/>3.11. PLMN-Client <text:s/>AVP </text:p>
      <text:p text:style-name="P1"/>
      <text:p text:style-name="P1"><text:tab/>enum plmn_client{</text:p>
      <text:p text:style-name="P1"><text:tab/><text:tab/>BROADCAST_SERVICE = 0, </text:p>
      <text:p text:style-name="P1"><text:tab/><text:tab/>O_AND_M_HPLMN, </text:p>
      <text:p text:style-name="P1"><text:tab/><text:tab/>O_AND_M_VPLMN,</text:p>
      <text:p text:style-name="P1"><text:tab/><text:tab/>ANONYMOUS_LOCATION, </text:p>
      <text:p text:style-name="P1"><text:tab/><text:tab/>TARGET_UE_SUBSCRIBED_SERVICE<text:tab/> </text:p>
      <text:p text:style-name="P1"><text:tab/>};</text:p>
      <text:p text:style-name="P1"/>
      <text:p text:style-name="P1"><text:s/>3.12. All-APN-Configurations-Included-Indicator AVP </text:p>
      <text:p text:style-name="P1"/>
      <text:p text:style-name="P1"><text:tab/>enum all_apn_configuration_included_indicator{</text:p>
      <text:p text:style-name="P1"><text:tab/><text:tab/>All_APN_CONFIGURATIONS_INCLUDED = 0, </text:p>
      <text:p text:style-name="P1"><text:tab/><text:tab/>MODIFIED_ADDED_APN_CONFIGURATIONS_INCLUDED</text:p>
      <text:p text:style-name="P1"><text:tab/>};</text:p>
      <text:p text:style-name="P1"/>
      <text:p text:style-name="P1">3.13. PDN-Type AVP values</text:p>
      <text:p text:style-name="P1"/>
      <text:p text:style-name="P1"><text:tab/>enum pdn_type{</text:p>
      <text:p text:style-name="P1"><text:tab/><text:tab/>IPv4 = 0,</text:p>
      <text:p text:style-name="P1"><text:tab/><text:tab/>IPv6,</text:p>
      <text:p text:style-name="P1"><text:tab/><text:tab/>IPv4v6,</text:p>
      <text:p text:style-name="P1"><text:tab/><text:tab/>IPv4_OR_IPv6<text:tab/> <text:tab/></text:p>
      <text:p text:style-name="P1"><text:tab/>};</text:p>
      <text:p text:style-name="P1"/>
      <text:p text:style-name="P1"><text:s/>3.14. QoS-Class-Identifier AVP values</text:p>
      <text:p text:style-name="P1"/>
      <text:p text:style-name="P1"><text:tab/>enum qos_class_identifier{</text:p>
      <text:p text:style-name="P1"><text:tab/><text:tab/>QCI_1 = 1,</text:p>
      <text:p text:style-name="P1"><text:tab/><text:tab/>QCI_2,</text:p>
      <text:p text:style-name="P1"><text:tab/><text:tab/>QCI_3,</text:p>
      <text:p text:style-name="P1"><text:tab/><text:tab/>QCI_4,</text:p>
      <text:p text:style-name="P1"><text:tab/><text:tab/>QCI_5,</text:p>
      <text:p text:style-name="P1"><text:tab/><text:tab/>QCI_6,</text:p>
      <text:p text:style-name="P1"><text:tab/><text:tab/>QCI_7,</text:p>
      <text:p text:style-name="P1"><text:tab/><text:tab/>QCI_8,</text:p>
      <text:p text:style-name="P1"><text:tab/><text:tab/>QCI_9,</text:p>
      <text:p text:style-name="P1"><text:tab/><text:tab/>QCI_65 = 65,</text:p>
      <text:p text:style-name="P1"><text:tab/><text:tab/>QCI_66 = 66,</text:p>
      <text:p text:style-name="P1"><text:tab/><text:tab/>QCI_69 = 69,</text:p>
      <text:p text:style-name="P1"><text:tab/><text:tab/>QCI_70 = 70</text:p>
      <text:p text:style-name="P1"><text:tab/>};<text:tab/></text:p>
      <text:p text:style-name="P1"/>
      <text:p text:style-name="P1">3.16. Pre-emption-Capability AVP </text:p>
      <text:p text:style-name="P1"/>
      <text:p text:style-name="P1"><text:tab/>enum pre_emption_capability{</text:p>
      <text:p text:style-name="P1"><text:tab/><text:tab/>PRE_EMPTION_CAPABILITY_ENABLED =0,</text:p>
      <text:p text:style-name="P1"><text:tab/><text:tab/>PRE_EMPTION_CAPABILITY_DISABLED</text:p>
      <text:p text:style-name="P1"><text:soft-page-break/><text:tab/>};<text:tab/></text:p>
      <text:p text:style-name="P1"/>
      <text:p text:style-name="P1">Pre-emption-Vulnerability AVP values</text:p>
      <text:p text:style-name="P1">enum pre_emption_vulnerability{</text:p>
      <text:p text:style-name="P1"><text:tab/>PRE_EMPTION_VULNERABILITY_ENABLED = 0,</text:p>
      <text:p text:style-name="P1"><text:tab/>PRE_EMPTION_VULNERABILITY_DISABLED</text:p>
      <text:p text:style-name="P1">};</text:p>
      <text:p text:style-name="P1"/>
      <text:p text:style-name="P1">VPLMN-Dynamic-Address-Allowed AVP value</text:p>
      <text:p text:style-name="P1">enum vplmn_dynamic_address_allowed{</text:p>
      <text:p text:style-name="P1"><text:tab/>NOTALLOWED = 0,</text:p>
      <text:p text:style-name="P1"><text:tab/>ALLOWED</text:p>
      <text:p text:style-name="P1">};</text:p>
      <text:p text:style-name="P1"/>
      <text:p text:style-name="P1">PDN-GW-Allocation-Type AVP values</text:p>
      <text:p text:style-name="P1">enum pdn_gw_allocation_type{</text:p>
      <text:p text:style-name="P1"><text:tab/>STATIC = 0,</text:p>
      <text:p text:style-name="P1"><text:tab/>DYNAMIC</text:p>
      <text:p text:style-name="P1">};</text:p>
      <text:p text:style-name="P1"/>
      <text:p text:style-name="P1">SIPTO-Permission AVP values</text:p>
      <text:p text:style-name="P1">enum sipto_permission{</text:p>
      <text:p text:style-name="P1"><text:tab/>SIPTO_above_RAN_ALLOWED = 0, </text:p>
      <text:p text:style-name="P1"><text:tab/>SIPTO_above_RAN_NOTALLOWED</text:p>
      <text:p text:style-name="P1">};</text:p>
      <text:p text:style-name="P1"/>
      <text:p text:style-name="P1">LIPA-Permission AVP value</text:p>
      <text:p text:style-name="P1">enum lipa_permission{</text:p>
      <text:p text:style-name="P1"><text:tab/>LIPA_PROHIBITED = 0,</text:p>
      <text:p text:style-name="P1"><text:tab/>LIPA_ONLY,</text:p>
      <text:p text:style-name="P1"><text:tab/>LIPA_CONDITIONAL,</text:p>
      <text:p text:style-name="P1"><text:tab/>LIPA_NOT_PRESENT</text:p>
      <text:p text:style-name="P1">};</text:p>
      <text:p text:style-name="P1"/>
      <text:p text:style-name="P1">Trace-Depth AVP value</text:p>
      <text:p text:style-name="P1">enum trace_depth{</text:p>
      <text:p text:style-name="P1"><text:tab/>Minimum = 0, <text:s/></text:p>
      <text:p text:style-name="P1"><text:tab/>Medium, <text:s/></text:p>
      <text:p text:style-name="P1"><text:tab/>Maximum, </text:p>
      <text:p text:style-name="P1"><text:tab/>MinimumWithoutVendorSpecificExtension,</text:p>
      <text:p text:style-name="P1"><text:tab/>MediumWithoutVendorSpecificExtension, </text:p>
      <text:p text:style-name="P1"><text:tab/>MaximumWithoutVendorSpecificExtension</text:p>
      <text:p text:style-name="P1">};</text:p>
      <text:p text:style-name="P1"/>
      <text:p text:style-name="P1">Job-Type <text:s/>AVP value</text:p>
      <text:p text:style-name="P1">enum job_type{</text:p>
      <text:p text:style-name="P1"><text:tab/>Immediate_MDT_only = 0, </text:p>
      <text:p text:style-name="P1"><text:tab/>Logged_MDT_only, </text:p>
      <text:p text:style-name="P1"><text:tab/>Trace_only,</text:p>
      <text:p text:style-name="P1"><text:soft-page-break/><text:tab/>Immediate_MDT_and_Trace, </text:p>
      <text:p text:style-name="P1"><text:tab/>RLF_reports_only, </text:p>
      <text:p text:style-name="P1"><text:tab/>RCEF_reports_only</text:p>
      <text:p text:style-name="P1">};</text:p>
      <text:p text:style-name="P1"/>
      <text:p text:style-name="P1">Report-Interval <text:s/>AVP value</text:p>
      <text:p text:style-name="P1">enum report_interval{</text:p>
      <text:p text:style-name="P1"><text:tab/>UMTS_250MS = 0, <text:s/></text:p>
      <text:p text:style-name="P1"><text:tab/>UMTS_500MS, <text:s/></text:p>
      <text:p text:style-name="P1"><text:tab/>UMTS_1000MS, <text:s/></text:p>
      <text:p text:style-name="P1"><text:tab/>UMTS_2000MS, <text:s/></text:p>
      <text:p text:style-name="P1"><text:tab/>UMTS_3000MS, </text:p>
      <text:p text:style-name="P1"><text:tab/>UMTS_4000MS, <text:s/></text:p>
      <text:p text:style-name="P1"><text:tab/>UMTS_6000MS, <text:s/></text:p>
      <text:p text:style-name="P1"><text:tab/>UMTS_8000MS, <text:s/></text:p>
      <text:p text:style-name="P1"><text:tab/>UMTS_12000MS, <text:s/></text:p>
      <text:p text:style-name="P1"><text:tab/>UMTS_16000MS, <text:s/></text:p>
      <text:p text:style-name="P1"><text:tab/>UMTS_20000MS, <text:s/></text:p>
      <text:p text:style-name="P1"><text:tab/>UMTS_24000MS, <text:s/></text:p>
      <text:p text:style-name="P1"><text:tab/>UMTS_28000MS, <text:s/></text:p>
      <text:p text:style-name="P1"><text:tab/>UMTS_32000MS, <text:s/></text:p>
      <text:p text:style-name="P1"><text:tab/>UMTS_64000MS,</text:p>
      <text:p text:style-name="P1"><text:tab/>LTE_120MS,</text:p>
      <text:p text:style-name="P1"><text:tab/>LTE_240MS,</text:p>
      <text:p text:style-name="P1"><text:tab/>LTE_480MS, <text:s/></text:p>
      <text:p text:style-name="P1"><text:tab/>LTE_640MS,</text:p>
      <text:p text:style-name="P1"><text:tab/>LTE_1024MS, <text:s/></text:p>
      <text:p text:style-name="P1"><text:tab/>LTE_2048MS, <text:s/></text:p>
      <text:p text:style-name="P1"><text:tab/>LTE_5120MS, <text:s/></text:p>
      <text:p text:style-name="P1"><text:tab/>LTE_10240MS, <text:s/></text:p>
      <text:p text:style-name="P1"><text:tab/>LTE_60000MS, <text:s/></text:p>
      <text:p text:style-name="P1"><text:tab/>LTE_360000MS, <text:s/></text:p>
      <text:p text:style-name="P1"><text:tab/>LTE_720000MS, <text:s/></text:p>
      <text:p text:style-name="P1"><text:tab/>LTE_1800000MS, <text:s/></text:p>
      <text:p text:style-name="P1"><text:tab/>LTE_3600000MS</text:p>
      <text:p text:style-name="P1">};</text:p>
      <text:p text:style-name="P1"/>
      <text:p text:style-name="P1">Report-Amount AVP values</text:p>
      <text:p text:style-name="P1">enum report_amount{</text:p>
      <text:p text:style-name="P1"><text:tab/>ONE = 0, <text:s/></text:p>
      <text:p text:style-name="P1"><text:tab/>TWO,</text:p>
      <text:p text:style-name="P1"><text:tab/>FOUR,</text:p>
      <text:p text:style-name="P1"><text:tab/>EIGHT, </text:p>
      <text:p text:style-name="P1"><text:tab/>SIXTEEN, <text:s/></text:p>
      <text:p text:style-name="P1"><text:tab/>THIRTYTWO,</text:p>
      <text:p text:style-name="P1"><text:s/><text:tab/>SIXTYFOUR,</text:p>
      <text:p text:style-name="P1"><text:tab/>enum_INFINITY</text:p>
      <text:p text:style-name="P1">};</text:p>
      <text:p text:style-name="P1"/>
      <text:p text:style-name="P1"><text:soft-page-break/>Logging-Interval AVP values</text:p>
      <text:p text:style-name="P1">enum logging_interval{</text:p>
      <text:p text:style-name="P1"><text:tab/>LOG_1p28 = 0, </text:p>
      <text:p text:style-name="P1"><text:tab/>LOG_2p56, <text:s/></text:p>
      <text:p text:style-name="P1"><text:tab/>LOG_5p12, <text:s/></text:p>
      <text:p text:style-name="P1"><text:tab/>LOG_10p24, </text:p>
      <text:p text:style-name="P1"><text:tab/>LOG_20p48, <text:s/></text:p>
      <text:p text:style-name="P1"><text:tab/>LOG_30p72, </text:p>
      <text:p text:style-name="P1"><text:tab/>LOG_40p96, <text:s/></text:p>
      <text:p text:style-name="P1"><text:tab/>LOG_61p44</text:p>
      <text:p text:style-name="P1">};</text:p>
      <text:p text:style-name="P1"/>
      <text:p text:style-name="P1">Logging-Duration AVP values</text:p>
      <text:p text:style-name="P1">enum logging_duration{</text:p>
      <text:p text:style-name="P1"><text:tab/>LOG_600SEC = 0, <text:s/></text:p>
      <text:p text:style-name="P1"><text:tab/>LOG_1200SEC, <text:s/></text:p>
      <text:p text:style-name="P1"><text:tab/>LOG_2400SEC, <text:s/></text:p>
      <text:p text:style-name="P1"><text:tab/>LOG_3600SEC, <text:s/></text:p>
      <text:p text:style-name="P1"><text:tab/>LOG_5400SEC, <text:s/></text:p>
      <text:p text:style-name="P1"><text:tab/>LOG_7200SEC</text:p>
      <text:p text:style-name="P1">};</text:p>
      <text:p text:style-name="P1"/>
      <text:p text:style-name="P1">Measurement-Period-LTE <text:s/>AVP values</text:p>
      <text:p text:style-name="P1">enum measurement_period_lte{</text:p>
      <text:p text:style-name="P1"><text:tab/>D_1024MS = 0, </text:p>
      <text:p text:style-name="P1"><text:tab/>D_1280MS, </text:p>
      <text:p text:style-name="P1"><text:tab/>D_2048MS, </text:p>
      <text:p text:style-name="P1"><text:tab/>D_2560MS, </text:p>
      <text:p text:style-name="P1"><text:tab/>D_5120MS,</text:p>
      <text:p text:style-name="P1"><text:tab/>D_10240MS,</text:p>
      <text:p text:style-name="P1"><text:tab/>D_1MIN</text:p>
      <text:p text:style-name="P1">};</text:p>
      <text:p text:style-name="P1"/>
      <text:p text:style-name="P1">Measurement-Period-UMTS <text:s/>AVP values</text:p>
      <text:p text:style-name="P1">enum measurement_period_umts{</text:p>
      <text:p text:style-name="P1"><text:tab/>D_250MS = 0, <text:s/></text:p>
      <text:p text:style-name="P1"><text:tab/>D_500MS, <text:s/></text:p>
      <text:p text:style-name="P1"><text:tab/>D_1000MS, <text:s/></text:p>
      <text:p text:style-name="P1"><text:tab/>D_2000MS, <text:s/></text:p>
      <text:p text:style-name="P1"><text:tab/>D_3000MS, </text:p>
      <text:p text:style-name="P1"><text:tab/>D_4000MS, <text:s/></text:p>
      <text:p text:style-name="P1"><text:tab/>D_6000MS, <text:s/></text:p>
      <text:p text:style-name="P1"><text:tab/>D_8000MS,</text:p>
      <text:p text:style-name="P1"><text:tab/>D_12000MS, <text:s/></text:p>
      <text:p text:style-name="P1"><text:tab/>D_16000MS, <text:s/></text:p>
      <text:p text:style-name="P1"><text:tab/>D_20000MS, <text:s/></text:p>
      <text:p text:style-name="P1"><text:tab/>D_24000MS, <text:s/></text:p>
      <text:p text:style-name="P1"><text:tab/>D_28000MS, <text:s/></text:p>
      <text:p text:style-name="P1"><text:tab/>D_32000MS, <text:s/></text:p>
      <text:p text:style-name="P1"><text:soft-page-break/><text:tab/>D_64000MS</text:p>
      <text:p text:style-name="P1">};</text:p>
      <text:p text:style-name="P1"/>
      <text:p text:style-name="P1">Complete-Data-List-Included-Indicator AVP values</text:p>
      <text:p text:style-name="P1">enum complete_data_list_included_indicator{</text:p>
      <text:p text:style-name="P1"><text:tab/>All_PDP_CONTEXTS_INCLUDED = 0,</text:p>
      <text:p text:style-name="P1"><text:tab/>MODIFIED_ADDED_PDP_CONTEXTS_INCLUDED</text:p>
      <text:p text:style-name="P1">};</text:p>
      <text:p text:style-name="P1"/>
      <text:p text:style-name="P1">Roaming-Restricted-Due-To-Unsupported-Feature AVP values</text:p>
      <text:p text:style-name="P1">enum roaming_restricted_due_to_unsupported_feature{</text:p>
      <text:p text:style-name="P1"><text:tab/>Roaming_Restricted_Due_To_Unsupported_Feature = 0</text:p>
      <text:p text:style-name="P1">};</text:p>
      <text:p text:style-name="P1"/>
      <text:p text:style-name="P1">VPLMN-LIPA-Allowed AVP values</text:p>
      <text:p text:style-name="P1">enum vplmn_lipa_allowed{</text:p>
      <text:p text:style-name="P1"><text:tab/>LIPA_NOTALLOWED = 0,</text:p>
      <text:p text:style-name="P1"><text:tab/>LIPA_ALLOWED</text:p>
      <text:p text:style-name="P1">};</text:p>
      <text:p text:style-name="P1"/>
      <text:p text:style-name="P1">Relay-Node-Indicator AVP values</text:p>
      <text:p text:style-name="P1">enum relay_node_indicator{</text:p>
      <text:p text:style-name="P1"><text:tab/>NOT_RELAY_NODE = 0,</text:p>
      <text:p text:style-name="P1"><text:tab/>RELAY_NODE</text:p>
      <text:p text:style-name="P1">};</text:p>
      <text:p text:style-name="P1"/>
      <text:p text:style-name="P1">MDT-User-Consent <text:s/>AVP values</text:p>
      <text:p text:style-name="P1">enum mdt_user_consent{</text:p>
      <text:p text:style-name="P1"><text:tab/>CONSENT_NOT_GIVEN = 0,</text:p>
      <text:p text:style-name="P1"><text:tab/>CONSENT_GIVEN</text:p>
      <text:p text:style-name="P1">};</text:p>
      <text:p text:style-name="P1"/>
      <text:p text:style-name="P1">Subscribed-VSRVCC <text:s/>AVP values</text:p>
      <text:p text:style-name="P1">enum subscribed_vsrvcc{</text:p>
      <text:p text:style-name="P1"><text:tab/>VSRVCC_SUBSCRIBED = 0</text:p>
      <text:p text:style-name="P1">};</text:p>
      <text:p text:style-name="P1"/>
      <text:p text:style-name="P1">Cancellation-Type AVP values</text:p>
      <text:p text:style-name="P1">enum cancellation_type{</text:p>
      <text:p text:style-name="P1"><text:tab/>MME_UPDATE_PROCEDUR = 0,</text:p>
      <text:p text:style-name="P1"><text:tab/>SGSN_UPDATE_PROCEDURE,</text:p>
      <text:p text:style-name="P1"><text:tab/>UBSCRIPTION_WITHDRAWAL,</text:p>
      <text:p text:style-name="P1"><text:tab/>UPDATE_PROCEDURE_IWF,</text:p>
      <text:p text:style-name="P1"><text:tab/>INITIAL_ATTACH_PROCEDURE</text:p>
      <text:p text:style-name="P1">};</text:p>
      <text:p text:style-name="P1"/>
      <text:p text:style-name="P1"><text:s/>Homogeneous-Support-of-IMS-Voice-Over-PS-Sessions <text:s/>AVP values</text:p>
      <text:p text:style-name="P1">enum homogeneous_support_of_ims_voice_over_ps_sessions{</text:p>
      <text:p text:style-name="P1"><text:tab/>HOMO_IMS_VOICE_OVER_PS_NOT_SUPPORTED = 0,</text:p>
      <text:p text:style-name="P1"><text:soft-page-break/><text:tab/>HOMO_IMS_VOICE_OVER_PS_SUPPORTED</text:p>
      <text:p text:style-name="P1">};</text:p>
      <text:p text:style-name="P1"/>
      <text:p text:style-name="P1">User-State AVP values</text:p>
      <text:p text:style-name="P1">enum user_state{</text:p>
      <text:p text:style-name="P1"><text:tab/>DETACHED = 0,</text:p>
      <text:p text:style-name="P1"><text:tab/>ATTACHED_NOT_REACHABLE_FOR_PAGING,</text:p>
      <text:p text:style-name="P1"><text:tab/>ATTACHED_REACHABLE_FOR_PAGING,</text:p>
      <text:p text:style-name="P1"><text:tab/>CONNECTED_NOT_REACHABLE_FOR_PAGING,</text:p>
      <text:p text:style-name="P1"><text:tab/>CONNECTED_REACHABLE_FOR_PAGING,</text:p>
      <text:p text:style-name="P1"><text:tab/>RESERVED</text:p>
      <text:p text:style-name="P1">};</text:p>
      <text:p text:style-name="P1"/>
      <text:p text:style-name="P1">Current-Location-Retrieved AVP values</text:p>
      <text:p text:style-name="P1">enum current_location_retrieved{</text:p>
      <text:p text:style-name="P1"><text:tab/>ACTIVE_LOCATION_RETRIEVAL = 0</text:p>
      <text:p text:style-name="P1">};</text:p>
      <text:p text:style-name="P1"/>
      <text:p text:style-name="P1">CSG-Access-Mode AVP values</text:p>
      <text:p text:style-name="P1">enum csg_access_mode{</text:p>
      <text:p text:style-name="P1"><text:tab/>CLOSED = 0,</text:p>
      <text:p text:style-name="P1"><text:tab/>HYBRIDE</text:p>
      <text:p text:style-name="P1">};</text:p>
      <text:p text:style-name="P1"/>
      <text:p text:style-name="P1">CSG-Membership-Indication AVP values</text:p>
      <text:p text:style-name="P1">enum csg_membership_indication{</text:p>
      <text:p text:style-name="P1"><text:tab/>Not_CSG_MEMBER = 0,</text:p>
      <text:p text:style-name="P1"><text:tab/>CSG_MEMBER</text:p>
      <text:p text:style-name="P1">};</text:p>
      <text:p text:style-name="P1"/>
      <text:p text:style-name="P1">Daylight-Saving-Time AVP values</text:p>
      <text:p text:style-name="P1">enum daylight_saving_time{</text:p>
      <text:p text:style-name="P1"><text:tab/>NO_ADJUSTMENT = 0, </text:p>
      <text:p text:style-name="P1"><text:tab/>PLUS_ONE_HOUR_ADJUSTMENT,</text:p>
      <text:p text:style-name="P1"><text:tab/>PLUS_TWO_HOURS_ADJUSTMENT</text:p>
      <text:p text:style-name="P1">};</text:p>
      <text:p text:style-name="P1"/>
      <text:p text:style-name="P1">Alert-Reason AVP values</text:p>
      <text:p text:style-name="P1">enum alert_reason{</text:p>
      <text:p text:style-name="P1"><text:tab/>UE_PRESENT = 0, </text:p>
      <text:p text:style-name="P1"><text:tab/>UE_MEMORY_AVAILABLE</text:p>
      <text:p text:style-name="P1">};</text:p>
      <text:p text:style-name="P1"/>
      <text:p text:style-name="P1">SIPTO-Local-Network-Permission AVP values</text:p>
      <text:p text:style-name="P1">enum sipto_local_network_permisson{</text:p>
      <text:p text:style-name="P1"><text:s text:c="5"/>siptoAtLocalNetworkAllowed = 0, </text:p>
      <text:p text:style-name="P1"><text:s text:c="5"/>siptoAtLocalNetworkNotAllowed </text:p>
      <text:p text:style-name="P1">};</text:p>
      <text:p text:style-name="P1"/>
      <text:p text:style-name="P1"><text:soft-page-break/>Global variable to store configuration file path including filename. It should be initialized before 'ss_init' function is called. If it is initialized to NULL the default file path is the the path where the application resides and the default file name is 'freeDiameter.conf'</text:p>
      <text:p text:style-name="P1">extern char <text:s/>diameter_conffile_name;</text:p>
      <text:p text:style-name="P1"/>
      <text:p text:style-name="P1">START of description directly copied from freediameter 'libfdproto.h' file</text:p>
      <text:p text:style-name="P1"><text:s text:c="2"/>Call back functions:</text:p>
      <text:p text:style-name="P1"><text:s text:c="2"/>PARAMETERS:</text:p>
      <text:p text:style-name="P1"><text:s text:c="3"/>msg <text:tab/>: the received message on function entry. may be updated to answer on return (see description)</text:p>
      <text:p text:style-name="P1"><text:s text:c="3"/>avp <text:s/><text:tab/>: for callbacks registered with DISP_HOW_AVP or DISP_HOW_AVP_ENUMVAL, direct link to the triggering AVP.</text:p>
      <text:p text:style-name="P1"><text:s text:c="3"/>session<text:tab/>: if the message contains a Session-Id AVP, the corresponding session object, NULL otherwise.</text:p>
      <text:p text:style-name="P1"><text:s text:c="3"/>opaque <text:s/>: An opaque pointer that is registered along the session handler.</text:p>
      <text:p text:style-name="P1"><text:s text:c="3"/>action<text:tab/>: upon return, this tells the daemon what to do next.</text:p>
      <text:p text:style-name="P1"><text:s/></text:p>
      <text:p text:style-name="P1"><text:s text:c="2"/>DESCRIPTION: </text:p>
      <text:p text:style-name="P1"><text:s text:c="4"/>Called when a received message matchs the condition for which the callback was registered.</text:p>
      <text:p text:style-name="P1"><text:s text:c="2"/>This callback may do any kind of processing on the message, including:</text:p>
      <text:p text:style-name="P1"><text:s text:c="3"/>- create an answer for a request.</text:p>
      <text:p text:style-name="P1"><text:s text:c="3"/>- proxy a request or message, add / remove the Proxy-Info AVP, then forward the message.</text:p>
      <text:p text:style-name="P1"><text:s text:c="3"/>- update a routing table or start a connection with a new peer, then forward the message.</text:p>
      <text:p text:style-name="P1"><text:s text:c="3"/>- ...</text:p>
      <text:p text:style-name="P1"><text:s text:c="2"/></text:p>
      <text:p text:style-name="P1"><text:s text:c="2"/>When action == DISP_ACT_SEND on callback return, the msg pointed by msg is passed to the routing module for sending.</text:p>
      <text:p text:style-name="P1"><text:s text:c="2"/>When action == DISP_ACT_CONT, the next registered callback is called.</text:p>
      <text:p text:style-name="P1"><text:s text:c="3"/>When the last callback gives also DISP_ACT_CONT action value, a default handler is called. It's behavior is as follow:</text:p>
      <text:p text:style-name="P1"><text:s text:c="4"/>- if the message is an answer, it is discarded.</text:p>
      <text:p text:style-name="P1"><text:s text:c="4"/>- if the message is a request, it is passed again to the routing stack, and marked as non-local handling.</text:p>
      <text:p text:style-name="P1"><text:s/></text:p>
      <text:p text:style-name="P1"><text:s text:c="2"/>RETURN VALUE:</text:p>
      <text:p text:style-name="P1"><text:s text:c="3"/>0 <text:s text:c="5"/><text:tab/>: The callback executed successfully and updated action appropriately.</text:p>
      <text:p text:style-name="P1"><text:s text:c="3"/>!0<text:tab/><text:tab/>: standard errors. In case of error, the message is discarded.</text:p>
      <text:p text:style-name="P1"><text:s/></text:p>
      <text:p text:style-name="P1"><text:s text:c="2"/>END of description from freediameter 'libfdproto.h' file</text:p>
      <text:p text:style-name="P1"><text:s text:c="2"/></text:p>
      <text:p text:style-name="P1"><text:s/></text:p>
      <text:p text:style-name="P1"/>
      <text:p text:style-name="P1"/>
      <text:p text:style-name="P1">Registers a callback function 'cb' that will be call when Update-Location-Request is received. </text:p>
      <text:p text:style-name="P1"><text:s/>Check the above Call back functions description for detail about the callback function. <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oft-page-break/><text:s text:c="2"/><text:tab/><text:tab/>ENOMEM : Not enough memory to complete the operation</text:p>
      <text:p text:style-name="P1"/>
      <text:p text:style-name="P1">int ss_reg_ulr_cb(int (cb)( struct msg , struct avp , struct session , void , enum disp_action ));</text:p>
      <text:p text:style-name="P1"/>
      <text:p text:style-name="P1">Registers a callback function 'cb' that will be call when Cancel-Location-Request 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clr_cb(int (cb)( struct msg , struct avp , struct session , void , enum disp_action ));</text:p>
      <text:p text:style-name="P1"/>
      <text:p text:style-name="P1">Registers a callback function 'cb' that will be call when Authentication-Information-Request 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air_cb(int (cb)( struct msg , struct avp , struct session , void , enum disp_action ));</text:p>
      <text:p text:style-name="P1"/>
      <text:p text:style-name="P1">Registers a callback function 'cb' that will be call when Insert-Subscriber-Data-Request 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idr_cb(int (cb)( struct msg , struct avp , struct session , void , enum disp_action ));</text:p>
      <text:p text:style-name="P1"/>
      <text:p text:style-name="P1">Registers a callback function 'cb' that will be call when Delete-Subscriber-Data-Request <text:s/>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oft-page-break/><text:s text:c="2"/><text:tab/><text:tab/>ENOMEM : Not enough memory to complete the operation</text:p>
      <text:p text:style-name="P1"/>
      <text:p text:style-name="P1">int ss_reg_dsr_cb(int (cb)( struct msg , struct avp , struct session , void , enum disp_action ));</text:p>
      <text:p text:style-name="P1"/>
      <text:p text:style-name="P1">Registers a callback function 'cb' that will be call when <text:s/>Purge-UE-Request is received. </text:p>
      <text:p text:style-name="P1"><text:s/>Check Request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pur_cb(int (cb)( struct msg , struct avp , struct session , void , enum disp_action ));</text:p>
      <text:p text:style-name="P1"/>
      <text:p text:style-name="P1">Registers a callback function 'cb' that will be call when Reset-Request <text:s/>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rsr_cb(int (cb)( struct msg , struct avp , struct session , void , enum disp_action ));</text:p>
      <text:p text:style-name="P1"/>
      <text:p text:style-name="P1">Registers a callback function 'cb' that will be call when <text:s/>Notify-Request is received. </text:p>
      <text:p text:style-name="P1"><text:s/>Check the above Call back functions description for detail about the callback function.</text:p>
      <text:p text:style-name="P1"><text:s/><text:tab/></text:p>
      <text:p text:style-name="P1"><text:tab/>parameter :</text:p>
      <text:p text:style-name="P1"><text:s/><text:tab/> <text:s/><text:tab/>cb : The callback function to register that is called when ULR message is received </text:p>
      <text:p text:style-name="P1"><text:s/><text:tab/>return: </text:p>
      <text:p text:style-name="P1"><text:tab/><text:tab/>0 : The callback is registered.</text:p>
      <text:p text:style-name="P1"><text:s text:c="2"/><text:tab/><text:tab/>EINVAL : A parameter is invalid.</text:p>
      <text:p text:style-name="P1"><text:s text:c="2"/><text:tab/><text:tab/>ENOMEM : Not enough memory to complete the operation</text:p>
      <text:p text:style-name="P1"/>
      <text:p text:style-name="P1">int ss_reg_nor_cb(int (cb)( struct msg , struct avp , struct session , void , enum disp_action ));</text:p>
      <text:p text:style-name="P1"/>
      <text:p text:style-name="P1"><text:tab/>Initializes the diameter protocol.</text:p>
      <text:p text:style-name="P1"><text:tab/>It parses the configuration file and initialize global variables based on</text:p>
      <text:p text:style-name="P1"><text:tab/>the values in the configration file. It creates a connection with peers</text:p>
      <text:p text:style-name="P1"><text:tab/>given in the confguration file.</text:p>
      <text:p text:style-name="P1"/>
      <text:p text:style-name="P1"><text:tab/><text:tab/>return: 0 on success, 1 on failure</text:p>
      <text:p text:style-name="P1"/>
      <text:p text:style-name="P1">int ss_init();</text:p>
      <text:p text:style-name="P1"/>
      <text:p text:style-name="P1"><text:soft-page-break/>Waites untill the diameter application gracefully shuts down. This function is called when the application</text:p>
      <text:p text:style-name="P1"><text:s text:c="2"/>is shuting down.</text:p>
      <text:p text:style-name="P1"><text:tab/></text:p>
      <text:p text:style-name="P1"><text:tab/>return: 0 on success, 1 on failure</text:p>
      <text:p text:style-name="P1"/>
      <text:p text:style-name="P1">int <text:s/>ss_wait_shutdown();</text:p>
      <text:p text:style-name="P1"/>
      <text:p text:style-name="P1"/>
      <text:p text:style-name="P1"/>
      <text:p text:style-name="P1"><text:tab/><text:tab/><text:tab/><text:tab/>ADD AVPs TO MESSAGE OR GROUP AVP<text:tab/><text:tab/><text:tab/><text:tab/><text:tab/><text:tab/><text:tab/><text:tab/><text:tab/><text:tab/><text:tab/><text:tab/> </text:p>
      <text:p text:style-name="P1"/>
      <text:p text:style-name="P1"/>
      <text:p text:style-name="P1">Add AVP to message structure or goup AVP</text:p>
      <text:p text:style-name="P1"><text:tab/>parameter:</text:p>
      <text:p text:style-name="P1"><text:tab/><text:tab/>parent: the message structure or group AVP in to which the AVP will be added</text:p>
      <text:p text:style-name="P1"><text:tab/><text:tab/>avp: the AVP that to be added in to the message structure or group AVP.</text:p>
      <text:p text:style-name="P1"><text:tab/>return: 0 on success, or 1 on failure</text:p>
      <text:p text:style-name="P1"/>
      <text:p text:style-name="P1">inline int ss_add_avp(msg_or_avp <text:s/>parent, struct avp <text:s/>avp);</text:p>
      <text:p text:style-name="P1"/>
      <text:p text:style-name="P1"/>
      <text:p text:style-name="P1"/>
      <text:p text:style-name="P1"><text:tab/><text:tab/><text:tab/> CREATE GROUP AVPs <text:tab/><text:tab/><text:tab/><text:tab/><text:tab/><text:tab/><text:tab/><text:tab/><text:tab/><text:tab/><text:tab/><text:tab/><text:tab/><text:tab/><text:tab/><text:tab/><text:tab/> </text:p>
      <text:p text:style-name="P1"/>
      <text:p text:style-name="P1"/>
      <text:p text:style-name="P1">Creates Terminal-Inform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terminal_information(struct avp gavp);</text:p>
      <text:p text:style-name="P1"/>
      <text:p text:style-name="P1">Creates <text:s/>Active-AP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ctive_apn(struct avp gavp);</text:p>
      <text:p text:style-name="P1"/>
      <text:p text:style-name="P1">Creates Equivalent-PLMN-Lis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quivalent_plmn_list(struct avp gavp);</text:p>
      <text:p text:style-name="P1"/>
      <text:p text:style-name="P1"><text:soft-page-break/>Creates MIP6-Agent-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ip6_agent_info(struct avp gavp);</text:p>
      <text:p text:style-name="P1"/>
      <text:p text:style-name="P1">Creates MIP-Home-Agent-Hos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ip_home_agent_host(struct avp gavp);</text:p>
      <text:p text:style-name="P1"/>
      <text:p text:style-name="P1">Creates <text:s/>Specific-APN-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specific_apn_info(struct avp gavp);</text:p>
      <text:p text:style-name="P1"/>
      <text:p text:style-name="P1">Creates Experimental-Resul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xperimental_result(struct avp gavp);</text:p>
      <text:p text:style-name="P1"/>
      <text:p text:style-name="P1">Creates Subscription-Data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subscription_data(struct avp gavp);</text:p>
      <text:p text:style-name="P1"/>
      <text:p text:style-name="P1">Creates LCS-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lcs_info(struct avp gavp);</text:p>
      <text:p text:style-name="P1"/>
      <text:p text:style-name="P1">Creates <text:s/>LCS-PrivacyExcep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lcs_privacyexception(struct avp gavp);</text:p>
      <text:p text:style-name="P1"/>
      <text:p text:style-name="P1"><text:soft-page-break/>Creates <text:s/>External-Clien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xternal_client(struct avp gavp);</text:p>
      <text:p text:style-name="P1"/>
      <text:p text:style-name="P1">Creates <text:s/>Service-Typ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service_type(struct avp gavp);</text:p>
      <text:p text:style-name="P1"/>
      <text:p text:style-name="P1">Creates <text:s/>MO-LR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o_lr(struct avp gavp);</text:p>
      <text:p text:style-name="P1"/>
      <text:p text:style-name="P1">Creates <text:s/>Teleservice-Lis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teleservice_list(struct avp gavp);</text:p>
      <text:p text:style-name="P1"/>
      <text:p text:style-name="P1">Creates <text:s/>Call-Barring-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call_barring_info(struct avp gavp);</text:p>
      <text:p text:style-name="P1"/>
      <text:p text:style-name="P1">Creates AMBR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mbr(struct avp gavp);</text:p>
      <text:p text:style-name="P1"/>
      <text:p text:style-name="P1">Creates APN-Configuration-Profil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pn_configuration_profile(struct avp gavp);</text:p>
      <text:p text:style-name="P1"/>
      <text:p text:style-name="P1"><text:soft-page-break/>Creates <text:s/>APN-Configur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pn_configuration(struct avp gavp);</text:p>
      <text:p text:style-name="P1"/>
      <text:p text:style-name="P1">Creates <text:s/>EPS-Subscribed-QoS-Profil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ps_subscribed_qos_profile(struct avp gavp);</text:p>
      <text:p text:style-name="P1"/>
      <text:p text:style-name="P1">Creates <text:s/>Allocation-Retention-Priority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llocation_retention_priority(struct avp gavp);</text:p>
      <text:p text:style-name="P1"/>
      <text:p text:style-name="P1">Creates <text:s/>WLAN-offloadability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wlan_offloadability(struct avp gavp);</text:p>
      <text:p text:style-name="P1"/>
      <text:p text:style-name="P1">Creates <text:s/>Trace-Data group AVP </text:p>
      <text:p text:style-name="P1"><text:tab/>parameter:</text:p>
      <text:p text:style-name="P1"><text:tab/><text:tab/>gavp : a pointer to an pointer where the result will be stored.</text:p>
      <text:p text:style-name="P1"><text:tab/>return : 0 on success,, 1 on failure</text:p>
      <text:p text:style-name="P1"/>
      <text:p text:style-name="P1">inline int ss_create_trace_data(struct avp gavp);</text:p>
      <text:p text:style-name="P1"/>
      <text:p text:style-name="P1">Creates <text:s/>MDT-Configur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dt_configuration(struct avp gavp);</text:p>
      <text:p text:style-name="P1"/>
      <text:p text:style-name="P1">Creates <text:s/>Area-Scop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rea_scope(struct avp gavp);</text:p>
      <text:p text:style-name="P1"/>
      <text:p text:style-name="P1"><text:soft-page-break/>Creates <text:s/>GPRS-Subscription-Data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gprs_subscription_data(struct avp gavp);</text:p>
      <text:p text:style-name="P1"/>
      <text:p text:style-name="P1">Creates <text:s/>PDP-Context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pdp_context(struct avp gavp);</text:p>
      <text:p text:style-name="P1"/>
      <text:p text:style-name="P1">Creates <text:s/>CSG-Subscription-Data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csg_subscription_data(struct avp gavp);</text:p>
      <text:p text:style-name="P1"/>
      <text:p text:style-name="P1">Creates ProSe-Subscription-Data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prose_subscription_data(struct avp gavp);</text:p>
      <text:p text:style-name="P1"/>
      <text:p text:style-name="P1">Creates Requested-EUTRAN-Authentication-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requested_eutran_authentication_info(struct avp gavp);</text:p>
      <text:p text:style-name="P1"/>
      <text:p text:style-name="P1">Creates Requested-UTRAN-GERAN-Authentication-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requested_utran_geran_authentication_info(struct avp gavp);</text:p>
      <text:p text:style-name="P1"/>
      <text:p text:style-name="P1">Creates Authentication-Info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authentication_info(struct avp gavp);</text:p>
      <text:p text:style-name="P1"/>
      <text:p text:style-name="P1"><text:soft-page-break/>Creates <text:s/>UTRAN-Vector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utran_vector(struct avp gavp);</text:p>
      <text:p text:style-name="P1"/>
      <text:p text:style-name="P1">Creates <text:s/>GERAN-Vector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geran_vector(struct avp gavp);</text:p>
      <text:p text:style-name="P1"/>
      <text:p text:style-name="P1">Creates <text:s/>EPS-User-Stat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ps_user_state(struct avp gavp);</text:p>
      <text:p text:style-name="P1"/>
      <text:p text:style-name="P1">Creates <text:s/>MME-User-Stat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me_user_state(struct avp gavp);</text:p>
      <text:p text:style-name="P1"/>
      <text:p text:style-name="P1">Creates <text:s/>EPS-Location-Inform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eps_location_information(struct avp gavp);</text:p>
      <text:p text:style-name="P1"/>
      <text:p text:style-name="P1">Creates <text:s/>MME-Location-Inform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mme_location_information(struct avp gavp);</text:p>
      <text:p text:style-name="P1"/>
      <text:p text:style-name="P1">Creates <text:s/>User-CSG-Information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user_csg_information(struct avp gavp);</text:p>
      <text:p text:style-name="P1"/>
      <text:p text:style-name="P1"><text:soft-page-break/>Creates <text:s/>Local-Time-Zone group AVP </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local_time_zone(struct avp gavp);</text:p>
      <text:p text:style-name="P1"/>
      <text:p text:style-name="P1">Creates Supported-Features group AVP</text:p>
      <text:p text:style-name="P1"><text:tab/>parameter:</text:p>
      <text:p text:style-name="P1"><text:tab/><text:tab/>gavp : a pointer to an AVP pointer where the result will be stored.</text:p>
      <text:p text:style-name="P1"><text:tab/>return : 0 on success,, 1 on failure</text:p>
      <text:p text:style-name="P1"/>
      <text:p text:style-name="P1">inline int ss_create_supported_features(struct avp gavp);</text:p>
      <text:p text:style-name="P1"/>
      <text:p text:style-name="P1"/>
      <text:p text:style-name="P1"/>
      <text:p text:style-name="P1"><text:tab/><text:tab/>GET GROUP AVPs FROM MESSAGE<text:tab/><text:tab/><text:tab/><text:tab/><text:tab/><text:tab/><text:tab/><text:tab/><text:tab/><text:tab/><text:tab/><text:tab/><text:tab/><text:tab/><text:tab/><text:tab/><text:tab/> <text:tab/></text:p>
      <text:p text:style-name="P1"/>
      <text:p text:style-name="P1"/>
      <text:p text:style-name="P1">Retrievs Terminal-Information group AVP from message</text:p>
      <text:p text:style-name="P1"><text:tab/>parameter:</text:p>
      <text:p text:style-name="P1"><text:tab/><text:tab/>msg : a pointer to a message structure pointer in which Terminal-Information group is searched.</text:p>
      <text:p text:style-name="P1"><text:tab/><text:tab/>gavp : a pointer to Terminal-Information group avp pointer where the result will be stored.</text:p>
      <text:p text:style-name="P1"><text:tab/>return : 0 on success,, 1 on failure</text:p>
      <text:p text:style-name="P1"/>
      <text:p text:style-name="P1">inline int ss_get_gavp_terminal_information(struct msg msg, struct avp gavp);</text:p>
      <text:p text:style-name="P1"/>
      <text:p text:style-name="P1">Retrievs the first Active-APN group AVP from message</text:p>
      <text:p text:style-name="P1"><text:tab/>parameter:</text:p>
      <text:p text:style-name="P1"><text:tab/><text:tab/>msg : a pointer to a message structure pointer in which the Active-APN group avp is searched.</text:p>
      <text:p text:style-name="P1"><text:tab/><text:tab/>gavp : a pointer to a Active-APN group avp pointer where the result will be stored.</text:p>
      <text:p text:style-name="P1"><text:tab/>return : 0 on success,, 1 on failure</text:p>
      <text:p text:style-name="P1"/>
      <text:p text:style-name="P1">inline int ss_get_gavp_active_apn(struct msg msg, struct avp gavp);</text:p>
      <text:p text:style-name="P1"/>
      <text:p text:style-name="P1">Retrievs the next Active-APN group AVP </text:p>
      <text:p text:style-name="P1"><text:tab/>parameter:</text:p>
      <text:p text:style-name="P1"><text:tab/><text:tab/>avp : a pointer to Active-APN group AVP pointer next to which the next Active-APN group avp is searched.</text:p>
      <text:p text:style-name="P1"><text:tab/><text:tab/>gavp : a pointer to Active-APN group AVP pointer where the result will be stored.</text:p>
      <text:p text:style-name="P1"><text:tab/>return : 0 on success,, 1 on failure</text:p>
      <text:p text:style-name="P1"/>
      <text:p text:style-name="P1">inline int ss_get_gavp_next_active_apn(struct avp avp, struct avp gavp);</text:p>
      <text:p text:style-name="P1"/>
      <text:p text:style-name="P1">Retrievs Equivalent-PLMN-List group AVP from message</text:p>
      <text:p text:style-name="P1"><text:soft-page-break/><text:tab/>parameter:</text:p>
      <text:p text:style-name="P1"><text:tab/><text:tab/>msg : a pointer to a message structure pointer in which the Equivalent-PLMN-List group avp is searched.</text:p>
      <text:p text:style-name="P1"><text:tab/><text:tab/>gavp : a pointer to Equivalent-PLMN-List group avp pointer where the result will be stored.</text:p>
      <text:p text:style-name="P1"><text:tab/>return : 0 on success,, 1 on failure</text:p>
      <text:p text:style-name="P1"/>
      <text:p text:style-name="P1">inline int ss_get_gavp_equivalent_plmn_list(struct msg msg, struct avp gavp);</text:p>
      <text:p text:style-name="P1"/>
      <text:p text:style-name="P1">Retrievs MIP6-Agent-Info group AVP from group avp</text:p>
      <text:p text:style-name="P1"><text:tab/>parameter:</text:p>
      <text:p text:style-name="P1"><text:tab/><text:tab/>avp : a pointer to a group avp pointer in which MIP6-Agent-Info group avp is searched.</text:p>
      <text:p text:style-name="P1"><text:tab/><text:tab/>gavp : a pointer to MIP6-Agent-Info group avp pointer where the result will be stored.</text:p>
      <text:p text:style-name="P1"><text:tab/>return : 0 on success,, 1 on failure</text:p>
      <text:p text:style-name="P1"/>
      <text:p text:style-name="P1">inline int ss_get_gavp_mip6_agent_info(struct avp avp, struct avp gavp);</text:p>
      <text:p text:style-name="P1"/>
      <text:p text:style-name="P1">Retrievs MIP-Home-Agent-Host group AVP from group avp</text:p>
      <text:p text:style-name="P1"><text:tab/>parameter:</text:p>
      <text:p text:style-name="P1"><text:tab/><text:tab/>avp : a pointer to a group avp pointer in which MIP-Home-Agent-Host group avp is searched.</text:p>
      <text:p text:style-name="P1"><text:tab/><text:tab/>gavp : a pointer to MIP-Home-Agent-Host group avp pointer where the result will be stored.</text:p>
      <text:p text:style-name="P1"><text:tab/>return : 0 on success,, 1 on failure</text:p>
      <text:p text:style-name="P1"/>
      <text:p text:style-name="P1">inline int ss_get_gavp_mip_home_agent_host(struct avp avp, struct avp gavp);</text:p>
      <text:p text:style-name="P1"/>
      <text:p text:style-name="P1">Retrievs the first Specific-APN-Info group AVP from group avp</text:p>
      <text:p text:style-name="P1"><text:tab/>parameter:</text:p>
      <text:p text:style-name="P1"><text:tab/><text:tab/>avp : a goup avp in to which the avp will be added after its value is set pointer in which Specific-APN-Info group avp is searched.</text:p>
      <text:p text:style-name="P1"><text:tab/><text:tab/>gavp : a pointer to Specific-APN-Info group avp pointer where the result will be stored.</text:p>
      <text:p text:style-name="P1"><text:tab/>return : 0 on success,, 1 on failure</text:p>
      <text:p text:style-name="P1"/>
      <text:p text:style-name="P1">inline int ss_get_gavp_specific_apn_info(struct avp avp, struct avp gavp);</text:p>
      <text:p text:style-name="P1"/>
      <text:p text:style-name="P1">Retrievs the next Specific-APN-Info group AVP </text:p>
      <text:p text:style-name="P1"><text:tab/>parameter:</text:p>
      <text:p text:style-name="P1"><text:tab/><text:tab/>avp : a pointer to Specific-APN-Info group AVP pointer next to which the next Specific-APN-Info group avp is searched.</text:p>
      <text:p text:style-name="P1"><text:tab/><text:tab/>gavp : a pointer to a Specific-APN-Info group AVP pointer where the result will be stored.</text:p>
      <text:p text:style-name="P1"><text:tab/>return : 0 on success,, 1 on failure</text:p>
      <text:p text:style-name="P1"/>
      <text:p text:style-name="P1">inline int ss_get_gavp_next_specific_apn_info(struct avp avp, struct avp gavp);</text:p>
      <text:p text:style-name="P1"/>
      <text:p text:style-name="P1">Retrievs Experimental-Result group AVP from message</text:p>
      <text:p text:style-name="P1"><text:tab/>parameter:</text:p>
      <text:p text:style-name="P1"><text:tab/><text:tab/>msg : a pointer to a message structure pointer in which the Experimental-Result group <text:soft-page-break/>avp is searched.</text:p>
      <text:p text:style-name="P1"><text:tab/><text:tab/>gavp : a pointer to Experimental-Result group avp pointer where the result will be stored.</text:p>
      <text:p text:style-name="P1"><text:tab/>return : 0 on success,, 1 on failure</text:p>
      <text:p text:style-name="P1"/>
      <text:p text:style-name="P1">inline int ss_get_gavp_experimental_result(struct msg msg, struct avp gavp);</text:p>
      <text:p text:style-name="P1"/>
      <text:p text:style-name="P1">Retrievs Subscription-Data group AVP from message</text:p>
      <text:p text:style-name="P1"><text:tab/>parameter:</text:p>
      <text:p text:style-name="P1"><text:tab/><text:tab/>msg : a pointer to a message structure pointer in which the Subscription-Data group avp is searched.</text:p>
      <text:p text:style-name="P1"><text:tab/><text:tab/>gavp : a pointer to Subscription-Data group avp pointer where the result will be stored.</text:p>
      <text:p text:style-name="P1"><text:tab/>return : 0 on success,, 1 on failure</text:p>
      <text:p text:style-name="P1"/>
      <text:p text:style-name="P1">inline int ss_get_gavp_subscription_data(struct msg msg, struct avp gavp);</text:p>
      <text:p text:style-name="P1"/>
      <text:p text:style-name="P1">Retrievs LCS-Info group AVP from group avp</text:p>
      <text:p text:style-name="P1"><text:tab/>parameter:</text:p>
      <text:p text:style-name="P1"><text:tab/><text:tab/>avp : a goup avp in to which the avp will be added after its value is set pointer in which LCS-Info group avp is searched.</text:p>
      <text:p text:style-name="P1"><text:tab/><text:tab/>gavp : a pointer to Specific-APN-Info group avp pointer where the result will be stored.</text:p>
      <text:p text:style-name="P1"><text:tab/>return : 0 on success,, 1 on failure</text:p>
      <text:p text:style-name="P1"/>
      <text:p text:style-name="P1">inline int ss_get_gavp_lcs_info(struct avp avp, struct avp gavp);</text:p>
      <text:p text:style-name="P1"/>
      <text:p text:style-name="P1">Retrievs the first LCS-PrivacyException group AVP from group avp</text:p>
      <text:p text:style-name="P1"><text:tab/>parameter:</text:p>
      <text:p text:style-name="P1"><text:tab/><text:tab/>avp : a goup avp in to which the avp will be added after its value is set pointer in which LCS-PrivacyException group avp is searched.</text:p>
      <text:p text:style-name="P1"><text:tab/><text:tab/>gavp : a pointer to LCS-PrivacyException group avp pointer where the result will be stored.</text:p>
      <text:p text:style-name="P1"><text:tab/>return : 0 on success,, 1 on failure</text:p>
      <text:p text:style-name="P1"/>
      <text:p text:style-name="P1">inline int ss_get_gavp_lcs_privacyexception(struct avp avp, struct avp gavp);</text:p>
      <text:p text:style-name="P1"/>
      <text:p text:style-name="P1">Retrievs the next LCS-PrivacyException group AVP </text:p>
      <text:p text:style-name="P1"><text:tab/>parameter:</text:p>
      <text:p text:style-name="P1"><text:tab/><text:tab/>avp : a pointer to LCS-PrivacyException group AVP pointer next to which the next LCS-PrivacyException group avp is searched.</text:p>
      <text:p text:style-name="P1"><text:tab/><text:tab/>gavp : a pointer to a LCS-PrivacyException group AVP pointer where the result will be stored.</text:p>
      <text:p text:style-name="P1"><text:tab/>return : 0 on success,, 1 on failure</text:p>
      <text:p text:style-name="P1"/>
      <text:p text:style-name="P1">inline int ss_get_gavp_next_lcs_privacyexception(struct avp avp, struct avp gavp);</text:p>
      <text:p text:style-name="P1"/>
      <text:p text:style-name="P1">Retrievs the first External-Client group AVP from group avp</text:p>
      <text:p text:style-name="P1"><text:tab/>parameter:</text:p>
      <text:p text:style-name="P1"><text:tab/><text:tab/>avp : a goup avp in to which the avp will be added after its value is set pointer in which External-Client group avp is searched.</text:p>
      <text:p text:style-name="P1"><text:soft-page-break/><text:tab/><text:tab/>gavp : a pointer to External-Client group avp pointer where the result will be stored.</text:p>
      <text:p text:style-name="P1"><text:tab/>return : 0 on success,, 1 on failure</text:p>
      <text:p text:style-name="P1"/>
      <text:p text:style-name="P1">inline int ss_get_gavp_external_client(struct avp avp, struct avp gavp);</text:p>
      <text:p text:style-name="P1"/>
      <text:p text:style-name="P1">Retrievs the next External-Client group AVP </text:p>
      <text:p text:style-name="P1"><text:tab/>parameter:</text:p>
      <text:p text:style-name="P1"><text:tab/><text:tab/>avp : a pointer to External-Client group AVP pointer next to which the next External-Client group avp is searched.</text:p>
      <text:p text:style-name="P1"><text:tab/><text:tab/>gavp : a pointer to a External-Client group AVP pointer where the result will be stored.</text:p>
      <text:p text:style-name="P1"><text:tab/>return : 0 on success,, 1 on failure</text:p>
      <text:p text:style-name="P1"/>
      <text:p text:style-name="P1">inline int ss_get_gavp_next_external_client(struct avp avp, struct avp gavp);</text:p>
      <text:p text:style-name="P1"/>
      <text:p text:style-name="P1">Retrievs the first Service-Type group AVP from group avp</text:p>
      <text:p text:style-name="P1"><text:tab/>parameter:</text:p>
      <text:p text:style-name="P1"><text:tab/><text:tab/>avp : a goup avp in to which the avp will be added after its value is set pointer in which Service-Type group avp is searched.</text:p>
      <text:p text:style-name="P1"><text:tab/><text:tab/>gavp : a pointer to Service-Type group avp pointer where the result will be stored.</text:p>
      <text:p text:style-name="P1"><text:tab/>return : 0 on success,, 1 on failure</text:p>
      <text:p text:style-name="P1"/>
      <text:p text:style-name="P1">inline int ss_get_gavp_service_type(struct avp avp, struct avp gavp);</text:p>
      <text:p text:style-name="P1"/>
      <text:p text:style-name="P1">Retrievs the next Service-Type group AVP </text:p>
      <text:p text:style-name="P1"><text:tab/>parameter:</text:p>
      <text:p text:style-name="P1"><text:tab/><text:tab/>avp : a pointer to Service-Type group AVP pointer next to which the next Service-Type group avp is searched.</text:p>
      <text:p text:style-name="P1"><text:tab/><text:tab/>gavp : a pointer to a Service-Type group AVP pointer where the result will be stored.</text:p>
      <text:p text:style-name="P1"><text:tab/>return : 0 on success,, 1 on failure</text:p>
      <text:p text:style-name="P1"/>
      <text:p text:style-name="P1">inline int ss_get_gavp_next_service_type(struct avp avp, struct avp gavp);</text:p>
      <text:p text:style-name="P1"/>
      <text:p text:style-name="P1">Retrievs the first MO-LR group AVP from group avp</text:p>
      <text:p text:style-name="P1"><text:tab/>parameter:</text:p>
      <text:p text:style-name="P1"><text:tab/><text:tab/>avp : a goup avp in to which the avp will be added after its value is set pointer in which MO-LR group avp is searched.</text:p>
      <text:p text:style-name="P1"><text:tab/><text:tab/>gavp : a pointer to MO-LR group avp pointer where the result will be stored.</text:p>
      <text:p text:style-name="P1"><text:tab/>return : 0 on success,, 1 on failure</text:p>
      <text:p text:style-name="P1"/>
      <text:p text:style-name="P1">inline int ss_get_gavp_mo_lr(struct avp avp, struct avp gavp);</text:p>
      <text:p text:style-name="P1"/>
      <text:p text:style-name="P1">Retrievs the next MO-LR group AVP </text:p>
      <text:p text:style-name="P1"><text:tab/>parameter:</text:p>
      <text:p text:style-name="P1"><text:tab/><text:tab/>avp : a pointer to MO-LR group AVP pointer next to which the next MO-LR group avp is searched.</text:p>
      <text:p text:style-name="P1"><text:tab/><text:tab/>gavp : a pointer to a MO-LR group AVP pointer where the result will be stored.</text:p>
      <text:p text:style-name="P1"><text:tab/>return : 0 on success,, 1 on failure</text:p>
      <text:p text:style-name="P1"/>
      <text:p text:style-name="P1">inline int ss_get_gavp_next_mo_lr(struct avp avp, struct avp gavp);</text:p>
      <text:p text:style-name="P1"><text:soft-page-break/></text:p>
      <text:p text:style-name="P1">Retrievs the first Teleservice-List group AVP from group avp</text:p>
      <text:p text:style-name="P1"><text:tab/>parameter:</text:p>
      <text:p text:style-name="P1"><text:tab/><text:tab/>avp : a goup avp in to which the avp will be added after its value is set pointer in which Teleservice-List group avp is searched.</text:p>
      <text:p text:style-name="P1"><text:tab/><text:tab/>gavp : a pointer to Teleservice-List group avp pointer where the result will be stored.</text:p>
      <text:p text:style-name="P1"><text:tab/>return : 0 on success,, 1 on failure</text:p>
      <text:p text:style-name="P1"/>
      <text:p text:style-name="P1">inline int ss_get_gavp_teleservice_list(struct avp avp, struct avp gavp);</text:p>
      <text:p text:style-name="P1"/>
      <text:p text:style-name="P1">Retrievs the first Call-Barring-Info group AVP from group avp</text:p>
      <text:p text:style-name="P1"><text:tab/>parameter:</text:p>
      <text:p text:style-name="P1"><text:tab/><text:tab/>avp : a goup avp in to which the avp will be added after its value is set pointer in which Call-Barring-Info group avp is searched.</text:p>
      <text:p text:style-name="P1"><text:tab/><text:tab/>gavp : a pointer to Call-Barring-Info group avp pointer where the result will be stored.</text:p>
      <text:p text:style-name="P1"><text:tab/>return : 0 on success,, 1 on failure</text:p>
      <text:p text:style-name="P1"/>
      <text:p text:style-name="P1">inline int ss_get_gavp_call_barring_info(struct avp avp, struct avp gavp);</text:p>
      <text:p text:style-name="P1"/>
      <text:p text:style-name="P1">Retrievs the next Call-Barring-Info group AVP </text:p>
      <text:p text:style-name="P1"><text:tab/>parameter:</text:p>
      <text:p text:style-name="P1"><text:tab/><text:tab/>avp : a pointer to Call-Barring-Info group AVP pointer next to which the next Call-Barring-Info group avp is searched.</text:p>
      <text:p text:style-name="P1"><text:tab/><text:tab/>gavp : a pointer to a Call-Barring-Info group AVP pointer where the result will be stored.</text:p>
      <text:p text:style-name="P1"><text:tab/>return : 0 on success,, 1 on failure</text:p>
      <text:p text:style-name="P1"/>
      <text:p text:style-name="P1">inline int ss_get_gavp_next_call_barring_info(struct avp avp, struct avp gavp);</text:p>
      <text:p text:style-name="P1"/>
      <text:p text:style-name="P1">Retrievs AMBR group AVP from group avp</text:p>
      <text:p text:style-name="P1"><text:tab/>parameter:</text:p>
      <text:p text:style-name="P1"><text:tab/><text:tab/>avp : a goup avp in to which the avp will be added after its value is set pointer in which AMBR group avp is searched.</text:p>
      <text:p text:style-name="P1"><text:tab/><text:tab/>gavp : a pointer to AMBR group avp pointer where the result will be stored.</text:p>
      <text:p text:style-name="P1"><text:tab/>return : 0 on success,, 1 on failure</text:p>
      <text:p text:style-name="P1"/>
      <text:p text:style-name="P1">inline int ss_get_gavp_ambr(struct avp avp, struct avp gavp);</text:p>
      <text:p text:style-name="P1"/>
      <text:p text:style-name="P1">Retrievs APN-Configuration-Profile group AVP from group avp</text:p>
      <text:p text:style-name="P1"><text:tab/>parameter:</text:p>
      <text:p text:style-name="P1"><text:tab/><text:tab/>avp : a goup avp in to which the avp will be added after its value is set pointer in which APN-Configuration-Profile group avp is searched.</text:p>
      <text:p text:style-name="P1"><text:tab/><text:tab/>gavp : a pointer to APN-Configuration-Profile group avp pointer where the result will be stored.</text:p>
      <text:p text:style-name="P1"><text:tab/>return : 0 on success,, 1 on failure</text:p>
      <text:p text:style-name="P1"/>
      <text:p text:style-name="P1">inline int ss_get_gavp_apn_configuration_profile(struct avp avp, struct avp gavp);</text:p>
      <text:p text:style-name="P1"/>
      <text:p text:style-name="P1">Retrievs the first APN-Configuration group AVP from group avp</text:p>
      <text:p text:style-name="P1"><text:soft-page-break/><text:tab/>parameter:</text:p>
      <text:p text:style-name="P1"><text:tab/><text:tab/>avp : a goup avp in to which the avp will be added after its value is set pointer in which APN-Configuration group avp is searched.</text:p>
      <text:p text:style-name="P1"><text:tab/><text:tab/>gavp : a pointer to APN-Configuration group avp pointer where the result will be stored.</text:p>
      <text:p text:style-name="P1"><text:tab/>return : 0 on success,, 1 on failure</text:p>
      <text:p text:style-name="P1"/>
      <text:p text:style-name="P1">inline int ss_get_gavp_apn_configuration(struct avp avp, struct avp gavp);</text:p>
      <text:p text:style-name="P1"/>
      <text:p text:style-name="P1">Retrievs the next APN-Configuration group AVP </text:p>
      <text:p text:style-name="P1"><text:tab/>parameter:</text:p>
      <text:p text:style-name="P1"><text:tab/><text:tab/>avp : a pointer to APN-Configuration group AVP pointer next to which the next APN-Configuration group avp is searched.</text:p>
      <text:p text:style-name="P1"><text:tab/><text:tab/>gavp : a pointer to a APN-Configuration group AVP pointer where the result will be stored.</text:p>
      <text:p text:style-name="P1"><text:tab/>return : 0 on success,, 1 on failure</text:p>
      <text:p text:style-name="P1"/>
      <text:p text:style-name="P1">inline int ss_get_gavp_next_apn_configuration(struct avp avp, struct avp gavp);</text:p>
      <text:p text:style-name="P1"/>
      <text:p text:style-name="P1">Retrievs the first EPS-Subscribed-QoS-Profile group AVP from group avp</text:p>
      <text:p text:style-name="P1"><text:tab/>parameter:</text:p>
      <text:p text:style-name="P1"><text:tab/><text:tab/>avp : a goup avp in to which the avp will be added after its value is set pointer in which EPS-Subscribed-QoS-Profile group avp is searched.</text:p>
      <text:p text:style-name="P1"><text:tab/><text:tab/>gavp : a pointer to EPS-Subscribed-QoS-Profile group avp pointer where the result will be stored.</text:p>
      <text:p text:style-name="P1"><text:tab/>return : 0 on success,, 1 on failure</text:p>
      <text:p text:style-name="P1"/>
      <text:p text:style-name="P1">inline int ss_get_gavp_eps_subscribed_qos_profile(struct avp avp, struct avp gavp);</text:p>
      <text:p text:style-name="P1"/>
      <text:p text:style-name="P1">Retrievs the first Allocation-Retention-Priority group AVP from group avp</text:p>
      <text:p text:style-name="P1"><text:tab/>parameter:</text:p>
      <text:p text:style-name="P1"><text:tab/><text:tab/>avp : a goup avp in to which the avp will be added after its value is set pointer in which Allocation-Retention-Priority group avp is searched.</text:p>
      <text:p text:style-name="P1"><text:tab/><text:tab/>gavp : a pointer to Allocation-Retention-Priority group avp pointer where the result will be stored.</text:p>
      <text:p text:style-name="P1"><text:tab/>return : 0 on success,, 1 on failure</text:p>
      <text:p text:style-name="P1"/>
      <text:p text:style-name="P1">inline int ss_get_gavp_allocation_retention_priority(struct avp avp, struct avp gavp);</text:p>
      <text:p text:style-name="P1"/>
      <text:p text:style-name="P1">Retrievs the first WLAN-offloadability group AVP from group avp</text:p>
      <text:p text:style-name="P1"><text:tab/>parameter:</text:p>
      <text:p text:style-name="P1"><text:tab/><text:tab/>avp : a goup avp in to which the avp will be added after its value is set pointer in which WLAN-offloadability group avp is searched.</text:p>
      <text:p text:style-name="P1"><text:tab/><text:tab/>gavp : a pointer to WLAN-offloadability group avp pointer where the result will be stored.</text:p>
      <text:p text:style-name="P1"><text:tab/>return : 0 on success,, 1 on failure</text:p>
      <text:p text:style-name="P1"/>
      <text:p text:style-name="P1">inline int ss_get_gavp_wlan_offloadability(struct avp avp, struct avp gavp);</text:p>
      <text:p text:style-name="P1"/>
      <text:p text:style-name="P1">Retrievs the first Trace-Data group AVP from group avp</text:p>
      <text:p text:style-name="P1"><text:soft-page-break/><text:tab/>parameter:</text:p>
      <text:p text:style-name="P1"><text:tab/><text:tab/>avp : a goup avp in to which the avp will be added after its value is set pointer in which Trace-Data group avp is searched.</text:p>
      <text:p text:style-name="P1"><text:tab/><text:tab/>gavp : a pointer to Trace-Data group avp pointer where the result will be stored.</text:p>
      <text:p text:style-name="P1"><text:tab/>return : 0 on success,, 1 on failure</text:p>
      <text:p text:style-name="P1"/>
      <text:p text:style-name="P1">inline int ss_get_gavp_trace_data(struct avp avp, struct avp gavp);</text:p>
      <text:p text:style-name="P1"/>
      <text:p text:style-name="P1">Retrievs the first MDT-Configuration group AVP from group avp</text:p>
      <text:p text:style-name="P1"><text:tab/>parameter:</text:p>
      <text:p text:style-name="P1"><text:tab/><text:tab/>avp : a goup avp in to which the avp will be added after its value is set pointer in which MDT-Configuration group avp is searched.</text:p>
      <text:p text:style-name="P1"><text:tab/><text:tab/>gavp : a pointer to MDT-Configuration group avp pointer where the result will be stored.</text:p>
      <text:p text:style-name="P1"><text:tab/>return : 0 on success,, 1 on failure</text:p>
      <text:p text:style-name="P1"/>
      <text:p text:style-name="P1">inline int ss_get_gavp_mdt_configuration(struct avp avp, struct avp gavp);</text:p>
      <text:p text:style-name="P1"/>
      <text:p text:style-name="P1">Retrievs the first Area-Scope group AVP from group avp</text:p>
      <text:p text:style-name="P1"><text:tab/>parameter:</text:p>
      <text:p text:style-name="P1"><text:tab/><text:tab/>avp : a goup avp in to which the avp will be added after its value is set pointer in which Area-Scope group avp is searched.</text:p>
      <text:p text:style-name="P1"><text:tab/><text:tab/>gavp : a pointer to Area-Scope group avp pointer where the result will be stored.</text:p>
      <text:p text:style-name="P1"><text:tab/>return : 0 on success,, 1 on failure</text:p>
      <text:p text:style-name="P1"/>
      <text:p text:style-name="P1">inline int ss_get_gavp_area_scope(struct avp avp, struct avp gavp);</text:p>
      <text:p text:style-name="P1"/>
      <text:p text:style-name="P1">Retrievs the first GPRS-Subscription-Data group AVP from group avp</text:p>
      <text:p text:style-name="P1"><text:tab/>parameter:</text:p>
      <text:p text:style-name="P1"><text:tab/><text:tab/>avp : a goup avp in to which the avp will be added after its value is set pointer in which GPRS-Subscription-Data group avp is searched.</text:p>
      <text:p text:style-name="P1"><text:tab/><text:tab/>gavp : a pointer to GPRS-Subscription-Data group avp pointer where the result will be stored.</text:p>
      <text:p text:style-name="P1"><text:tab/>return : 0 on success,, 1 on failure</text:p>
      <text:p text:style-name="P1"/>
      <text:p text:style-name="P1">inline int ss_get_gavp_gprs_subscription_data(struct avp avp, struct avp gavp);</text:p>
      <text:p text:style-name="P1"/>
      <text:p text:style-name="P1">Retrievs the first PDP-Context group AVP from group avp</text:p>
      <text:p text:style-name="P1"><text:tab/>parameter:</text:p>
      <text:p text:style-name="P1"><text:tab/><text:tab/>avp : a goup avp in to which the avp will be added after its value is set pointer in which PDP-Context group avp is searched.</text:p>
      <text:p text:style-name="P1"><text:tab/><text:tab/>gavp : a pointer to PDP-Context group avp pointer where the result will be stored.</text:p>
      <text:p text:style-name="P1"><text:tab/>return : 0 on success,, 1 on failure</text:p>
      <text:p text:style-name="P1"/>
      <text:p text:style-name="P1">inline int ss_get_gavp_pdp_context(struct avp avp, struct avp gavp);</text:p>
      <text:p text:style-name="P1"/>
      <text:p text:style-name="P1">Retrievs the next PDP-Context group AVP </text:p>
      <text:p text:style-name="P1"><text:tab/>parameter:</text:p>
      <text:p text:style-name="P1"><text:tab/><text:tab/>avp : a pointer to PDP-Context group AVP pointer next to which the next PDP-Context group avp is searched.</text:p>
      <text:p text:style-name="P1"><text:soft-page-break/><text:tab/><text:tab/>gavp : a pointer to a PDP-Context group AVP pointer where the result will be stored.</text:p>
      <text:p text:style-name="P1"><text:tab/>return : 0 on success,, 1 on failure</text:p>
      <text:p text:style-name="P1"/>
      <text:p text:style-name="P1">inline int ss_get_gavp_next_pdp_context(struct avp avp, struct avp gavp);</text:p>
      <text:p text:style-name="P1"/>
      <text:p text:style-name="P1">Retrievs the first CSG-Subscription-Data group AVP from group avp</text:p>
      <text:p text:style-name="P1"><text:tab/>parameter:</text:p>
      <text:p text:style-name="P1"><text:tab/><text:tab/>avp : a goup avp in to which the avp will be added after its value is set pointer in which CSG-Subscription-Data group avp is searched.</text:p>
      <text:p text:style-name="P1"><text:tab/><text:tab/>gavp : a pointer to CSG-Subscription-Data group avp pointer where the result will be stored.</text:p>
      <text:p text:style-name="P1"><text:tab/>return : 0 on success,, 1 on failure</text:p>
      <text:p text:style-name="P1"/>
      <text:p text:style-name="P1">inline int ss_get_gavp_csg_subscription_data(struct avp avp, struct avp gavp);</text:p>
      <text:p text:style-name="P1"/>
      <text:p text:style-name="P1">Retrievs the next CSG-Subscription-Data group AVP </text:p>
      <text:p text:style-name="P1"><text:tab/>parameter:</text:p>
      <text:p text:style-name="P1"><text:tab/><text:tab/>avp : a pointer to CSG-Subscription-Data group AVP pointer next to which the next CSG-Subscription-Data group avp is searched.</text:p>
      <text:p text:style-name="P1"><text:tab/><text:tab/>gavp : a pointer to a CSG-Subscription-Data group AVP pointer where the result will be stored.</text:p>
      <text:p text:style-name="P1"><text:tab/>return : 0 on success,, 1 on failure</text:p>
      <text:p text:style-name="P1"/>
      <text:p text:style-name="P1">inline int ss_get_gavp_next_csg_subscription_data(struct avp avp, struct avp gavp);</text:p>
      <text:p text:style-name="P1"/>
      <text:p text:style-name="P1">Retrievs ProSe-Subscription-Data group AVP from group avp</text:p>
      <text:p text:style-name="P1"><text:tab/>parameter:</text:p>
      <text:p text:style-name="P1"><text:tab/><text:tab/>avp : a goup avp in to which the avp will be added after its value is set pointer in which ProSe-Subscription-Data group avp is searched.</text:p>
      <text:p text:style-name="P1"><text:tab/><text:tab/>gavp : a pointer to ProSe-Subscription-Data group avp pointer where the result will be stored.</text:p>
      <text:p text:style-name="P1"><text:tab/>return : 0 on success,, 1 on failure</text:p>
      <text:p text:style-name="P1"/>
      <text:p text:style-name="P1">inline int ss_get_gavp_prose_subscription_data(struct avp avp, struct avp gavp);</text:p>
      <text:p text:style-name="P1"/>
      <text:p text:style-name="P1">Retrievs Requested-EUTRAN-Authentication-Info group AVP from group avp</text:p>
      <text:p text:style-name="P1"><text:tab/>parameter:</text:p>
      <text:p text:style-name="P1"><text:tab/><text:tab/>avp : a goup avp in to which the avp will be added after its value is set pointer in which Requested-EUTRAN-Authentication-Info group avp is searched.</text:p>
      <text:p text:style-name="P1"><text:tab/><text:tab/>gavp : a pointer to Requested-EUTRAN-Authentication-Info group avp pointer where the result will be stored.</text:p>
      <text:p text:style-name="P1"><text:tab/>return : 0 on success,, 1 on failure</text:p>
      <text:p text:style-name="P1"/>
      <text:p text:style-name="P1">inline int ss_get_gavp_requested_eutran_authentication_info(struct avp avp, struct avp gavp);</text:p>
      <text:p text:style-name="P1"/>
      <text:p text:style-name="P1">Retrievs Requested-UTRAN-GERAN-Authentication-Info group AVP from group avp</text:p>
      <text:p text:style-name="P1"><text:tab/>parameter:</text:p>
      <text:p text:style-name="P1"><text:tab/><text:tab/>avp : a goup avp in to which the avp will be added after its value is set pointer in which Requested-UTRAN-GERAN-Authentication-Info group avp is searched.</text:p>
      <text:p text:style-name="P1"><text:soft-page-break/><text:tab/><text:tab/>gavp : a pointer to Requested-UTRAN-GERAN-Authentication-Info group avp pointer where the result will be stored.</text:p>
      <text:p text:style-name="P1"><text:tab/>return : 0 on success,, 1 on failure</text:p>
      <text:p text:style-name="P1"/>
      <text:p text:style-name="P1">inline int ss_get_gavp_requested_utran_geran_authentication_info(struct avp avp, struct avp gavp);</text:p>
      <text:p text:style-name="P1"/>
      <text:p text:style-name="P1">Retrievs Authentication-Info group AVP from message</text:p>
      <text:p text:style-name="P1"><text:tab/>parameter:</text:p>
      <text:p text:style-name="P1"><text:tab/><text:tab/>msg : a pointer to a message structure avp pointer in which Authentication-Info group avp is searched.</text:p>
      <text:p text:style-name="P1"><text:tab/><text:tab/>gavp : a pointer to Authentication-Info group avp pointer where the result will be stored.</text:p>
      <text:p text:style-name="P1"><text:tab/>return : 0 on success,, 1 on failure</text:p>
      <text:p text:style-name="P1"/>
      <text:p text:style-name="P1">inline int ss_get_gavp_authentication_info(struct msg msg, struct avp gavp);</text:p>
      <text:p text:style-name="P1"/>
      <text:p text:style-name="P1">Retrievs the first E-UTRAN-Vector group AVP from group avp</text:p>
      <text:p text:style-name="P1"><text:tab/>parameter:</text:p>
      <text:p text:style-name="P1"><text:tab/><text:tab/>avp : a goup avp in to which the avp will be added after its value is set pointer in which E-UTRAN-Vector group avp is searched.</text:p>
      <text:p text:style-name="P1"><text:tab/><text:tab/>gavp : a pointer to E-UTRAN-Vector group avp pointer where the result will be stored.</text:p>
      <text:p text:style-name="P1"><text:tab/>return : 0 on success,, 1 on failure</text:p>
      <text:p text:style-name="P1"/>
      <text:p text:style-name="P1">inline int ss_get_gavp_e_utran_vector(struct avp avp, struct avp gavp);</text:p>
      <text:p text:style-name="P1"/>
      <text:p text:style-name="P1">Retrievs the next E-UTRAN-Vector group AVP </text:p>
      <text:p text:style-name="P1"><text:tab/>parameter:</text:p>
      <text:p text:style-name="P1"><text:tab/><text:tab/>avp : a pointer to E-UTRAN-Vector group AVP pointer next to which the next E-UTRAN-Vector group avp is searched.</text:p>
      <text:p text:style-name="P1"><text:tab/><text:tab/>gavp : a pointer to a E-UTRAN-Vector group AVP pointer where the result will be stored.</text:p>
      <text:p text:style-name="P1"><text:tab/>return : 0 on success,, 1 on failure</text:p>
      <text:p text:style-name="P1"/>
      <text:p text:style-name="P1">inline int ss_get_gavp_next_e_utran_vector(struct avp avp, struct avp gavp);</text:p>
      <text:p text:style-name="P1"/>
      <text:p text:style-name="P1">Retrievs the first UTRAN-Vector group AVP from group avp</text:p>
      <text:p text:style-name="P1"><text:tab/>parameter:</text:p>
      <text:p text:style-name="P1"><text:tab/><text:tab/>avp : a goup avp in to which the avp will be added after its value is set pointer in which UTRAN-Vector group avp is searched.</text:p>
      <text:p text:style-name="P1"><text:tab/><text:tab/>gavp : a pointer to UTRAN-Vector group avp pointer where the result will be stored.</text:p>
      <text:p text:style-name="P1"><text:tab/>return : 0 on success,, 1 on failure</text:p>
      <text:p text:style-name="P1"/>
      <text:p text:style-name="P1">inline int ss_get_gavp_utran_vector(struct avp avp, struct avp gavp);</text:p>
      <text:p text:style-name="P1"/>
      <text:p text:style-name="P1">Retrievs the next UTRAN-Vector group AVP </text:p>
      <text:p text:style-name="P1"><text:tab/>parameter:</text:p>
      <text:p text:style-name="P1"><text:tab/><text:tab/>avp : a pointer to UTRAN-Vector group AVP pointer next to which the next UTRAN-Vector group avp is searched.</text:p>
      <text:p text:style-name="P1"><text:tab/><text:tab/>gavp : a pointer to a UTRAN-Vector group AVP pointer where the result will be stored.</text:p>
      <text:p text:style-name="P1"><text:tab/>return : 0 on success,, 1 on failure</text:p>
      <text:p text:style-name="P1"><text:soft-page-break/></text:p>
      <text:p text:style-name="P1">inline int ss_get_gavp_next_utran_vector(struct avp avp, struct avp gavp);</text:p>
      <text:p text:style-name="P1"/>
      <text:p text:style-name="P1">Retrievs the first GERAN-Vector group AVP from group avp</text:p>
      <text:p text:style-name="P1"><text:tab/>parameter:</text:p>
      <text:p text:style-name="P1"><text:tab/><text:tab/>avp : a goup avp in to which the avp will be added after its value is set pointer in which GERAN-Vector group avp is searched.</text:p>
      <text:p text:style-name="P1"><text:tab/><text:tab/>gavp : a pointer to GERAN-Vector group avp pointer where the result will be stored.</text:p>
      <text:p text:style-name="P1"><text:tab/>return : 0 on success,, 1 on failure</text:p>
      <text:p text:style-name="P1"/>
      <text:p text:style-name="P1">inline int ss_get_gavp_geran_vector(struct avp avp, struct avp gavp);</text:p>
      <text:p text:style-name="P1"/>
      <text:p text:style-name="P1">Retrievs the next GERAN-Vector group AVP </text:p>
      <text:p text:style-name="P1"><text:tab/>parameter:</text:p>
      <text:p text:style-name="P1"><text:tab/><text:tab/>avp : a pointer to GERAN-Vector group AVP pointer next to which the next GERAN-Vector group avp is searched.</text:p>
      <text:p text:style-name="P1"><text:tab/><text:tab/>gavp : a pointer to a GERAN-Vector group AVP pointer where the result will be stored.</text:p>
      <text:p text:style-name="P1"><text:tab/>return : 0 on success,, 1 on failure</text:p>
      <text:p text:style-name="P1"/>
      <text:p text:style-name="P1">inline int ss_get_gavp_next_geran_vector(struct avp avp, struct avp gavp);</text:p>
      <text:p text:style-name="P1"/>
      <text:p text:style-name="P1">Retrievs the first EPS-User-State group AVP from message</text:p>
      <text:p text:style-name="P1"><text:tab/>parameter:</text:p>
      <text:p text:style-name="P1"><text:tab/><text:tab/>msg : a pointer to a message structure pointer in which EPS-User-State group avp is searched.</text:p>
      <text:p text:style-name="P1"><text:tab/><text:tab/>gavp : a pointer to EPS-User-State group avp pointer where the result will be stored.</text:p>
      <text:p text:style-name="P1"><text:tab/>return : 0 on success,, 1 on failure</text:p>
      <text:p text:style-name="P1"/>
      <text:p text:style-name="P1">inline int ss_get_gavp_eps_user_state(struct msg msg, struct avp gavp);</text:p>
      <text:p text:style-name="P1"/>
      <text:p text:style-name="P1">Retrievs the first MME-User-State group AVP from group avp</text:p>
      <text:p text:style-name="P1"><text:tab/>parameter:</text:p>
      <text:p text:style-name="P1"><text:tab/><text:tab/>avp : a goup avp in to which the avp will be added after its value is set pointer in which MME-User-State group avp is searched.</text:p>
      <text:p text:style-name="P1"><text:tab/><text:tab/>gavp : a pointer to MME-User-State group avp pointer where the result will be stored.</text:p>
      <text:p text:style-name="P1"><text:tab/>return : 0 on success,, 1 on failure</text:p>
      <text:p text:style-name="P1"/>
      <text:p text:style-name="P1">inline int ss_get_gavp_mme_user_state(struct avp avp, struct avp gavp);</text:p>
      <text:p text:style-name="P1"/>
      <text:p text:style-name="P1">Retrievs the first EPS-Location-Information group AVP from message</text:p>
      <text:p text:style-name="P1"><text:tab/>parameter:</text:p>
      <text:p text:style-name="P1"><text:tab/><text:tab/>msg : a pointer to a message structure pointer in which EPS-Location-Information group avp is searched.</text:p>
      <text:p text:style-name="P1"><text:tab/><text:tab/>gavp : a pointer to EPS-Location-Information group avp pointer where the result will be stored.</text:p>
      <text:p text:style-name="P1"><text:tab/>return : 0 on success,, 1 on failure</text:p>
      <text:p text:style-name="P1"/>
      <text:p text:style-name="P1">inline int ss_get_gavp_eps_location_information(struct msg msg, struct avp gavp);</text:p>
      <text:p text:style-name="P1"/>
      <text:p text:style-name="P1"><text:soft-page-break/>Retrievs the first MME-Location-Information group AVP from group avp</text:p>
      <text:p text:style-name="P1"><text:tab/>parameter:</text:p>
      <text:p text:style-name="P1"><text:tab/><text:tab/>avp : a goup avp in to which the avp will be added after its value is set pointer in which MME-Location-Information group avp is searched.</text:p>
      <text:p text:style-name="P1"><text:tab/><text:tab/>gavp : a pointer to MME-Location-Information group avp pointer where the result will be stored.</text:p>
      <text:p text:style-name="P1"><text:tab/>return : 0 on success,, 1 on failure</text:p>
      <text:p text:style-name="P1"/>
      <text:p text:style-name="P1">inline int ss_get_gavp_mme_location_information(struct avp avp, struct avp gavp);</text:p>
      <text:p text:style-name="P1"/>
      <text:p text:style-name="P1">Retrievs the first User-CSG-Information group AVP from group avp</text:p>
      <text:p text:style-name="P1"><text:tab/>parameter:</text:p>
      <text:p text:style-name="P1"><text:tab/><text:tab/>avp : a goup avp in to which the avp will be added after its value is set pointer in which User-CSG-Information group avp is searched.</text:p>
      <text:p text:style-name="P1"><text:tab/><text:tab/>gavp : a pointer to User-CSG-Information group avp pointer where the result will be stored.</text:p>
      <text:p text:style-name="P1"><text:tab/>return : 0 on success,, 1 on failure</text:p>
      <text:p text:style-name="P1"/>
      <text:p text:style-name="P1">inline int ss_get_gavp_user_csg_information(struct avp avp, struct avp gavp);</text:p>
      <text:p text:style-name="P1"/>
      <text:p text:style-name="P1">Retrievs the first Local-Time-Zone group AVP from message</text:p>
      <text:p text:style-name="P1"><text:tab/>parameter:</text:p>
      <text:p text:style-name="P1"><text:tab/><text:tab/>msg : a pointer to a message structure pointer in which Local-Time-Zone group avp is searched.</text:p>
      <text:p text:style-name="P1"><text:tab/><text:tab/>gavp : a pointer to Local-Time-Zone group avp pointer where the result will be stored.</text:p>
      <text:p text:style-name="P1"><text:tab/>return : 0 on success,, 1 on failure</text:p>
      <text:p text:style-name="P1"/>
      <text:p text:style-name="P1">inline int ss_get_gavp_local_time_zone(struct msg msg, struct avp gavp);</text:p>
      <text:p text:style-name="P1"/>
      <text:p text:style-name="P1">Retrievs the first Supported-Features group AVP from message</text:p>
      <text:p text:style-name="P1"><text:tab/>parameter:</text:p>
      <text:p text:style-name="P1"><text:tab/><text:tab/>msg : a pointer to a message structure pointer in which Supported-Features group avp is searched.</text:p>
      <text:p text:style-name="P1"><text:tab/><text:tab/>gavp : a pointer to Supported-Features group avp pointer where the result will be stored.</text:p>
      <text:p text:style-name="P1"><text:tab/>return : 0 on success, 1 on failure</text:p>
      <text:p text:style-name="P1"/>
      <text:p text:style-name="P1">inline int ss_get_gavp_supported_features(struct msg msg, struct avp gavp);</text:p>
      <text:p text:style-name="P1"/>
      <text:p text:style-name="P1"/>
      <text:p text:style-name="P1"/>
      <text:p text:style-name="P1"><text:tab/><text:tab/><text:tab/>CREATE REQUEST AND ANSWER MESSAGE<text:tab/><text:tab/><text:tab/><text:tab/><text:tab/><text:tab/><text:tab/><text:tab/><text:tab/><text:tab/><text:tab/><text:tab/><text:tab/><text:tab/><text:tab/> <text:s/><text:tab/><text:tab/></text:p>
      <text:p text:style-name="P1"/>
      <text:p text:style-name="P1"/>
      <text:p text:style-name="P1"><text:s/>Create answer message from a request message. And set <text:s/>Vendor-Specific-Application-Id and Auth-Session-State in to the message</text:p>
      <text:p text:style-name="P1"><text:tab/>parameter:</text:p>
      <text:p text:style-name="P1"><text:tab/><text:tab/>msg : a pointer to the request message pointer. it will point to the answer message upon function return.</text:p>
      <text:p text:style-name="P1"><text:soft-page-break/><text:tab/><text:tab/>req : a pointer to a message pointer that will point to the original request message upon function return</text:p>
      <text:p text:style-name="P1"><text:tab/>return : 0 on success, 1 on failure</text:p>
      <text:p text:style-name="P1"/>
      <text:p text:style-name="P1">inline int ss_create_answer(struct msg msg, struct msg req);</text:p>
      <text:p text:style-name="P1"/>
      <text:p text:style-name="P1">Creates Update-Location-Request message and t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ulr(struct msg <text:s/>req);</text:p>
      <text:p text:style-name="P1"/>
      <text:p text:style-name="P1">Creates Authentication-Information-Request message and t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air(struct msg <text:s/>req);</text:p>
      <text:p text:style-name="P1"/>
      <text:p text:style-name="P1">Creates Cancel-Location-Request message and t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clr(struct msg <text:s/>req);</text:p>
      <text:p text:style-name="P1"/>
      <text:p text:style-name="P1">Creates Insert-Subscriber-Data-Request message and 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idr(struct msg <text:s/>req);</text:p>
      <text:p text:style-name="P1">Creates Delete-Subscriber-Data-Request message and 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dsr(struct msg <text:s/>req);</text:p>
      <text:p text:style-name="P1"/>
      <text:p text:style-name="P1">Creates Purge-UE-Request message and t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pur(struct msg <text:s/>req);</text:p>
      <text:p text:style-name="P1"/>
      <text:p text:style-name="P1">Creates Reset-Request message and then creates new session, set Vendor-Specific-Application-Id, set <text:soft-page-break/>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rsr(struct msg <text:s/>req);</text:p>
      <text:p text:style-name="P1"/>
      <text:p text:style-name="P1">Creates Notify-Request message and hen creates new session, set Vendor-Specific-Application-Id, set Auth-Session-State and Origin-Host &amp; Origin-Realm AVP in to the message.</text:p>
      <text:p text:style-name="P1"><text:tab/>parameter req: a pointer to the message structure pointer where the result is saved.</text:p>
      <text:p text:style-name="P1"><text:tab/>return : 0 on success, 1 on failure</text:p>
      <text:p text:style-name="P1"/>
      <text:p text:style-name="P1">inline int ss_create_msg_nor(struct msg <text:s/>req);</text:p>
      <text:p text:style-name="P1"/>
      <text:p text:style-name="P1"/>
      <text:p text:style-name="P1"/>
      <text:p text:style-name="P1"><text:tab/><text:tab/><text:tab/><text:tab/><text:tab/>GET REMOTE PEER STATE<text:tab/><text:tab/><text:tab/><text:tab/><text:tab/><text:tab/><text:tab/><text:tab/><text:tab/><text:tab/><text:tab/><text:tab/><text:tab/><text:tab/><text:tab/><text:tab/><text:tab/><text:tab/></text:p>
      <text:p text:style-name="P1"/>
      <text:p text:style-name="P1"/>
      <text:p text:style-name="P1"><text:s/>States of a peer </text:p>
      <text:p text:style-name="P1">enum peer_state {</text:p>
      <text:p text:style-name="P1"><text:tab/>// Stable states </text:p>
      <text:p text:style-name="P1"><text:tab/>STATE_NEW = 0,<text:tab/><text:tab/>// The peer has been just been created, PSM thread not started yet </text:p>
      <text:p text:style-name="P1"><text:tab/>STATE_OPEN,<text:tab/><text:tab/>//Connexion established </text:p>
      <text:p text:style-name="P1"><text:tab/></text:p>
      <text:p text:style-name="P1"><text:tab/>// Peer state machine</text:p>
      <text:p text:style-name="P1"><text:tab/>STATE_CLOSED,<text:tab/><text:tab/>// No connection established, will re-attempt after TcTimer. </text:p>
      <text:p text:style-name="P1"><text:tab/>STATE_CLOSING,<text:tab/><text:tab/>// the connection is being shutdown (DPR/DPA in progress) </text:p>
      <text:p text:style-name="P1"><text:tab/>STATE_WAITCNXACK,<text:tab/>// Attempting to establish transport-level connection </text:p>
      <text:p text:style-name="P1"><text:tab/>STATE_WAITCNXACK_ELEC,<text:tab/>// Received a CER from this same peer on an incoming connection (other peer object), while we were waiting for cnx ack </text:p>
      <text:p text:style-name="P1"><text:tab/>STATE_WAITCEA,<text:tab/><text:tab/>// Connection established, CER sent, waiting for CEA </text:p>
      <text:p text:style-name="P1"><text:tab/></text:p>
      <text:p text:style-name="P1"><text:tab/>STATE_OPEN_HANDSHAKE,<text:tab/>// TLS Handshake and validation are in progress in open state -- we use it only for debug purpose, it is never displayed </text:p>
      <text:p text:style-name="P1"><text:tab/></text:p>
      <text:p text:style-name="P1"><text:tab/>// Failover state machine </text:p>
      <text:p text:style-name="P1"><text:tab/>STATE_SUSPECT,<text:tab/><text:tab/>//A DWR was sent and not answered within TwTime. Failover in progress. </text:p>
      <text:p text:style-name="P1"><text:tab/>STATE_REOPEN,<text:tab/><text:tab/>// Connection has been re-established, waiting for 3 DWR/DWA exchanges before putting back to service </text:p>
      <text:p text:style-name="P1"><text:tab/></text:p>
      <text:p text:style-name="P1"><text:tab/>// Ordering issues with multistream &amp; state machine. -- see top of p_psm.c for explanation </text:p>
      <text:p text:style-name="P1"><text:tab/>STATE_OPEN_NEW, <text:tab/>// after CEA is sent, until a new message is received. Force ordering in this state </text:p>
      <text:p text:style-name="P1"><text:tab/>STATE_CLOSING_GRACE,<text:tab/>// after DPA is sent or received, give a short delay for messages in the pipe to be received. </text:p>
      <text:p text:style-name="P1"><text:tab/></text:p>
      <text:p text:style-name="P1"><text:tab/>// Error state</text:p>
      <text:p text:style-name="P1"><text:soft-page-break/><text:tab/>STATE_ZOMBIE<text:tab/><text:tab/>//The PSM thread is not running anymore; it must be re-started or peer should be deleted. </text:p>
      <text:p text:style-name="P1">};</text:p>
      <text:p text:style-name="P1"/>
      <text:p text:style-name="P1"/>
      <text:p text:style-name="P1"/>
      <text:p text:style-name="P1">Checks the connection state with remote peer. Only after the connection state is open that S6 messages may be sent to remote peer.</text:p>
      <text:p text:style-name="P1"><text:tab/>parameter:</text:p>
      <text:p text:style-name="P1"><text:tab/><text:tab/>diamid : diameter identity of remote peer</text:p>
      <text:p text:style-name="P1"><text:tab/><text:tab/>diamidlen : length of diameter identity </text:p>
      <text:p text:style-name="P1"><text:tab/>returns :'enum peer_state' values as defined above. This values are defined in freediameter library. </text:p>
      <text:p text:style-name="P1"><text:tab/><text:tab/><text:tab/> -1 if peer is invalid/notfound</text:p>
      <text:p text:style-name="P1"><text:tab/><text:tab/><text:tab/> <text:s text:c="2"/></text:p>
      <text:p text:style-name="P1"/>
      <text:p text:style-name="P1"/>
      <text:p text:style-name="P1">inline int ss_peer_state(char <text:s/>diamid, size_t diamid_len);</text:p>
      <text:p text:style-name="P1"/>
      <text:p text:style-name="P1"/>
      <text:p text:style-name="P1"/>
      <text:p text:style-name="P1"/>
      <text:p text:style-name="P1"><text:tab/><text:tab/><text:tab/><text:tab/>SET VALUE OF AVP AND ADD IT TO MESSAGE OR GROUP AVP<text:tab/><text:tab/><text:tab/><text:tab/><text:tab/><text:tab/><text:tab/><text:tab/><text:tab/><text:tab/><text:tab/><text:tab/> </text:p>
      <text:p text:style-name="P1"/>
      <text:p text:style-name="P1"/>
      <text:p text:style-name="P1">Sets Destination-Host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destination_host(struct msg msg, unsigned char val);</text:p>
      <text:p text:style-name="P1"/>
      <text:p text:style-name="P1">Sets Destination-Host avp value and add it to group AVP </text:p>
      <text:p text:style-name="P1"><text:tab/>parameter:</text:p>
      <text:p text:style-name="P1"><text:tab/><text:tab/>gavp: pointer to the group AVP pointer. </text:p>
      <text:p text:style-name="P1"><text:tab/><text:tab/>val: the value to be set</text:p>
      <text:p text:style-name="P1"><text:tab/>returns: 0 on success, 1 on failure</text:p>
      <text:p text:style-name="P1"/>
      <text:p text:style-name="P1">inline int ss_set_destination_host_gavp(struct avp gavp, unsigned char val);</text:p>
      <text:p text:style-name="P1"/>
      <text:p text:style-name="P1">Sets originating host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origin_host(struct msg msg, unsigned char val);</text:p>
      <text:p text:style-name="P1"><text:soft-page-break/></text:p>
      <text:p text:style-name="P1">Sets Destination-Realm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destination_realm(struct msg msg, unsigned char val);</text:p>
      <text:p text:style-name="P1"/>
      <text:p text:style-name="P1">Sets Destination-Realm avp value and add it to group AVP </text:p>
      <text:p text:style-name="P1"><text:tab/>parameter:</text:p>
      <text:p text:style-name="P1"><text:tab/><text:tab/>gavp: pointer to the group AVP pointer. </text:p>
      <text:p text:style-name="P1"><text:tab/><text:tab/>val: the value to be set</text:p>
      <text:p text:style-name="P1"><text:tab/>returns: 0 on success, 1 on failure</text:p>
      <text:p text:style-name="P1"/>
      <text:p text:style-name="P1">inline int ss_set_destination_realm_gavp(struct avp gavp, unsigned char val);</text:p>
      <text:p text:style-name="P1"/>
      <text:p text:style-name="P1">Sets originating realm avp value and add it to message </text:p>
      <text:p text:style-name="P1"><text:tab/>parameter:</text:p>
      <text:p text:style-name="P1"><text:tab/><text:tab/>msg: a pointer to the message pointer. </text:p>
      <text:p text:style-name="P1"><text:tab/><text:tab/>val: a pointer to the value to be set</text:p>
      <text:p text:style-name="P1"><text:tab/>returns: 0 on success, 1 on failure</text:p>
      <text:p text:style-name="P1"/>
      <text:p text:style-name="P1">inline int ss_set_origin_realm(struct msg msg, unsigned char val);</text:p>
      <text:p text:style-name="P1"/>
      <text:p text:style-name="P1">Sets User-Name (imsi)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user_name(struct msg msg, unsigned char val);</text:p>
      <text:p text:style-name="P1"/>
      <text:p text:style-name="P1">Sets RAT-Type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rat_type(struct msg msg, int32_t val);</text:p>
      <text:p text:style-name="P1"/>
      <text:p text:style-name="P1">Sets ULR-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ulr_flags(struct msg msg, uint32_t val);</text:p>
      <text:p text:style-name="P1"/>
      <text:p text:style-name="P1"><text:soft-page-break/>Sets UE-SRVCC-Capability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ue_srvcc_capability(struct msg msg, int32_t val);</text:p>
      <text:p text:style-name="P1"/>
      <text:p text:style-name="P1">Sets Visited-PLMN-Id avp value and add it to message </text:p>
      <text:p text:style-name="P1"><text:tab/>parameter:</text:p>
      <text:p text:style-name="P1"><text:tab/><text:tab/>msg: a pointer to the message pointer. </text:p>
      <text:p text:style-name="P1"><text:tab/><text:tab/>val: a a pointer to the value to be set</text:p>
      <text:p text:style-name="P1"><text:tab/>returns: 0 on success, 1 on failure</text:p>
      <text:p text:style-name="P1"/>
      <text:p text:style-name="P1">inline int ss_set_visited_plmn_id(struct msg msg, unsigned char val);</text:p>
      <text:p text:style-name="P1"/>
      <text:p text:style-name="P1">Sets SGSN-Number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sgsn_number(struct msg msg, unsigned char val);</text:p>
      <text:p text:style-name="P1"/>
      <text:p text:style-name="P1">Sets Homogeneous-Support-of-IMS-Voice-Over-PS-Session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homogeneous_support_ims_vop_sessions(struct msg msg, int32_t val);</text:p>
      <text:p text:style-name="P1"/>
      <text:p text:style-name="P1">Sets GMLC-Addres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gmlc_address(struct msg msg, unsigned char val);</text:p>
      <text:p text:style-name="P1"/>
      <text:p text:style-name="P1">Sets MME-Number-for-MT-SM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mme_number_for_mt_sms(struct msg msg, unsigned char val);</text:p>
      <text:p text:style-name="P1"/>
      <text:p text:style-name="P1">Sets SMS-Register-Request avp value and add it to message </text:p>
      <text:p text:style-name="P1"><text:soft-page-break/><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sms_register_request(struct msg msg, int32_t val);</text:p>
      <text:p text:style-name="P1"/>
      <text:p text:style-name="P1">Sets Coupled-Node-Diameter-ID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coupled_node_diameter_id(struct msg msg, unsigned char val);</text:p>
      <text:p text:style-name="P1"/>
      <text:p text:style-name="P1">Sets IMEI avp value and add it to group avp </text:p>
      <text:p text:style-name="P1"><text:tab/>parameter:</text:p>
      <text:p text:style-name="P1"><text:tab/><text:tab/>gavp: a pointer to a goup avp in to which the avp will be added after its value is set . </text:p>
      <text:p text:style-name="P1"><text:tab/><text:tab/>val: the value to be set</text:p>
      <text:p text:style-name="P1"><text:tab/>returns: 0 on success, 1 on failure</text:p>
      <text:p text:style-name="P1"/>
      <text:p text:style-name="P1">inline int ss_set_imei(struct avp gavp, unsigned char val);</text:p>
      <text:p text:style-name="P1"/>
      <text:p text:style-name="P1">Sets Software-Version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software_version(struct avp gavp, unsigned char val);</text:p>
      <text:p text:style-name="P1"/>
      <text:p text:style-name="P1">Sets 3GPP2-MEI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3gpp2_meid(struct avp gavp, unsigned char val);</text:p>
      <text:p text:style-name="P1"/>
      <text:p text:style-name="P1">Sets Context-Identifie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ontext_identifier_gavp(struct avp gavp, uint32_t val);</text:p>
      <text:p text:style-name="P1"/>
      <text:p text:style-name="P1">Sets Service-Selection avp value and add it to group avp </text:p>
      <text:p text:style-name="P1"><text:tab/>parameter:</text:p>
      <text:p text:style-name="P1"><text:soft-page-break/><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service_selection_gavp(struct avp gavp, unsigned char val);</text:p>
      <text:p text:style-name="P1"/>
      <text:p text:style-name="P1">Sets Visited-Network-Identifier avp value and add it to group avp </text:p>
      <text:p text:style-name="P1"><text:tab/>parameter:</text:p>
      <text:p text:style-name="P1"><text:tab/><text:tab/>gavp: a pointer to a goup avp in to which the avp will be added after its value is set. </text:p>
      <text:p text:style-name="P1"><text:tab/><text:tab/>val: a pointer to the value to be set</text:p>
      <text:p text:style-name="P1"><text:tab/>returns: 0 on success, 1 on failure</text:p>
      <text:p text:style-name="P1"/>
      <text:p text:style-name="P1">inline int ss_set_visited_network_identifier_gavp(struct avp gavp, unsigned char val);</text:p>
      <text:p text:style-name="P1"/>
      <text:p text:style-name="P1">Sets MIP-Home-Agent-Address avp value and add it to group avp </text:p>
      <text:p text:style-name="P1"><text:tab/>parameter:</text:p>
      <text:p text:style-name="P1"><text:tab/><text:tab/>gavp: a pointer to a goup avp in to which the avp will be added after its value is set . </text:p>
      <text:p text:style-name="P1"><text:tab/><text:tab/>val: the value to be set</text:p>
      <text:p text:style-name="P1"><text:tab/>returns: 0 on success, 1 on failure</text:p>
      <text:p text:style-name="P1"/>
      <text:p text:style-name="P1">inline int ss_set_mip_home_agent_address(struct avp gavp, unsigned char val);</text:p>
      <text:p text:style-name="P1"/>
      <text:p text:style-name="P1">Sets MIP-Home-Agent-Host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mip_home_agent_host(struct avp gavp, unsigned char val);</text:p>
      <text:p text:style-name="P1"/>
      <text:p text:style-name="P1">Sets Visited-PLMN-Id avp value and add it to group avp </text:p>
      <text:p text:style-name="P1"><text:tab/>parameter:</text:p>
      <text:p text:style-name="P1"><text:tab/><text:tab/>gavp: a pointer to a goup avp in to which the avp will be added after its value is set . <text:s/></text:p>
      <text:p text:style-name="P1"><text:tab/><text:tab/>val: the value to be set</text:p>
      <text:p text:style-name="P1"><text:tab/>returns: 0 on success, 1 on failure</text:p>
      <text:p text:style-name="P1"/>
      <text:p text:style-name="P1">inline int ss_set_visited_plmn_id_gavp(struct avp gavp, unsigned char val);</text:p>
      <text:p text:style-name="P1"/>
      <text:p text:style-name="P1">Sets Result-Code avp value and add it to message </text:p>
      <text:p text:style-name="P1"><text:tab/>parameter:</text:p>
      <text:p text:style-name="P1"><text:tab/><text:tab/>msg: pointer to the message pointer.</text:p>
      <text:p text:style-name="P1"><text:tab/><text:tab/>val: the value to be set</text:p>
      <text:p text:style-name="P1"><text:tab/>returns: 0 on success, 1 on failure</text:p>
      <text:p text:style-name="P1"/>
      <text:p text:style-name="P1">inline int ss_set_result_code(struct msg msg, uint32_t val);</text:p>
      <text:p text:style-name="P1"/>
      <text:p text:style-name="P1">Sets Error-Diagnostic avp value and add it to message </text:p>
      <text:p text:style-name="P1"><text:tab/>parameter:</text:p>
      <text:p text:style-name="P1"><text:tab/><text:tab/>msg: pointer to the message pointer.</text:p>
      <text:p text:style-name="P1"><text:soft-page-break/><text:tab/><text:tab/>val: the value to be set</text:p>
      <text:p text:style-name="P1"><text:tab/>returns: 0 on success, 1 on failure</text:p>
      <text:p text:style-name="P1"/>
      <text:p text:style-name="P1">inline int ss_set_error_diagnostic(struct msg msg, int32_t val);</text:p>
      <text:p text:style-name="P1"/>
      <text:p text:style-name="P1">Sets ULA-Flag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ula_flags(struct msg msg, uint32_t val);</text:p>
      <text:p text:style-name="P1"/>
      <text:p text:style-name="P1">Sets Vendor-Id avp value and add it to group avp </text:p>
      <text:p text:style-name="P1"><text:tab/>parameter:</text:p>
      <text:p text:style-name="P1"><text:tab/><text:tab/>gavp: a pointer to a group avp in to which the avp will be added after its value is set .</text:p>
      <text:p text:style-name="P1"><text:tab/>returns: 0 on success, 1 on failure</text:p>
      <text:p text:style-name="P1"/>
      <text:p text:style-name="P1">inline int ss_set_vendor_id(struct avp gavp, uint32_t val);</text:p>
      <text:p text:style-name="P1"/>
      <text:p text:style-name="P1">Sets Auth-Application-Id avp value and add it to group avp </text:p>
      <text:p text:style-name="P1"><text:tab/>parameter:</text:p>
      <text:p text:style-name="P1"><text:tab/><text:tab/>gavp: a pointer to a group avp in to which the avp will be added after its value is set .</text:p>
      <text:p text:style-name="P1"><text:tab/>returns: 0 on success, 1 on failure</text:p>
      <text:p text:style-name="P1"/>
      <text:p text:style-name="P1">inline int ss_set_auth_application_id(struct avp gavp, uint32_t val);</text:p>
      <text:p text:style-name="P1"/>
      <text:p text:style-name="P1">Sets Experimental-Result-Code avp value and add it to group avp </text:p>
      <text:p text:style-name="P1"><text:tab/>parameter:</text:p>
      <text:p text:style-name="P1"><text:tab/><text:tab/>gavp: a pointer to a group avp in to which the avp will be added after its value is set .</text:p>
      <text:p text:style-name="P1"><text:tab/><text:tab/>val: the value to be set</text:p>
      <text:p text:style-name="P1"><text:tab/>returns: 0 on success, 1 on failure</text:p>
      <text:p text:style-name="P1"/>
      <text:p text:style-name="P1">inline int ss_set_experimental_result_code(struct avp gavp, uint32_t val);</text:p>
      <text:p text:style-name="P1"/>
      <text:p text:style-name="P1">Sets Subscriber-Status avp value and add it to group avp </text:p>
      <text:p text:style-name="P1"><text:tab/>parameter:</text:p>
      <text:p text:style-name="P1"><text:tab/><text:tab/>gavp: a pointer to a group avp in to which the avp will be added after its value is set.</text:p>
      <text:p text:style-name="P1"><text:tab/><text:tab/>val: the value to be set</text:p>
      <text:p text:style-name="P1"><text:tab/>returns: 0 on success, 1 on failure</text:p>
      <text:p text:style-name="P1"/>
      <text:p text:style-name="P1">inline int ss_set_subscriber_status(struct avp gavp, int32_t val);</text:p>
      <text:p text:style-name="P1"/>
      <text:p text:style-name="P1">Sets MSISDN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text:soft-page-break/>inline int ss_set_msisdn(struct avp gavp, unsigned char val);</text:p>
      <text:p text:style-name="P1"/>
      <text:p text:style-name="P1">Sets A-MSISD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a_msisdn(struct avp gavp, unsigned char val);</text:p>
      <text:p text:style-name="P1"/>
      <text:p text:style-name="P1">Sets STN-SR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stn_sr(struct avp gavp, unsigned char val);</text:p>
      <text:p text:style-name="P1"/>
      <text:p text:style-name="P1">Sets ICS-Indicato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ics_indicator(struct avp gavp, int32_t val);</text:p>
      <text:p text:style-name="P1"/>
      <text:p text:style-name="P1">Sets Network-Access-Mode avp value and add it to group avp </text:p>
      <text:p text:style-name="P1"><text:tab/>parameter:</text:p>
      <text:p text:style-name="P1"><text:tab/><text:tab/>gavp: a pointer to a goup avp in to which the avp will be added after its value is set.</text:p>
      <text:p text:style-name="P1"><text:tab/><text:tab/>ret: a pointer to the value to be set</text:p>
      <text:p text:style-name="P1"><text:tab/>returns: 0 on success, 1 on failure</text:p>
      <text:p text:style-name="P1"/>
      <text:p text:style-name="P1">inline int ss_set_network_access_mode(struct avp gavp, int32_t val);</text:p>
      <text:p text:style-name="P1"/>
      <text:p text:style-name="P1">Sets Operator-Determined-Barring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operator_determined_barring(struct avp gavp, uint32_t val);</text:p>
      <text:p text:style-name="P1"/>
      <text:p text:style-name="P1">Sets HPLMN-ODB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hplmn_odb(struct avp gavp, uint32_t val);</text:p>
      <text:p text:style-name="P1"><text:soft-page-break/></text:p>
      <text:p text:style-name="P1">Sets Regional-Subscription-Zone-Cod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gional_subscription_zone_code(struct avp gavp, unsigned char val);</text:p>
      <text:p text:style-name="P1"/>
      <text:p text:style-name="P1">Sets Access-Restriction-Data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access_restriction_data(struct avp gavp, uint32_t val);</text:p>
      <text:p text:style-name="P1"/>
      <text:p text:style-name="P1">Sets APN-OI-Replacement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apn_oi_replacement(struct avp gavp, unsigned char val);</text:p>
      <text:p text:style-name="P1"/>
      <text:p text:style-name="P1">Sets 3GPP-Charging-Characteristic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3gpp_charging_characteristics(struct avp gavp, unsigned char val);</text:p>
      <text:p text:style-name="P1"/>
      <text:p text:style-name="P1">Sets RAT-Frequency-Selection-Priority-I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at_frequency_selection_priority_id(struct avp gavp, uint32_t val);</text:p>
      <text:p text:style-name="P1"/>
      <text:p text:style-name="P1">Sets Roaming-Restricted-Due-To-Unsupported-Featur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oaming_restricted_unsupported_feature(struct avp gavp, int32_t val);</text:p>
      <text:p text:style-name="P1"/>
      <text:p text:style-name="P1"><text:soft-page-break/>Sets Subscribed-Periodic-RAU-TAU-Time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ubscribed_periodic_rau_tau_timer(struct avp gavp, uint32_t val);</text:p>
      <text:p text:style-name="P1"/>
      <text:p text:style-name="P1">Sets MPS-Prior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mps_priority(struct avp gavp, uint32_t val);</text:p>
      <text:p text:style-name="P1"/>
      <text:p text:style-name="P1">Sets VPLMN-LIPA-Allowe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vplmn_lipa_allowed(struct avp gavp, int32_t val);</text:p>
      <text:p text:style-name="P1"/>
      <text:p text:style-name="P1">Sets Relay-Node-Indicato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lay_node_indicator(struct avp gavp, int32_t val);</text:p>
      <text:p text:style-name="P1"/>
      <text:p text:style-name="P1">Sets MDT-User-Consent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mdt_user_consent(struct avp gavp, int32_t val);</text:p>
      <text:p text:style-name="P1"/>
      <text:p text:style-name="P1">Sets Subscribed-VSRVCC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ubscribed_vsrvcc(struct avp gavp, int32_t val);</text:p>
      <text:p text:style-name="P1"/>
      <text:p text:style-name="P1">Sets Subscription-Data-Flags avp value and add it to group avp </text:p>
      <text:p text:style-name="P1"><text:soft-page-break/><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ubscription_data_flags(struct avp gavp, uint32_t val);</text:p>
      <text:p text:style-name="P1"/>
      <text:p text:style-name="P1">Sets multiple GMLC-Number AVPs value and add it to group avp </text:p>
      <text:p text:style-name="P1"><text:tab/>parameter:</text:p>
      <text:p text:style-name="P1"><text:tab/><text:tab/>gavp: a pointer to a goup avp in to which the avp will be added after its value is set.</text:p>
      <text:p text:style-name="P1"><text:tab/><text:tab/>val : a pointer to the value to be <text:s/>set</text:p>
      <text:p text:style-name="P1"><text:tab/>returns: 0 on success, 1 on failure</text:p>
      <text:p text:style-name="P1"/>
      <text:p text:style-name="P1">inline int ss_set_gmlc_number(struct avp gavp, unsigned char val);</text:p>
      <text:p text:style-name="P1"/>
      <text:p text:style-name="P1">Sets SS-Code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ss_code_gavp(struct avp gavp, unsigned char val);</text:p>
      <text:p text:style-name="P1"/>
      <text:p text:style-name="P1">Sets SS-Status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ss_status(struct avp gavp, unsigned char val);</text:p>
      <text:p text:style-name="P1"/>
      <text:p text:style-name="P1">Sets Notification-To-UE-Use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notification_ue_user(struct avp gavp, int32_t val);</text:p>
      <text:p text:style-name="P1"/>
      <text:p text:style-name="P1">Sets Client-Identity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client_identity(struct avp gavp, unsigned char val);</text:p>
      <text:p text:style-name="P1"/>
      <text:p text:style-name="P1">Sets GMLC-Restriction avp value and add it to group avp </text:p>
      <text:p text:style-name="P1"><text:tab/>parameter:</text:p>
      <text:p text:style-name="P1"><text:soft-page-break/><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gmlc_restriction(struct avp gavp, int32_t val);</text:p>
      <text:p text:style-name="P1"/>
      <text:p text:style-name="P1">Sets multiple PLMN-Client AVPs value and add it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plmn_client(struct avp gavp, int32_t val);</text:p>
      <text:p text:style-name="P1"/>
      <text:p text:style-name="P1">Sets ServiceTypeIdent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erviceTypeIdentity(struct avp gavp, uint32_t val);</text:p>
      <text:p text:style-name="P1"/>
      <text:p text:style-name="P1">Sets multiple TS-Code AVPs value and add it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ts_code_gavp(struct avp gavp, unsigned char val);</text:p>
      <text:p text:style-name="P1"/>
      <text:p text:style-name="P1">Sets Max-Requested-Bandwidth-UL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max_requested_bw_ul(struct avp gavp, uint32_t val);</text:p>
      <text:p text:style-name="P1"/>
      <text:p text:style-name="P1">Sets Max-Requested-Bandwidth-DL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max_requested_bw_dl(struct avp gavp, uint32_t val);</text:p>
      <text:p text:style-name="P1"/>
      <text:p text:style-name="P1">Sets All-APN-Configurations-Included-Indicator avp value and add it to group avp </text:p>
      <text:p text:style-name="P1"><text:tab/>parameter:</text:p>
      <text:p text:style-name="P1"><text:tab/><text:tab/>gavp: a pointer to a goup avp in to which the avp will be added after its value is set.</text:p>
      <text:p text:style-name="P1"><text:soft-page-break/><text:tab/><text:tab/>val: the value to be set</text:p>
      <text:p text:style-name="P1"><text:tab/>returns: 0 on success, 1 on failure</text:p>
      <text:p text:style-name="P1"/>
      <text:p text:style-name="P1">inline int ss_set_all_apn_configuration_included_indicator(struct avp gavp, int32_t val);</text:p>
      <text:p text:style-name="P1">Sets PDN-Typ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dn_type(struct avp gavp, int32_t val);</text:p>
      <text:p text:style-name="P1">Sets VPLMN-Dynamic-Address-Allowe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vplmn_dynamic_address_allowed(struct avp gavp, int32_t val);</text:p>
      <text:p text:style-name="P1"/>
      <text:p text:style-name="P1">Sets PDN-GW-Allocation-Typ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dn_gw_allocation_type(struct avp gavp, int32_t val);</text:p>
      <text:p text:style-name="P1"/>
      <text:p text:style-name="P1">Sets SIPTO-Permiss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ipto_permission(struct avp gavp, int32_t val);</text:p>
      <text:p text:style-name="P1"/>
      <text:p text:style-name="P1">Sets LIPA-Permiss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lipa_permission(struct avp gavp, int32_t val);</text:p>
      <text:p text:style-name="P1"/>
      <text:p text:style-name="P1">Sets Restoration-Prior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text:soft-page-break/>inline int ss_set_restoration_priority(struct avp gavp, uint32_t val);</text:p>
      <text:p text:style-name="P1"/>
      <text:p text:style-name="P1">Sets SIPTO-Local-Network-Permiss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sipto_local_network_permission(struct avp gavp, int32_t val);</text:p>
      <text:p text:style-name="P1"/>
      <text:p text:style-name="P1">Sets multiple Served-Party-IP-Address AVPs' values to group avp </text:p>
      <text:p text:style-name="P1"><text:tab/>parameter:</text:p>
      <text:p text:style-name="P1"><text:tab/><text:tab/>gavp: a pointer to a goup avp in to which the avp will be added after its value is set.</text:p>
      <text:p text:style-name="P1"><text:tab/><text:tab/>val : a pointer to the value to be <text:s/>set</text:p>
      <text:p text:style-name="P1"><text:tab/>returns: 0 on success, 1 on failure</text:p>
      <text:p text:style-name="P1"/>
      <text:p text:style-name="P1">inline int ss_set_served_party_ip_address(struct avp gavp, unsigned char val);</text:p>
      <text:p text:style-name="P1"/>
      <text:p text:style-name="P1">Sets QoS-Class-Identifier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qos_class_identifier(struct avp gavp, int32_t val);</text:p>
      <text:p text:style-name="P1"/>
      <text:p text:style-name="P1">Sets Priority-Level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riority_level(struct avp gavp, uint32_t val);</text:p>
      <text:p text:style-name="P1"/>
      <text:p text:style-name="P1">Sets Pre-emption-Capabil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re_emption_capability(struct avp gavp, int32_t val);</text:p>
      <text:p text:style-name="P1"/>
      <text:p text:style-name="P1">Sets Pre-emption-Vulnerabil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re_emption_vulnerability(struct avp gavp, int32_t val);</text:p>
      <text:p text:style-name="P1"><text:soft-page-break/></text:p>
      <text:p text:style-name="P1">Sets WLAN-offloadability-EUTRA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wlan_offloadability_eutran(struct avp gavp, uint32_t val);</text:p>
      <text:p text:style-name="P1"/>
      <text:p text:style-name="P1">Sets WLAN-offloadability-UTRA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wlan_offloadability_utran(struct avp gavp, uint32_t val);</text:p>
      <text:p text:style-name="P1"/>
      <text:p text:style-name="P1">Sets Trace-Reference avp value and add it to group avp </text:p>
      <text:p text:style-name="P1"><text:tab/>parameter:</text:p>
      <text:p text:style-name="P1"><text:tab/><text:tab/>gavp: a pointer to a goup avp in to which the avp will be added after its value is set . <text:s/></text:p>
      <text:p text:style-name="P1"><text:tab/><text:tab/>val: the value to be set</text:p>
      <text:p text:style-name="P1"><text:tab/>returns: 0 on success, 1 on failure</text:p>
      <text:p text:style-name="P1"/>
      <text:p text:style-name="P1">inline int ss_set_trace_reference_gavp(struct avp gavp, unsigned char val);</text:p>
      <text:p text:style-name="P1"/>
      <text:p text:style-name="P1">Sets Trace-Depth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trace_depth(struct avp gavp, int32_t val);</text:p>
      <text:p text:style-name="P1"/>
      <text:p text:style-name="P1">Sets Trace-NE-Type-List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trace_ne_type_list(struct avp gavp, unsigned char val);</text:p>
      <text:p text:style-name="P1"/>
      <text:p text:style-name="P1">Sets Trace-Interface-List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trace_interface_list(struct avp gavp, unsigned char val);</text:p>
      <text:p text:style-name="P1"/>
      <text:p text:style-name="P1"><text:soft-page-break/>Sets Trace-Event-List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trace_event_list(struct avp gavp, unsigned char val);</text:p>
      <text:p text:style-name="P1"/>
      <text:p text:style-name="P1">Sets OMC-Id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omc_id(struct avp gavp, unsigned char val);</text:p>
      <text:p text:style-name="P1"/>
      <text:p text:style-name="P1">Sets Trace-Collection-Entity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trace_collection_entity(struct avp gavp, unsigned char val);</text:p>
      <text:p text:style-name="P1"/>
      <text:p text:style-name="P1">Sets Job-Typ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job_type(struct avp gavp, int32_t val);</text:p>
      <text:p text:style-name="P1"/>
      <text:p text:style-name="P1">Sets multiple Cell-Global-Identity AVPs' values to group avp </text:p>
      <text:p text:style-name="P1"><text:tab/>parameter:</text:p>
      <text:p text:style-name="P1"><text:tab/><text:tab/>gavp: a pointer to a goup avp in to which the avp will be added after its value is set.</text:p>
      <text:p text:style-name="P1"><text:tab/><text:tab/>val : a pointer to the value to be <text:s/>set</text:p>
      <text:p text:style-name="P1"><text:tab/>returns: 0 on success, 1 on failure</text:p>
      <text:p text:style-name="P1"/>
      <text:p text:style-name="P1">inline int ss_set_cell_global_identity(struct avp gavp, unsigned char val);</text:p>
      <text:p text:style-name="P1"/>
      <text:p text:style-name="P1">Sets multiple E-UTRAN-Cell-Global-Identity AVPs' values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e_utran_cell_global_identity(struct avp gavp, unsigned char val);</text:p>
      <text:p text:style-name="P1"/>
      <text:p text:style-name="P1">Sets multiple Routing-Area-Identity AVPs' values to group avp </text:p>
      <text:p text:style-name="P1"><text:soft-page-break/><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routing_area_identity(struct avp gavp, unsigned char val);</text:p>
      <text:p text:style-name="P1"/>
      <text:p text:style-name="P1">Sets multiple Location-Area-Identity AVPs' values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location_area_identity(struct avp gavp, unsigned char val);</text:p>
      <text:p text:style-name="P1"/>
      <text:p text:style-name="P1">Sets multiple Tracking-Area-Identity AVPs' values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tracking_area_identity(struct avp gavp, unsigned char val);</text:p>
      <text:p text:style-name="P1"/>
      <text:p text:style-name="P1">Sets List-Of-Measurement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list_of_measurements(struct avp gavp, uint32_t val);</text:p>
      <text:p text:style-name="P1"/>
      <text:p text:style-name="P1">Sets Reporting-Trigge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porting_trigger(struct avp gavp, uint32_t val);</text:p>
      <text:p text:style-name="P1"/>
      <text:p text:style-name="P1">Sets Report-Interval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port_interval(struct avp gavp, int32_t val);</text:p>
      <text:p text:style-name="P1"/>
      <text:p text:style-name="P1">Sets Report-Amount avp value and add it to group avp </text:p>
      <text:p text:style-name="P1"><text:tab/>parameter:</text:p>
      <text:p text:style-name="P1"><text:soft-page-break/><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port_amount(struct avp gavp, int32_t val);</text:p>
      <text:p text:style-name="P1"/>
      <text:p text:style-name="P1">Sets Event-Threshold-RSRP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event_threshold_rsrp(struct avp gavp, uint32_t val);</text:p>
      <text:p text:style-name="P1"/>
      <text:p text:style-name="P1">Sets Event-Threshold-RSRQ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event_threshold_rsrq(struct avp gavp, uint32_t val);</text:p>
      <text:p text:style-name="P1"/>
      <text:p text:style-name="P1">Sets Logging-Interval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logging_interval(struct avp gavp, int32_t val);</text:p>
      <text:p text:style-name="P1"/>
      <text:p text:style-name="P1">Sets Logging-Durat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logging_duration(struct avp gavp, int32_t val);</text:p>
      <text:p text:style-name="P1"/>
      <text:p text:style-name="P1">Sets Measurement-Period-LTE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measurement_period_lte(struct avp gavp, int32_t val);</text:p>
      <text:p text:style-name="P1"/>
      <text:p text:style-name="P1">Sets Measurement-Period-UMTS avp value and add it to group avp </text:p>
      <text:p text:style-name="P1"><text:tab/>parameter:</text:p>
      <text:p text:style-name="P1"><text:tab/><text:tab/>gavp: a pointer to a goup avp in to which the avp will be added after its value is set.</text:p>
      <text:p text:style-name="P1"><text:soft-page-break/><text:tab/><text:tab/>val: the value to be set</text:p>
      <text:p text:style-name="P1"><text:tab/>returns: 0 on success, 1 on failure</text:p>
      <text:p text:style-name="P1"/>
      <text:p text:style-name="P1">inline int ss_set_measurement_period_umts(struct avp gavp, int32_t val);</text:p>
      <text:p text:style-name="P1"/>
      <text:p text:style-name="P1">Sets Collection-Period-RMM-LT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ollection_period_rmm_lte(struct avp gavp, int32_t val);</text:p>
      <text:p text:style-name="P1"/>
      <text:p text:style-name="P1">Sets Collection-Period-RRM-UMT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ollection_period_rmm_umts(struct avp gavp, int32_t val);</text:p>
      <text:p text:style-name="P1"/>
      <text:p text:style-name="P1">Sets Positioning-Metho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ositioning_method(struct avp gavp, unsigned char val);</text:p>
      <text:p text:style-name="P1"/>
      <text:p text:style-name="P1">Sets Measurement-Quantit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measurement_quantity(struct avp gavp, unsigned char val);</text:p>
      <text:p text:style-name="P1"/>
      <text:p text:style-name="P1">Sets Event-Threshold-Event-1F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event_threshold_event_1f(struct avp gavp, uint32_t val);</text:p>
      <text:p text:style-name="P1"/>
      <text:p text:style-name="P1">Sets Event-Threshold-Event-1I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soft-page-break/><text:tab/>returns: 0 on success, 1 on failure</text:p>
      <text:p text:style-name="P1"/>
      <text:p text:style-name="P1">inline int ss_set_event_threshold_event_1i(struct avp gavp, uint32_t val);</text:p>
      <text:p text:style-name="P1"/>
      <text:p text:style-name="P1">Sets multiple MDT-Allowed-PLMN-Id AVPs' values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mdt_allowed_plmn_id(struct avp gavp, unsigned char val);</text:p>
      <text:p text:style-name="P1"/>
      <text:p text:style-name="P1">Sets Complete-Data-List-Included-Indicato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omplete_data_list_included_indicator(struct avp gavp, int32_t val);</text:p>
      <text:p text:style-name="P1"/>
      <text:p text:style-name="P1">Sets PDP-Type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pdp_type(struct avp gavp, unsigned char val);</text:p>
      <text:p text:style-name="P1"/>
      <text:p text:style-name="P1">Sets PDP-Addres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dp_address(struct avp gavp, unsigned char val);</text:p>
      <text:p text:style-name="P1"/>
      <text:p text:style-name="P1">Sets QoS-Subscribe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qos_subscribed(struct avp gavp, unsigned char val);</text:p>
      <text:p text:style-name="P1"/>
      <text:p text:style-name="P1">Sets Ext-PDP-Type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text:soft-page-break/></text:p>
      <text:p text:style-name="P1">inline int ss_set_ext_pdp_type(struct avp gavp, unsigned char val);</text:p>
      <text:p text:style-name="P1"/>
      <text:p text:style-name="P1">Sets Ext-PDP-Address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ext_pdp_address(struct avp gavp, unsigned char val);</text:p>
      <text:p text:style-name="P1"/>
      <text:p text:style-name="P1">Sets CSG-I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sg_id(struct avp gavp, uint32_t val);</text:p>
      <text:p text:style-name="P1"/>
      <text:p text:style-name="P1">Sets Expiration-Date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expiration_date(struct avp gavp, unsigned char val);</text:p>
      <text:p text:style-name="P1"/>
      <text:p text:style-name="P1">Sets ProSe-Permiss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prose_permission(struct avp gavp, uint32_t val);</text:p>
      <text:p text:style-name="P1"/>
      <text:p text:style-name="P1">Sets multiple Reset-ID AVPs' values to group avp </text:p>
      <text:p text:style-name="P1"><text:tab/>parameter:</text:p>
      <text:p text:style-name="P1"><text:tab/><text:tab/>gavp: a pointer to a goup avp in to which the avp will be added after its value is set. <text:s/></text:p>
      <text:p text:style-name="P1"><text:tab/><text:tab/>val : a pointer to the value to be <text:s/>set</text:p>
      <text:p text:style-name="P1"><text:tab/>returns: 0 on success, 1 on failure</text:p>
      <text:p text:style-name="P1"/>
      <text:p text:style-name="P1">inline int ss_set_reset_id(struct msg msg, unsigned char val);</text:p>
      <text:p text:style-name="P1"/>
      <text:p text:style-name="P1">Sets Number-Of-Requested-Vector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text:soft-page-break/>inline int ss_set_number_of_requested_vectors(struct avp gavp, uint32_t val);</text:p>
      <text:p text:style-name="P1"/>
      <text:p text:style-name="P1">Sets Immediate-Response-Preferre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immediate_response_preferred(struct avp gavp, uint32_t val);</text:p>
      <text:p text:style-name="P1"/>
      <text:p text:style-name="P1">Sets Re-synchronization-Info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re_synchronization_info(struct avp gavp, unsigned char val);</text:p>
      <text:p text:style-name="P1"/>
      <text:p text:style-name="P1">Sets Item-Number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item_number(struct avp gavp, uint32_t val);</text:p>
      <text:p text:style-name="P1"/>
      <text:p text:style-name="P1">Sets RAND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rand(struct avp gavp, unsigned char val);</text:p>
      <text:p text:style-name="P1"/>
      <text:p text:style-name="P1">Sets XRES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xres(struct avp gavp, unsigned char val);</text:p>
      <text:p text:style-name="P1"/>
      <text:p text:style-name="P1">Sets AUTN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autn(struct avp gavp, unsigned char val);</text:p>
      <text:p text:style-name="P1"><text:soft-page-break/></text:p>
      <text:p text:style-name="P1">Sets KASME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kasme(struct avp gavp, unsigned char val);</text:p>
      <text:p text:style-name="P1"/>
      <text:p text:style-name="P1">Sets Confidentiality-Key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onfidentiality_key(struct avp gavp, unsigned char val);</text:p>
      <text:p text:style-name="P1"/>
      <text:p text:style-name="P1">Sets Integrity-Key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integrity_key(struct avp gavp, unsigned char val);</text:p>
      <text:p text:style-name="P1"/>
      <text:p text:style-name="P1">Sets Kc avp value and add it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kc(struct avp gavp, unsigned char val);</text:p>
      <text:p text:style-name="P1"/>
      <text:p text:style-name="P1">Sets SRES avp value and add it to group avp </text:p>
      <text:p text:style-name="P1"><text:tab/>parameter:</text:p>
      <text:p text:style-name="P1"><text:tab/><text:tab/>gavp: a pointer to a goup avp in to which the avp will be added after its value is set. </text:p>
      <text:p text:style-name="P1"><text:tab/><text:tab/>val: the value to be set</text:p>
      <text:p text:style-name="P1"><text:tab/>returns: 0 on success, 1 on failure</text:p>
      <text:p text:style-name="P1"/>
      <text:p text:style-name="P1">inline int ss_set_sres(struct avp gavp, unsigned char val);</text:p>
      <text:p text:style-name="P1"/>
      <text:p text:style-name="P1">Sets Cancellation-Type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cancellation_type(struct msg msg, int32_t val);</text:p>
      <text:p text:style-name="P1"/>
      <text:p text:style-name="P1"><text:soft-page-break/>Sets CLR-Flag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clr_flags(struct msg msg, uint32_t val);</text:p>
      <text:p text:style-name="P1"/>
      <text:p text:style-name="P1">Sets IDR- Flag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idr_flags(struct msg msg, uint32_t val);</text:p>
      <text:p text:style-name="P1"/>
      <text:p text:style-name="P1">Sets IMS-Voice-Over-PS-Sessions-Supported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ims_voice_over_ps_sessions_supported(struct msg msg, int32_t val);</text:p>
      <text:p text:style-name="P1"/>
      <text:p text:style-name="P1">Sets Last-UE-Activity-Time avp value and add it to message </text:p>
      <text:p text:style-name="P1"><text:tab/>parameter:</text:p>
      <text:p text:style-name="P1"><text:tab/><text:tab/>msg: a pointer to the message pointer. </text:p>
      <text:p text:style-name="P1"><text:tab/><text:tab/>ret: a pointer to the value to be set</text:p>
      <text:p text:style-name="P1"><text:tab/>returns: 0 on success, 1 on failure</text:p>
      <text:p text:style-name="P1"/>
      <text:p text:style-name="P1">inline int ss_set_last_ue_activity_time(struct msg msg, unsigned char val);</text:p>
      <text:p text:style-name="P1"/>
      <text:p text:style-name="P1">Sets IDA- 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ida_flags(struct msg msg, uint32_t val);</text:p>
      <text:p text:style-name="P1"/>
      <text:p text:style-name="P1">Sets User-Stat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user_state(struct avp gavp, int32_t val);</text:p>
      <text:p text:style-name="P1"/>
      <text:p text:style-name="P1">Sets Geographical-Information avp value and add it to group avp </text:p>
      <text:p text:style-name="P1"><text:soft-page-break/><text:tab/>parameter:</text:p>
      <text:p text:style-name="P1"><text:tab/><text:tab/>gavp: a pointer to a goup avp in to which the avp will be added after its value is set.</text:p>
      <text:p text:style-name="P1"><text:tab/><text:tab/>ret: a pointer to the value to be set</text:p>
      <text:p text:style-name="P1"><text:tab/>returns: 0 on success, 1 on failure</text:p>
      <text:p text:style-name="P1"/>
      <text:p text:style-name="P1">inline int ss_set_geographical_information(struct avp gavp, unsigned char val);</text:p>
      <text:p text:style-name="P1"/>
      <text:p text:style-name="P1">Sets Geodetic-Information avp value and add it to group avp </text:p>
      <text:p text:style-name="P1"><text:tab/>parameter:</text:p>
      <text:p text:style-name="P1"><text:tab/><text:tab/>gavp: a pointer to a goup avp in to which the avp will be added after its value is set.</text:p>
      <text:p text:style-name="P1"><text:tab/><text:tab/>ret: a a pointer to the value to be set</text:p>
      <text:p text:style-name="P1"><text:tab/>returns: 0 on success, 1 on failure</text:p>
      <text:p text:style-name="P1"/>
      <text:p text:style-name="P1">inline int ss_set_geodetic_information(struct avp gavp, unsigned char val);</text:p>
      <text:p text:style-name="P1"/>
      <text:p text:style-name="P1">Sets Current-Location-Setd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urrent_location_Setd(struct avp gavp, int32_t val);</text:p>
      <text:p text:style-name="P1"/>
      <text:p text:style-name="P1">Sets Age-Of-Location-Informat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age_of_location_information(struct avp gavp, uint32_t val);</text:p>
      <text:p text:style-name="P1"/>
      <text:p text:style-name="P1">Sets CSG-Access-Mod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sg_access_mode(struct avp gavp, int32_t val);</text:p>
      <text:p text:style-name="P1"/>
      <text:p text:style-name="P1">Sets CSG-Membership-Indication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csg_membership_indication(struct avp gavp, int32_t val);</text:p>
      <text:p text:style-name="P1"/>
      <text:p text:style-name="P1">Sets Time-Zone avp value and add it to group avp </text:p>
      <text:p text:style-name="P1"><text:tab/>parameter:</text:p>
      <text:p text:style-name="P1"><text:soft-page-break/><text:tab/><text:tab/>gavp: a pointer to a goup avp in to which the avp will be added after its value is set. <text:s/></text:p>
      <text:p text:style-name="P1"><text:tab/><text:tab/>ret: a pointer to the value to be set</text:p>
      <text:p text:style-name="P1"><text:tab/>returns: 0 on success, 1 on failure</text:p>
      <text:p text:style-name="P1"/>
      <text:p text:style-name="P1">inline int ss_set_time_zone(struct avp gavp, unsigned char val);</text:p>
      <text:p text:style-name="P1"/>
      <text:p text:style-name="P1">Sets Daylight-Saving-Time avp value and add it to group avp </text:p>
      <text:p text:style-name="P1"><text:tab/>parameter:</text:p>
      <text:p text:style-name="P1"><text:tab/><text:tab/>gavp: a pointer to a goup avp in to which the avp will be added after its value is set.</text:p>
      <text:p text:style-name="P1"><text:tab/><text:tab/>val: the value to be set</text:p>
      <text:p text:style-name="P1"><text:tab/>returns: 0 on success, 1 on failure</text:p>
      <text:p text:style-name="P1"/>
      <text:p text:style-name="P1">inline int ss_set_daylight_saving_time(struct avp gavp, int32_t val);</text:p>
      <text:p text:style-name="P1"/>
      <text:p text:style-name="P1">Sets DSR-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dsr_flags(struct msg msg, uint32_t val);</text:p>
      <text:p text:style-name="P1"/>
      <text:p text:style-name="P1">Sets Context-Identifier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context_identifier(struct msg msg, uint32_t val);</text:p>
      <text:p text:style-name="P1"/>
      <text:p text:style-name="P1">Sets Trace-Reference avp value to to message </text:p>
      <text:p text:style-name="P1"><text:tab/>parameter:</text:p>
      <text:p text:style-name="P1"><text:tab/><text:tab/>msg: a pointer to the message pointer. </text:p>
      <text:p text:style-name="P1"><text:tab/><text:tab/>val: a pointer to the value to be <text:s/>set</text:p>
      <text:p text:style-name="P1"><text:tab/>returns: 0 on success, 1 on failure</text:p>
      <text:p text:style-name="P1"/>
      <text:p text:style-name="P1">inline int ss_set_trace_reference(struct msg msg, unsigned char val);</text:p>
      <text:p text:style-name="P1"/>
      <text:p text:style-name="P1">Sets multiple TS-Code AVPs value and add it to message</text:p>
      <text:p text:style-name="P1"><text:tab/>parameter:</text:p>
      <text:p text:style-name="P1"><text:tab/><text:tab/>msg: a pointer to the message pointer. <text:s/></text:p>
      <text:p text:style-name="P1"><text:tab/><text:tab/>val : a pointer to the value to be <text:s/>set</text:p>
      <text:p text:style-name="P1"><text:tab/>returns: 0 on success, 1 on failure</text:p>
      <text:p text:style-name="P1"/>
      <text:p text:style-name="P1">inline int ss_set_ts_code(struct msg msg, unsigned char val);</text:p>
      <text:p text:style-name="P1"/>
      <text:p text:style-name="P1">Sets multiple SS-Code AVPs value and add it to message</text:p>
      <text:p text:style-name="P1"><text:tab/>parameter:</text:p>
      <text:p text:style-name="P1"><text:tab/><text:tab/>msg: a pointer to the message pointer. <text:s/></text:p>
      <text:p text:style-name="P1"><text:soft-page-break/><text:tab/><text:tab/>val : a pointer to the value to be <text:s/>set</text:p>
      <text:p text:style-name="P1"><text:tab/>returns: 0 on success, 1 on failure</text:p>
      <text:p text:style-name="P1"/>
      <text:p text:style-name="P1">inline int ss_set_ss_code(struct msg msg, unsigned char val);</text:p>
      <text:p text:style-name="P1"/>
      <text:p text:style-name="P1">Sets DSA-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dsa_flags(struct msg msg, uint32_t val);</text:p>
      <text:p text:style-name="P1"/>
      <text:p text:style-name="P1">Sets PUR-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pur_flags(struct msg msg, uint32_t val);</text:p>
      <text:p text:style-name="P1"/>
      <text:p text:style-name="P1">Sets PUA-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pua_flags(struct msg msg, uint32_t val);</text:p>
      <text:p text:style-name="P1"/>
      <text:p text:style-name="P1">Sets multiple User-Id AVPs value and add it to message</text:p>
      <text:p text:style-name="P1"><text:tab/>parameter:</text:p>
      <text:p text:style-name="P1"><text:tab/><text:tab/>msg: a pointer to the message pointer. <text:s/></text:p>
      <text:p text:style-name="P1"><text:tab/><text:tab/>val : a pointer to the value to be <text:s/>set</text:p>
      <text:p text:style-name="P1"><text:tab/>returns: 0 on success, 1 on failure</text:p>
      <text:p text:style-name="P1"/>
      <text:p text:style-name="P1">inline int ss_set_user_id(struct msg msg, unsigned char val);</text:p>
      <text:p text:style-name="P1"/>
      <text:p text:style-name="P1">Sets Visited-Network-Identifier avp value and add it to message</text:p>
      <text:p text:style-name="P1"><text:tab/>parameter:</text:p>
      <text:p text:style-name="P1"><text:tab/><text:tab/>msg: a pointer to the message pointer. <text:s/></text:p>
      <text:p text:style-name="P1"><text:tab/><text:tab/>ret: a pointer to a pointer where the result will be stored.The result is a pointer.</text:p>
      <text:p text:style-name="P1"><text:tab/>returns: 0 on success, 1 on failure</text:p>
      <text:p text:style-name="P1"/>
      <text:p text:style-name="P1">inline int ss_set_visited_network_identifier(struct msg msg, unsigned char val);</text:p>
      <text:p text:style-name="P1"/>
      <text:p text:style-name="P1">Sets Service-Selection avp value and add it to message </text:p>
      <text:p text:style-name="P1"><text:tab/>parameter:</text:p>
      <text:p text:style-name="P1"><text:tab/><text:tab/>msg: a pointer to the message pointer. </text:p>
      <text:p text:style-name="P1"><text:tab/><text:tab/>val: the value to be set</text:p>
      <text:p text:style-name="P1"><text:soft-page-break/><text:tab/>returns: 0 on success, 1 on failure</text:p>
      <text:p text:style-name="P1"/>
      <text:p text:style-name="P1">inline int ss_set_service_selection(struct msg msg, unsigned char val);</text:p>
      <text:p text:style-name="P1"/>
      <text:p text:style-name="P1">Sets Alert-Reason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alert_reason(struct msg msg, int32_t val);</text:p>
      <text:p text:style-name="P1"/>
      <text:p text:style-name="P1">Sets NOR-Flags avp value and add it to message </text:p>
      <text:p text:style-name="P1"><text:tab/>parameter:</text:p>
      <text:p text:style-name="P1"><text:tab/><text:tab/>msg: a pointer to the message pointer. </text:p>
      <text:p text:style-name="P1"><text:tab/><text:tab/>val: the value to be set</text:p>
      <text:p text:style-name="P1"><text:tab/>returns: 0 on success, 1 on failure</text:p>
      <text:p text:style-name="P1"/>
      <text:p text:style-name="P1">inline int ss_set_nor_flags(struct msg msg, uint32_t val);</text:p>
      <text:p text:style-name="P1"/>
      <text:p text:style-name="P1">Sets Homogeneous-Support-of-IMS-Voice-Over-PS-Sessions avp value and add it to message </text:p>
      <text:p text:style-name="P1"><text:tab/>parameter:</text:p>
      <text:p text:style-name="P1"><text:tab/><text:tab/>msg: pointer to the message pointer. </text:p>
      <text:p text:style-name="P1"><text:tab/><text:tab/>val: the value to be set</text:p>
      <text:p text:style-name="P1"><text:tab/>returns: 0 on success, 1 on failure</text:p>
      <text:p text:style-name="P1"/>
      <text:p text:style-name="P1">inline int ss_set_homogeneous_support_ims_vop_sessions(struct msg msg, int32_t val);</text:p>
      <text:p text:style-name="P1"/>
      <text:p text:style-name="P1">Sets Feature-List-ID <text:s/>avp value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feature_list_id(struct avp gavp, uint32_t val);</text:p>
      <text:p text:style-name="P1"/>
      <text:p text:style-name="P1">Sets Feature-List <text:s/>avp value to group avp </text:p>
      <text:p text:style-name="P1"><text:tab/>parameter:</text:p>
      <text:p text:style-name="P1"><text:tab/><text:tab/>gavp: a pointer to a goup avp in to which the avp will be added after its value is set. <text:s/></text:p>
      <text:p text:style-name="P1"><text:tab/><text:tab/>val: the value to be set</text:p>
      <text:p text:style-name="P1"><text:tab/>returns: 0 on success, 1 on failure</text:p>
      <text:p text:style-name="P1"/>
      <text:p text:style-name="P1">inline int ss_set_feature_list(struct avp gavp, uint32_t val);</text:p>
      <text:p text:style-name="P1"/>
      <text:p text:style-name="P1"/>
      <text:p text:style-name="P1"/>
      <text:p text:style-name="P1"/>
      <text:p text:style-name="P1"><text:tab/><text:tab/><text:tab/><text:tab/><text:tab/>RETRIEVE AVP VALUE<text:tab/><text:tab/><text:tab/><text:tab/><text:tab/><text:tab/><text:tab/><text:tab/><text:tab/><text:tab/><text:tab/><text:tab/><text:tab/><text:tab/><text:tab/><text:tab/><text:tab/><text:tab/><text:tab/></text:p>
      <text:p text:style-name="P1"><text:soft-page-break/></text:p>
      <text:p text:style-name="P1"/>
      <text:p text:style-name="P1">Retrieves Destination-Host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destination_host(struct msg msg, unsigned char ret);</text:p>
      <text:p text:style-name="P1"/>
      <text:p text:style-name="P1">Retrieves Destination-Host avp value from group AVP </text:p>
      <text:p text:style-name="P1"><text:tab/>parameter:</text:p>
      <text:p text:style-name="P1"><text:tab/><text:tab/>gavp: a pointer the group AVP pointer. </text:p>
      <text:p text:style-name="P1"><text:tab/><text:tab/>ret: a pointer a pointer where the result will be stored.The result is a pointer.</text:p>
      <text:p text:style-name="P1"><text:tab/>returns: 0 on success, 1 on failure</text:p>
      <text:p text:style-name="P1"/>
      <text:p text:style-name="P1">inline int ss_get_destination_host_gavp(struct avp gavp, unsigned char ret);</text:p>
      <text:p text:style-name="P1"/>
      <text:p text:style-name="P1">Retrieves originating host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origin_host(struct msg msg, unsigned char ret);</text:p>
      <text:p text:style-name="P1"/>
      <text:p text:style-name="P1">Retrieves Destination-Realm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destination_realm(struct msg msg, unsigned char ret);</text:p>
      <text:p text:style-name="P1"/>
      <text:p text:style-name="P1">Retrieves originating realm avp value from message </text:p>
      <text:p text:style-name="P1"><text:tab/>parameter:</text:p>
      <text:p text:style-name="P1"><text:tab/><text:tab/>msg: a pointer to the message pointer. </text:p>
      <text:p text:style-name="P1"><text:tab/><text:tab/>ret: a pointer to a pointer where the result will be stored.The result is a pointer.</text:p>
      <text:p text:style-name="P1"><text:tab/>returns: 0 on success, 1 on failure</text:p>
      <text:p text:style-name="P1"/>
      <text:p text:style-name="P1">inline int ss_get_origin_realm(struct msg msg, unsigned char ret);</text:p>
      <text:p text:style-name="P1"/>
      <text:p text:style-name="P1">Retrieves originating realm avp value from group AVP </text:p>
      <text:p text:style-name="P1"><text:tab/>parameter:</text:p>
      <text:p text:style-name="P1"><text:tab/><text:tab/>gavp: a pointer to the group AVP pointer. </text:p>
      <text:p text:style-name="P1"><text:tab/><text:tab/>ret: a pointer to a pointer where the result will be stored.The result is a pointer.</text:p>
      <text:p text:style-name="P1"><text:tab/>returns: 0 on success, 1 on failure</text:p>
      <text:p text:style-name="P1"/>
      <text:p text:style-name="P1">inline int ss_get_destination_realm_gavp(struct avp gavp, unsigned char ret);</text:p>
      <text:p text:style-name="P1"><text:soft-page-break/></text:p>
      <text:p text:style-name="P1">Retrieves User-Name (imsi)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user_name(struct msg msg, unsigned char ret);</text:p>
      <text:p text:style-name="P1"/>
      <text:p text:style-name="P1">Retrieves RAT-Type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rat_type(struct msg msg, int32_t ret);</text:p>
      <text:p text:style-name="P1"/>
      <text:p text:style-name="P1">Retrieves ULR-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ulr_flags(struct msg msg, uint32_t ret);</text:p>
      <text:p text:style-name="P1"/>
      <text:p text:style-name="P1">Retrieves UE-SRVCC-Capability avp value from message </text:p>
      <text:p text:style-name="P1"><text:tab/>parameter:</text:p>
      <text:p text:style-name="P1"><text:tab/><text:tab/>msg: a pointer to the message pointer. </text:p>
      <text:p text:style-name="P1"><text:tab/><text:tab/>ret: a pointer to an int variable where the result will be stored.</text:p>
      <text:p text:style-name="P1"><text:tab/>returns: 0 on success, 1 on failure</text:p>
      <text:p text:style-name="P1"/>
      <text:p text:style-name="P1">inline int ss_get_ue_srvcc_capability(struct msg msg, int32_t ret);</text:p>
      <text:p text:style-name="P1"/>
      <text:p text:style-name="P1">Retrieves Visited-PLMN-Id avp value from message </text:p>
      <text:p text:style-name="P1"><text:tab/>parameter:</text:p>
      <text:p text:style-name="P1"><text:tab/><text:tab/>msg: a pointer to the message pointer. </text:p>
      <text:p text:style-name="P1"><text:tab/><text:tab/>ret: a pointer to a pointer where the result will be stored.The result is a pointer.</text:p>
      <text:p text:style-name="P1"><text:tab/>returns: 0 on success, 1 on failure</text:p>
      <text:p text:style-name="P1"/>
      <text:p text:style-name="P1">inline int ss_get_visited_plmn_id(struct msg msg, unsigned char ret);</text:p>
      <text:p text:style-name="P1"/>
      <text:p text:style-name="P1">Retrieves SGSN-Number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sgsn_number(struct msg msg, unsigned char ret);</text:p>
      <text:p text:style-name="P1"/>
      <text:p text:style-name="P1"><text:soft-page-break/>Retrieves Homogeneous-Support-of-IMS-Voice-Over-PS-Session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homogeneous_support_ims(struct msg msg, int32_t ret);</text:p>
      <text:p text:style-name="P1"/>
      <text:p text:style-name="P1">Retrieves GMLC-Address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gmlc_address(struct msg msg, unsigned char ret);</text:p>
      <text:p text:style-name="P1"/>
      <text:p text:style-name="P1">Retrieves MME-Number-for-MT-SMS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mme_number_for_mt_sms(struct msg msg, unsigned char ret);</text:p>
      <text:p text:style-name="P1"/>
      <text:p text:style-name="P1">Retrieves SMS-Register-Request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sms_register_request(struct msg msg, int32_t ret);</text:p>
      <text:p text:style-name="P1"/>
      <text:p text:style-name="P1">Retrieves Coupled-Node-Diameter-ID avp value from message </text:p>
      <text:p text:style-name="P1"><text:tab/>parameter:</text:p>
      <text:p text:style-name="P1"><text:tab/><text:tab/>msg: a pointer the message pointer. </text:p>
      <text:p text:style-name="P1"><text:tab/><text:tab/>ret: a pointer a pointer where the result will be stored.The result is a pointer.</text:p>
      <text:p text:style-name="P1"><text:tab/>returns: 0 on success, 1 on failure</text:p>
      <text:p text:style-name="P1"/>
      <text:p text:style-name="P1">inline int ss_get_coupled_node_diameter_id(struct msg msg, unsigned char ret);</text:p>
      <text:p text:style-name="P1"/>
      <text:p text:style-name="P1">Retrieves IMEI avp value from group avp </text:p>
      <text:p text:style-name="P1"><text:tab/>parameter:</text:p>
      <text:p text:style-name="P1"><text:tab/><text:tab/>gavp: a pointer to a group avp that contains imei avp. </text:p>
      <text:p text:style-name="P1"><text:tab/><text:tab/>ret: a pointer a pointer where the result will be stored.The result is a pointer.</text:p>
      <text:p text:style-name="P1"><text:tab/>returns: 0 on success, 1 on failure</text:p>
      <text:p text:style-name="P1"/>
      <text:p text:style-name="P1">inline int ss_get_imei(struct avp gavp, unsigned char ret);</text:p>
      <text:p text:style-name="P1"/>
      <text:p text:style-name="P1">Retrieves Software-Version avp value from group avp </text:p>
      <text:p text:style-name="P1"><text:soft-page-break/><text:tab/>parameter:</text:p>
      <text:p text:style-name="P1"><text:tab/><text:tab/>gavp: a pointer to a group avp that contains Software-Version avp. </text:p>
      <text:p text:style-name="P1"><text:tab/><text:tab/>ret: a pointer a pointer where the result will be stored.The result is a pointer.</text:p>
      <text:p text:style-name="P1"><text:tab/>returns: 0 on success, 1 on failure</text:p>
      <text:p text:style-name="P1"/>
      <text:p text:style-name="P1">inline int ss_get_software_version(struct avp gavp, unsigned char ret);</text:p>
      <text:p text:style-name="P1"/>
      <text:p text:style-name="P1">Retrieves 3gpp2-meid avp value from group avp </text:p>
      <text:p text:style-name="P1"><text:tab/>parameter:</text:p>
      <text:p text:style-name="P1"><text:tab/><text:tab/>gavp: a pointer to a group avp that contains meid avp. </text:p>
      <text:p text:style-name="P1"><text:tab/><text:tab/>ret: a pointer a pointer where the result will be stored.The result is a pointer.</text:p>
      <text:p text:style-name="P1"><text:tab/>returns: 0 on success, 1 on failure</text:p>
      <text:p text:style-name="P1"/>
      <text:p text:style-name="P1">inline int ss_get_3gpp2_meid(struct avp gavp, unsigned char ret);</text:p>
      <text:p text:style-name="P1"/>
      <text:p text:style-name="P1">Retrieves Context-Identifier avp value from group avp </text:p>
      <text:p text:style-name="P1"><text:tab/>parameter:</text:p>
      <text:p text:style-name="P1"><text:tab/><text:tab/>gavp: a pointer to a group avp that contains Context-Identifier avp.</text:p>
      <text:p text:style-name="P1"><text:tab/><text:tab/>ret: a pointer to an uint32_t variable where the result will be stored.</text:p>
      <text:p text:style-name="P1"><text:tab/>returns: 0 on success, 1 on failure</text:p>
      <text:p text:style-name="P1"/>
      <text:p text:style-name="P1">inline int ss_get_context_identifier_gavp(struct avp gavp, uint32_t ret);</text:p>
      <text:p text:style-name="P1"/>
      <text:p text:style-name="P1">Retrieves Service-Selection avp value from group avp </text:p>
      <text:p text:style-name="P1"><text:tab/>parameter:</text:p>
      <text:p text:style-name="P1"><text:tab/><text:tab/>gavp: a pointer to a group avp that contains Service-Selection avp. </text:p>
      <text:p text:style-name="P1"><text:tab/><text:tab/>ret: a pointer a pointer where the result will be stored.The result is a pointer.</text:p>
      <text:p text:style-name="P1"><text:tab/>returns: 0 on success, 1 on failure</text:p>
      <text:p text:style-name="P1"/>
      <text:p text:style-name="P1">inline int ss_get_service_selection_gavp(struct avp gavp, unsigned char ret);</text:p>
      <text:p text:style-name="P1"/>
      <text:p text:style-name="P1">Retrieves multiple Service-Selection AVPs' values from group avp </text:p>
      <text:p text:style-name="P1"><text:tab/>parameter:</text:p>
      <text:p text:style-name="P1"><text:tab/><text:tab/>gavp: a pointer to the group avp that contains Service-Selection avps.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service_selection_array(struct avp gavp, unsigned char array_ret, size_t array_size);</text:p>
      <text:p text:style-name="P1"/>
      <text:p text:style-name="P1">Retrieves Visited-Network-Identifier avp value from group avp </text:p>
      <text:p text:style-name="P1"><text:tab/>parameter:</text:p>
      <text:p text:style-name="P1"><text:tab/><text:tab/>gavp: a pointer to a group avp that contains Visited-Network-Identifier avp. </text:p>
      <text:p text:style-name="P1"><text:tab/><text:tab/>ret: a pointer to a pointer where the result will be stored.The result is a pointer.</text:p>
      <text:p text:style-name="P1"><text:tab/>returns: 0 on success, 1 on failure</text:p>
      <text:p text:style-name="P1"/>
      <text:p text:style-name="P1">inline int ss_get_visited_network_identifier_gavp(struct avp gavp, unsigned char ret);</text:p>
      <text:p text:style-name="P1"><text:soft-page-break/></text:p>
      <text:p text:style-name="P1">Retrieves multiple MIP-Home-Agent-Address AVPs' values from group avp </text:p>
      <text:p text:style-name="P1"><text:tab/>parameter:</text:p>
      <text:p text:style-name="P1"><text:tab/><text:tab/>gavp: a pointer to the group avp that contains MIP-Home-Agent-Address avps.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mip_home_agent_address_array(struct avp gavp, unsigned char array_ret, size_t array_size);</text:p>
      <text:p text:style-name="P1"/>
      <text:p text:style-name="P1">Retrieves Visited-PLMN-Id avp value from group avp </text:p>
      <text:p text:style-name="P1"><text:tab/>parameter:</text:p>
      <text:p text:style-name="P1"><text:tab/><text:tab/>gavp: a pointer to a group avp that contains Visited-PLMN-Id avp. <text:s/></text:p>
      <text:p text:style-name="P1"><text:tab/><text:tab/>ret: a pointer a pointer where the result will be stored.The result is a pointer.</text:p>
      <text:p text:style-name="P1"><text:tab/>returns: 0 on success, 1 on failure</text:p>
      <text:p text:style-name="P1"/>
      <text:p text:style-name="P1">inline int ss_get_visited_plmn_id_gavp(struct avp gavp, unsigned char ret);</text:p>
      <text:p text:style-name="P1"/>
      <text:p text:style-name="P1">Retrieves multiple Visited-PLMN-Id AVPs' values from group avp </text:p>
      <text:p text:style-name="P1"><text:tab/>parameter:</text:p>
      <text:p text:style-name="P1"><text:tab/><text:tab/>gavp: a pointer to the group avp that contains Visited-PLMN-Id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visited_plmn_id_array(struct avp gavp, unsigned char array_ret, size_t array_size);</text:p>
      <text:p text:style-name="P1"/>
      <text:p text:style-name="P1">Retrieves Result-Code avp value from message</text:p>
      <text:p text:style-name="P1"><text:tab/>parameter:</text:p>
      <text:p text:style-name="P1"><text:tab/><text:tab/>msg: a pointer the message pointer.</text:p>
      <text:p text:style-name="P1"><text:tab/><text:tab/>ret: a pointer to an uint32_t variable where the result will be stored.</text:p>
      <text:p text:style-name="P1"><text:tab/>returns: 0 on success, 1 on failure</text:p>
      <text:p text:style-name="P1"/>
      <text:p text:style-name="P1">inline int ss_get_result_code(struct msg msg, uint32_t ret);</text:p>
      <text:p text:style-name="P1"/>
      <text:p text:style-name="P1">Retrieves Error-Diagnostic avp value from message </text:p>
      <text:p text:style-name="P1"><text:tab/>parameter:</text:p>
      <text:p text:style-name="P1"><text:tab/><text:tab/>msg: a pointer the message pointer.</text:p>
      <text:p text:style-name="P1"><text:tab/><text:tab/>ret: a pointer to an int variable where the result will be stored.</text:p>
      <text:p text:style-name="P1"><text:tab/>returns: 0 on success, 1 on failure</text:p>
      <text:p text:style-name="P1"/>
      <text:p text:style-name="P1">inline int ss_get_error_diagnostic(struct msg msg, int32_t ret);</text:p>
      <text:p text:style-name="P1"/>
      <text:p text:style-name="P1">Retrieves ULA-Flags avp value from message </text:p>
      <text:p text:style-name="P1"><text:soft-page-break/><text:tab/>parameter:</text:p>
      <text:p text:style-name="P1"><text:tab/><text:tab/>msg: a pointer the message pointer. </text:p>
      <text:p text:style-name="P1"><text:tab/><text:tab/>ret: a pointer to an uint32_t variable where the result will be stored.</text:p>
      <text:p text:style-name="P1"><text:tab/>returns: 0 on success, 1 on failure</text:p>
      <text:p text:style-name="P1"/>
      <text:p text:style-name="P1">inline int ss_get_ula_flags(struct msg msg, uint32_t ret);</text:p>
      <text:p text:style-name="P1"/>
      <text:p text:style-name="P1">Retrieves Vendor-Id avp value from group avp </text:p>
      <text:p text:style-name="P1"><text:tab/>parameter:</text:p>
      <text:p text:style-name="P1"><text:tab/><text:tab/>gavp: a pointer to a group avp that contains Vendor-Id avp.</text:p>
      <text:p text:style-name="P1"><text:tab/><text:tab/>ret: a pointer to an uint32_t variable where the result will be stored.</text:p>
      <text:p text:style-name="P1"><text:tab/>returns: 0 on success, 1 on failure</text:p>
      <text:p text:style-name="P1"/>
      <text:p text:style-name="P1">inline int ss_get_vendor_id(struct avp gavp, uint32_t ret);</text:p>
      <text:p text:style-name="P1"/>
      <text:p text:style-name="P1">Retrieves Experimental-Result-Code avp value from group avp </text:p>
      <text:p text:style-name="P1"><text:tab/>parameter:</text:p>
      <text:p text:style-name="P1"><text:tab/><text:tab/>gavp: a pointer to a group avp that contains Experimental-Result-Code avp.</text:p>
      <text:p text:style-name="P1"><text:tab/><text:tab/>ret: a pointer to an uint32_t variable where the result will be stored.</text:p>
      <text:p text:style-name="P1"><text:tab/>returns: 0 on success, 1 on failure</text:p>
      <text:p text:style-name="P1"/>
      <text:p text:style-name="P1">inline int ss_get_experimental_result_code(struct avp gavp, uint32_t ret);</text:p>
      <text:p text:style-name="P1"/>
      <text:p text:style-name="P1">Retrieves Subscriber-Status avp value from group avp </text:p>
      <text:p text:style-name="P1"><text:tab/>parameter:</text:p>
      <text:p text:style-name="P1"><text:tab/><text:tab/>gavp: a pointer to a group avp that contains Subscriber-Status avp.</text:p>
      <text:p text:style-name="P1"><text:tab/><text:tab/>ret: a pointer to an int variable where the result will be stored.</text:p>
      <text:p text:style-name="P1"><text:tab/>returns: 0 on success, 1 on failure</text:p>
      <text:p text:style-name="P1"/>
      <text:p text:style-name="P1">inline int ss_get_subscriber_status(struct avp gavp, int32_t ret);</text:p>
      <text:p text:style-name="P1"/>
      <text:p text:style-name="P1">Retrieves MSISDN avp value from group avp </text:p>
      <text:p text:style-name="P1"><text:tab/>parameter:</text:p>
      <text:p text:style-name="P1"><text:tab/><text:tab/>gavp: a pointer to a group avp that contains MSISDN avp. </text:p>
      <text:p text:style-name="P1"><text:tab/><text:tab/>ret: a pointer a pointer where the result will be stored.The result is a pointer.</text:p>
      <text:p text:style-name="P1"><text:tab/>returns: 0 on success, 1 on failure</text:p>
      <text:p text:style-name="P1"/>
      <text:p text:style-name="P1">inline int ss_get_msisdn(struct avp gavp, unsigned char ret);</text:p>
      <text:p text:style-name="P1"/>
      <text:p text:style-name="P1">Retrieves A-MSISDN avp value from group avp </text:p>
      <text:p text:style-name="P1"><text:tab/>parameter:</text:p>
      <text:p text:style-name="P1"><text:tab/><text:tab/>gavp: a pointer to a group avp that contains A-MSISDN avp. </text:p>
      <text:p text:style-name="P1"><text:tab/><text:tab/>ret: a pointer a pointer where the result will be stored.The result is a pointer.</text:p>
      <text:p text:style-name="P1"><text:tab/>returns: 0 on success, 1 on failure</text:p>
      <text:p text:style-name="P1"/>
      <text:p text:style-name="P1">inline int ss_get_a_msisdn(struct avp gavp, unsigned char ret);</text:p>
      <text:p text:style-name="P1"/>
      <text:p text:style-name="P1">Retrieves STN-SR avp value from group avp </text:p>
      <text:p text:style-name="P1"><text:tab/>parameter:</text:p>
      <text:p text:style-name="P1"><text:soft-page-break/><text:tab/><text:tab/>gavp: a pointer to a group avp that contains STN-SR avp. <text:s/></text:p>
      <text:p text:style-name="P1"><text:tab/><text:tab/>ret: a pointer a pointer where the result will be stored.The result is a pointer.</text:p>
      <text:p text:style-name="P1"><text:tab/>returns: 0 on success, 1 on failure</text:p>
      <text:p text:style-name="P1"/>
      <text:p text:style-name="P1">inline int ss_get_stn_sr(struct avp gavp, unsigned char ret);</text:p>
      <text:p text:style-name="P1"/>
      <text:p text:style-name="P1">Retrieves ICS-Indicator avp value from group avp </text:p>
      <text:p text:style-name="P1"><text:tab/>parameter:</text:p>
      <text:p text:style-name="P1"><text:tab/><text:tab/>gavp: a pointer to a group avp that contains ICS-Indicator avp.</text:p>
      <text:p text:style-name="P1"><text:tab/><text:tab/>ret: a pointer to an int variable where the result will be stored.</text:p>
      <text:p text:style-name="P1"><text:tab/>returns: 0 on success, 1 on failure</text:p>
      <text:p text:style-name="P1"/>
      <text:p text:style-name="P1">inline int ss_get_ics_indicator(struct avp gavp, int32_t ret);</text:p>
      <text:p text:style-name="P1"/>
      <text:p text:style-name="P1">Retrieves Network-Access-Mode avp value from group avp </text:p>
      <text:p text:style-name="P1"><text:tab/>parameter:</text:p>
      <text:p text:style-name="P1"><text:tab/><text:tab/>gavp: a pointer to a group avp that contains Network-Access-Mode avp.</text:p>
      <text:p text:style-name="P1"><text:tab/><text:tab/>ret: a pointer to an uint variable where the result will be stored.</text:p>
      <text:p text:style-name="P1"><text:tab/>returns: 0 on success, 1 on failure</text:p>
      <text:p text:style-name="P1"/>
      <text:p text:style-name="P1">inline int ss_get_network_access_mode(struct avp gavp, int32_t ret);</text:p>
      <text:p text:style-name="P1"/>
      <text:p text:style-name="P1">Retrieves Operator-Determined-Barring avp value from group avp </text:p>
      <text:p text:style-name="P1"><text:tab/>parameter:</text:p>
      <text:p text:style-name="P1"><text:tab/><text:tab/>gavp: a pointer to a group avp that contains Operator-Determined-Barring avp.</text:p>
      <text:p text:style-name="P1"><text:tab/><text:tab/>ret: a pointer to an uint32_t variable where the result will be stored.</text:p>
      <text:p text:style-name="P1"><text:tab/>returns: 0 on success, 1 on failure</text:p>
      <text:p text:style-name="P1"/>
      <text:p text:style-name="P1">inline int ss_get_operator_determined_barring(struct avp gavp, uint32_t ret);</text:p>
      <text:p text:style-name="P1"/>
      <text:p text:style-name="P1">Retrieves HPLMN-ODB avp value from group avp </text:p>
      <text:p text:style-name="P1"><text:tab/>parameter:</text:p>
      <text:p text:style-name="P1"><text:tab/><text:tab/>gavp: a pointer to a group avp that contains HPLMN-ODB avp.</text:p>
      <text:p text:style-name="P1"><text:tab/><text:tab/>ret: a pointer to an uint32_t variable where the result will be stored.</text:p>
      <text:p text:style-name="P1"><text:tab/>returns: 0 on success, 1 on failure</text:p>
      <text:p text:style-name="P1"/>
      <text:p text:style-name="P1">inline int ss_get_hplmn_odb(struct avp gavp, uint32_t ret);</text:p>
      <text:p text:style-name="P1"/>
      <text:p text:style-name="P1">Retrieves Regional-Subscription-Zone-Code avp value from group avp </text:p>
      <text:p text:style-name="P1"><text:tab/>parameter:</text:p>
      <text:p text:style-name="P1"><text:tab/><text:tab/>gavp: a pointer to a group avp that contains Regional-Subscription-Zone-Code avp. <text:s/></text:p>
      <text:p text:style-name="P1"><text:tab/><text:tab/>ret: a pointer a pointer where the result will be stored.The result is a pointer.</text:p>
      <text:p text:style-name="P1"><text:tab/>returns: 0 on success, 1 on failure</text:p>
      <text:p text:style-name="P1"/>
      <text:p text:style-name="P1">inline int ss_get_regional_subscription_zone_code(struct avp gavp, unsigned char ret);</text:p>
      <text:p text:style-name="P1"/>
      <text:p text:style-name="P1">Retrieves Access-Restriction-Data avp value from group avp </text:p>
      <text:p text:style-name="P1"><text:tab/>parameter:</text:p>
      <text:p text:style-name="P1"><text:tab/><text:tab/>gavp: a pointer to a group avp that contains Access-Restriction-Data avp.</text:p>
      <text:p text:style-name="P1"><text:soft-page-break/><text:tab/><text:tab/>ret: a pointer to an uint32_t variable where the result will be stored.</text:p>
      <text:p text:style-name="P1"><text:tab/>returns: 0 on success, 1 on failure</text:p>
      <text:p text:style-name="P1"/>
      <text:p text:style-name="P1">inline int ss_get_access_restriction_data(struct avp gavp, uint32_t ret);</text:p>
      <text:p text:style-name="P1"/>
      <text:p text:style-name="P1">Retrieves APN-OI-Replacement avp value from group avp </text:p>
      <text:p text:style-name="P1"><text:tab/>parameter:</text:p>
      <text:p text:style-name="P1"><text:tab/><text:tab/>gavp: a pointer to a group avp that contains APN-OI-Replacement avp. <text:s/></text:p>
      <text:p text:style-name="P1"><text:tab/><text:tab/>ret: a pointer a pointer where the result will be stored.The result is a pointer.</text:p>
      <text:p text:style-name="P1"><text:tab/>returns: 0 on success, 1 on failure</text:p>
      <text:p text:style-name="P1"/>
      <text:p text:style-name="P1">inline int ss_get_apn_oi_replacement(struct avp gavp, unsigned char ret);</text:p>
      <text:p text:style-name="P1"/>
      <text:p text:style-name="P1">Retrieves 3GPP-Charging-Characteristics avp value from group avp </text:p>
      <text:p text:style-name="P1"><text:tab/>parameter:</text:p>
      <text:p text:style-name="P1"><text:tab/><text:tab/>gavp: a pointer to a group avp that contains 3GPP-Charging-Characteristics avp. <text:s/></text:p>
      <text:p text:style-name="P1"><text:tab/><text:tab/>ret: a pointer a pointer where the result will be stored.The result is a pointer.</text:p>
      <text:p text:style-name="P1"><text:tab/>returns: 0 on success, 1 on failure</text:p>
      <text:p text:style-name="P1"/>
      <text:p text:style-name="P1">inline int ss_get_3gpp_charging_characteristics(struct avp gavp, unsigned char ret);</text:p>
      <text:p text:style-name="P1"/>
      <text:p text:style-name="P1">Retrieves RAT-Frequency-Selection-Priority-ID avp value from group avp </text:p>
      <text:p text:style-name="P1"><text:tab/>parameter:</text:p>
      <text:p text:style-name="P1"><text:tab/><text:tab/>gavp: a pointer to a group avp that contains RAT-Frequency-Selection-Priority-ID avp.</text:p>
      <text:p text:style-name="P1"><text:tab/><text:tab/>ret: a pointer to an uint32_t variable where the result will be stored.</text:p>
      <text:p text:style-name="P1"><text:tab/>returns: 0 on success, 1 on failure</text:p>
      <text:p text:style-name="P1"/>
      <text:p text:style-name="P1">inline int ss_get_rat_frequency_selection_priority_id(struct avp gavp, uint32_t ret);</text:p>
      <text:p text:style-name="P1"/>
      <text:p text:style-name="P1">Retrieves Roaming-Restricted-Due-To-Unsupported-Feature avp value from group avp </text:p>
      <text:p text:style-name="P1"><text:tab/>parameter:</text:p>
      <text:p text:style-name="P1"><text:tab/><text:tab/>gavp: a pointer to a group avp that contains Roaming-Restricted-Due-To-Unsupported-Feature avp.</text:p>
      <text:p text:style-name="P1"><text:tab/><text:tab/>ret: a pointer to an int variable where the result will be stored.</text:p>
      <text:p text:style-name="P1"><text:tab/>returns: 0 on success, 1 on failure</text:p>
      <text:p text:style-name="P1"/>
      <text:p text:style-name="P1">inline int ss_get_roaming_restricted_unsupported_feature(struct avp gavp, int32_t ret);</text:p>
      <text:p text:style-name="P1"/>
      <text:p text:style-name="P1">Retrieves Subscribed-Periodic-RAU-TAU-Timer avp value from group avp </text:p>
      <text:p text:style-name="P1"><text:tab/>parameter:</text:p>
      <text:p text:style-name="P1"><text:tab/><text:tab/>gavp: a pointer to a group avp that contains Subscribed-Periodic-RAU-TAU-Timer avp.</text:p>
      <text:p text:style-name="P1"><text:tab/><text:tab/>ret: a pointer to an uint32_t variable where the result will be stored.</text:p>
      <text:p text:style-name="P1"><text:tab/>returns: 0 on success, 1 on failure</text:p>
      <text:p text:style-name="P1"/>
      <text:p text:style-name="P1">inline int ss_get_subscribed_periodic_rau_tau_timer(struct avp gavp, uint32_t ret);</text:p>
      <text:p text:style-name="P1"/>
      <text:p text:style-name="P1">Retrieves MPS-Priority avp value from group avp </text:p>
      <text:p text:style-name="P1"><text:tab/>parameter:</text:p>
      <text:p text:style-name="P1"><text:tab/><text:tab/>gavp: a pointer to a group avp that contains MPS-Priority avp.</text:p>
      <text:p text:style-name="P1"><text:soft-page-break/><text:tab/><text:tab/>ret: a pointer to an uint32_t variable where the result will be stored.</text:p>
      <text:p text:style-name="P1"><text:tab/>returns: 0 on success, 1 on failure</text:p>
      <text:p text:style-name="P1"/>
      <text:p text:style-name="P1">inline int ss_get_mps_priority(struct avp gavp, uint32_t ret);</text:p>
      <text:p text:style-name="P1"/>
      <text:p text:style-name="P1">Retrieves VPLMN-LIPA-Allowed avp value from group avp </text:p>
      <text:p text:style-name="P1"><text:tab/>parameter:</text:p>
      <text:p text:style-name="P1"><text:tab/><text:tab/>gavp: a pointer to a group avp that contains VPLMN-LIPA-Allowed avp.</text:p>
      <text:p text:style-name="P1"><text:tab/><text:tab/>ret: a pointer to an int variable where the result will be stored.</text:p>
      <text:p text:style-name="P1"><text:tab/>returns: 0 on success, 1 on failure</text:p>
      <text:p text:style-name="P1"/>
      <text:p text:style-name="P1">inline int ss_get_vplmn_lipa_allowed(struct avp gavp, int32_t ret);</text:p>
      <text:p text:style-name="P1"/>
      <text:p text:style-name="P1">Retrieves Relay-Node-Indicator avp value from group avp </text:p>
      <text:p text:style-name="P1"><text:tab/>parameter:</text:p>
      <text:p text:style-name="P1"><text:tab/><text:tab/>gavp: a pointer to a group avp that contains Relay-Node-Indicator avp.</text:p>
      <text:p text:style-name="P1"><text:tab/><text:tab/>ret: a pointer to an int variable where the result will be stored.</text:p>
      <text:p text:style-name="P1"><text:tab/>returns: 0 on success, 1 on failure</text:p>
      <text:p text:style-name="P1"/>
      <text:p text:style-name="P1">inline int ss_get_relay_node_indicator(struct avp gavp, int32_t ret);</text:p>
      <text:p text:style-name="P1"/>
      <text:p text:style-name="P1">Retrieves MDT-User-Consent avp value from group avp </text:p>
      <text:p text:style-name="P1"><text:tab/>parameter:</text:p>
      <text:p text:style-name="P1"><text:tab/><text:tab/>gavp: a pointer to a group avp that contains MDT-User-Consent avp.</text:p>
      <text:p text:style-name="P1"><text:tab/><text:tab/>ret: a pointer to an int variable where the result will be stored.</text:p>
      <text:p text:style-name="P1"><text:tab/>returns: 0 on success, 1 on failure</text:p>
      <text:p text:style-name="P1"/>
      <text:p text:style-name="P1">inline int ss_get_mdt_user_consent(struct avp gavp, int32_t ret);</text:p>
      <text:p text:style-name="P1"/>
      <text:p text:style-name="P1">Retrieves Subscribed-VSRVCC avp value from group avp </text:p>
      <text:p text:style-name="P1"><text:tab/>parameter:</text:p>
      <text:p text:style-name="P1"><text:tab/><text:tab/>gavp: a pointer to a group avp that contains Subscribed-VSRVCC avp.</text:p>
      <text:p text:style-name="P1"><text:tab/><text:tab/>ret: a pointer to an int variable where the result will be stored.</text:p>
      <text:p text:style-name="P1"><text:tab/>returns: 0 on success, 1 on failure</text:p>
      <text:p text:style-name="P1"/>
      <text:p text:style-name="P1">inline int ss_get_subscribed_vsrvcc(struct avp gavp, int32_t ret);</text:p>
      <text:p text:style-name="P1"/>
      <text:p text:style-name="P1">Retrieves Subscription-Data-Flags avp value from group avp </text:p>
      <text:p text:style-name="P1"><text:tab/>parameter:</text:p>
      <text:p text:style-name="P1"><text:tab/><text:tab/>gavp: a pointer to a group avp that contains Subscription-Data-Flags avp.</text:p>
      <text:p text:style-name="P1"><text:tab/><text:tab/>ret: a pointer to an uint32_t variable where the result will be stored.</text:p>
      <text:p text:style-name="P1"><text:tab/>returns: 0 on success, 1 on failure</text:p>
      <text:p text:style-name="P1"/>
      <text:p text:style-name="P1">inline int ss_get_subscription_data_flags(struct avp gavp, uint32_t ret);</text:p>
      <text:p text:style-name="P1"/>
      <text:p text:style-name="P1">Retrieves multiple GMLC-Number AVPs value from group avp </text:p>
      <text:p text:style-name="P1"><text:tab/>parameter:</text:p>
      <text:p text:style-name="P1"><text:tab/><text:tab/>gavp: a pointer to a group avp that contains GMLC-Number avp. <text:s/></text:p>
      <text:p text:style-name="P1"><text:tab/><text:tab/>ret: address of a pointer where a pointer to the resulting dynamic array of strings will be <text:soft-page-break/>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gmlc_number(struct avp gavp, unsigned char array_ret, size_t array_size);</text:p>
      <text:p text:style-name="P1"/>
      <text:p text:style-name="P1">Retrieves SS-Code avp value from group avp </text:p>
      <text:p text:style-name="P1"><text:tab/>parameter:</text:p>
      <text:p text:style-name="P1"><text:tab/><text:tab/>gavp: a pointer to a group avp that contains SS-Code avp. <text:s/></text:p>
      <text:p text:style-name="P1"><text:tab/><text:tab/>ret: a pointer a pointer where the result will be stored.The result is a pointer.</text:p>
      <text:p text:style-name="P1"><text:tab/>returns: 0 on success, 1 on failure</text:p>
      <text:p text:style-name="P1"/>
      <text:p text:style-name="P1">inline int ss_get_ss_code_gavp(struct avp gavp, unsigned char ret);</text:p>
      <text:p text:style-name="P1"/>
      <text:p text:style-name="P1">Retrieves SS-Status avp value from group avp </text:p>
      <text:p text:style-name="P1"><text:tab/>parameter:</text:p>
      <text:p text:style-name="P1"><text:tab/><text:tab/>gavp: a pointer to a group avp that contains SS-Status avp. <text:s/></text:p>
      <text:p text:style-name="P1"><text:tab/><text:tab/>ret: a pointer a pointer where the result will be stored.The result is a pointer.</text:p>
      <text:p text:style-name="P1"><text:tab/>returns: 0 on success, 1 on failure</text:p>
      <text:p text:style-name="P1"/>
      <text:p text:style-name="P1">inline int ss_get_ss_status(struct avp gavp, unsigned char ret);</text:p>
      <text:p text:style-name="P1"/>
      <text:p text:style-name="P1">Retrieves Notification-To-UE-User avp value from group avp </text:p>
      <text:p text:style-name="P1"><text:tab/>parameter:</text:p>
      <text:p text:style-name="P1"><text:tab/><text:tab/>gavp: a pointer to a group avp that contains Notification-To-UE-User avp.</text:p>
      <text:p text:style-name="P1"><text:tab/><text:tab/>ret: a pointer to an int variable where the result will be stored.</text:p>
      <text:p text:style-name="P1"><text:tab/>returns: 0 on success, 1 on failure</text:p>
      <text:p text:style-name="P1"/>
      <text:p text:style-name="P1">inline int ss_get_notification_ue_user(struct avp gavp, int32_t ret);</text:p>
      <text:p text:style-name="P1"/>
      <text:p text:style-name="P1">Retrieves Client-Identity avp value from group avp </text:p>
      <text:p text:style-name="P1"><text:tab/>parameter:</text:p>
      <text:p text:style-name="P1"><text:tab/><text:tab/>gavp: a pointer to a group avp that contains Client-Identity avp. <text:s/></text:p>
      <text:p text:style-name="P1"><text:tab/><text:tab/>ret: a pointer a pointer where the result will be stored.The result is a pointer.</text:p>
      <text:p text:style-name="P1"><text:tab/>returns: 0 on success, 1 on failure</text:p>
      <text:p text:style-name="P1"/>
      <text:p text:style-name="P1">inline int ss_get_client_identity(struct avp gavp, unsigned char ret);</text:p>
      <text:p text:style-name="P1"/>
      <text:p text:style-name="P1">Retrieves GMLC-Restriction avp value from group avp </text:p>
      <text:p text:style-name="P1"><text:tab/>parameter:</text:p>
      <text:p text:style-name="P1"><text:tab/><text:tab/>gavp: a pointer to a group avp that contains GMLC-Restriction avp.</text:p>
      <text:p text:style-name="P1"><text:tab/><text:tab/>ret: a pointer to an int variable where the result will be stored.</text:p>
      <text:p text:style-name="P1"><text:tab/>returns: 0 on success, 1 on failure</text:p>
      <text:p text:style-name="P1"/>
      <text:p text:style-name="P1">inline int ss_get_gmlc_restriction(struct avp gavp, int32_t ret);</text:p>
      <text:p text:style-name="P1"/>
      <text:p text:style-name="P1">Retrieves multiple PLMN-Client AVPs value from group avp </text:p>
      <text:p text:style-name="P1"><text:tab/>parameter:</text:p>
      <text:p text:style-name="P1"><text:soft-page-break/><text:tab/><text:tab/>gavp: a pointer to a group avp that contains PLMN-Client avp. <text:s/></text:p>
      <text:p text:style-name="P1"><text:tab/><text:tab/>ret: address of a pointer where a pointer to the resulting dynamic array of int32_t value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plmn_client(struct avp gavp, int32_t array_ret, size_t array_size);</text:p>
      <text:p text:style-name="P1"/>
      <text:p text:style-name="P1">Retrieves ServiceTypeIdentity avp value from group avp </text:p>
      <text:p text:style-name="P1"><text:tab/>parameter:</text:p>
      <text:p text:style-name="P1"><text:tab/><text:tab/>gavp: a pointer to a group avp that contains ServiceTypeIdentity avp.</text:p>
      <text:p text:style-name="P1"><text:tab/><text:tab/>ret: a pointer to an uint32_t variable where the result will be stored.</text:p>
      <text:p text:style-name="P1"><text:tab/>returns: 0 on success, 1 on failure</text:p>
      <text:p text:style-name="P1"/>
      <text:p text:style-name="P1">inline int ss_get_serviceTypeIdentity(struct avp gavp, uint32_t ret);</text:p>
      <text:p text:style-name="P1"/>
      <text:p text:style-name="P1">Retrieves multiple TS-Code AVPs value from group avp </text:p>
      <text:p text:style-name="P1"><text:tab/>parameter:</text:p>
      <text:p text:style-name="P1"><text:tab/><text:tab/>gavp: a pointer to a group avp that contains TS-Code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ts_code_gavp(struct avp gavp, unsigned char array_ret, size_t array_size);</text:p>
      <text:p text:style-name="P1"/>
      <text:p text:style-name="P1">Retrieves Max-Requested-Bandwidth-UL avp value from group avp </text:p>
      <text:p text:style-name="P1"><text:tab/>parameter:</text:p>
      <text:p text:style-name="P1"><text:tab/><text:tab/>gavp: a pointer to a group avp that contains Max-Requested-Bandwidth-UL avp.</text:p>
      <text:p text:style-name="P1"><text:tab/><text:tab/>ret: a pointer to an uint32_t variable where the result will be stored.</text:p>
      <text:p text:style-name="P1"><text:tab/>returns: 0 on success, 1 on failure</text:p>
      <text:p text:style-name="P1"/>
      <text:p text:style-name="P1">inline int ss_get_max_requested_bw_ul(struct avp gavp, uint32_t ret);</text:p>
      <text:p text:style-name="P1"/>
      <text:p text:style-name="P1">Retrieves Max-Requested-Bandwidth-DL avp value from group avp </text:p>
      <text:p text:style-name="P1"><text:tab/>parameter:</text:p>
      <text:p text:style-name="P1"><text:tab/><text:tab/>gavp: a pointer to a group avp that contains Max-Requested-Bandwidth-DL avp.</text:p>
      <text:p text:style-name="P1"><text:tab/><text:tab/>ret: a pointer to an uint32_t variable where the result will be stored.</text:p>
      <text:p text:style-name="P1"><text:tab/>returns: 0 on success, 1 on failure</text:p>
      <text:p text:style-name="P1"/>
      <text:p text:style-name="P1">inline int ss_get_max_requested_bw_dl(struct avp gavp, uint32_t ret);</text:p>
      <text:p text:style-name="P1"/>
      <text:p text:style-name="P1">Retrieves All-APN-Configurations-Included-Indicator avp value from group avp </text:p>
      <text:p text:style-name="P1"><text:tab/>parameter:</text:p>
      <text:p text:style-name="P1"><text:tab/><text:tab/>gavp: a pointer to a group avp that contains All-APN-Configurations-Included-Indicator avp.</text:p>
      <text:p text:style-name="P1"><text:tab/><text:tab/>ret: a pointer to an int variable where the result will be stored.</text:p>
      <text:p text:style-name="P1"><text:soft-page-break/><text:tab/>returns: 0 on success, 1 on failure</text:p>
      <text:p text:style-name="P1"/>
      <text:p text:style-name="P1">inline int ss_get_all_apn_configuration_included_indicator(struct avp gavp, int32_t ret);</text:p>
      <text:p text:style-name="P1"/>
      <text:p text:style-name="P1">Retrieves PDN-Type avp value from group avp </text:p>
      <text:p text:style-name="P1"><text:tab/>parameter:</text:p>
      <text:p text:style-name="P1"><text:tab/><text:tab/>gavp: a pointer to a group avp that contains PDN-Type avp.</text:p>
      <text:p text:style-name="P1"><text:tab/><text:tab/>ret: a pointer to an int variable where the result will be stored.</text:p>
      <text:p text:style-name="P1"><text:tab/>returns: 0 on success, 1 on failure</text:p>
      <text:p text:style-name="P1"/>
      <text:p text:style-name="P1">inline int ss_get_pdn_type(struct avp gavp, int32_t ret);</text:p>
      <text:p text:style-name="P1"/>
      <text:p text:style-name="P1">Retrieves VPLMN-Dynamic-Address-Allowed avp value from group avp </text:p>
      <text:p text:style-name="P1"><text:tab/>parameter:</text:p>
      <text:p text:style-name="P1"><text:tab/><text:tab/>gavp: a pointer to a group avp that contains VPLMN-Dynamic-Address-Allowed avp.</text:p>
      <text:p text:style-name="P1"><text:tab/><text:tab/>ret: a pointer to an int variable where the result will be stored.</text:p>
      <text:p text:style-name="P1"><text:tab/>returns: 0 on success, 1 on failure</text:p>
      <text:p text:style-name="P1"/>
      <text:p text:style-name="P1">inline int ss_get_vplmn_dynamic_address_allowed(struct avp gavp, int32_t ret);</text:p>
      <text:p text:style-name="P1"/>
      <text:p text:style-name="P1">Retrieves PDN-GW-Allocation-Type avp value from group avp </text:p>
      <text:p text:style-name="P1"><text:tab/>parameter:</text:p>
      <text:p text:style-name="P1"><text:tab/><text:tab/>gavp: a pointer to a group avp that contains PDN-GW-Allocation-Type avp.</text:p>
      <text:p text:style-name="P1"><text:tab/><text:tab/>ret: a pointer to an int variable where the result will be stored.</text:p>
      <text:p text:style-name="P1"><text:tab/>returns: 0 on success, 1 on failure</text:p>
      <text:p text:style-name="P1"/>
      <text:p text:style-name="P1">inline int ss_get_pdn_gw_allocation_type(struct avp gavp, int32_t ret);</text:p>
      <text:p text:style-name="P1"/>
      <text:p text:style-name="P1">Retrieves SIPTO-Permission avp value from group avp </text:p>
      <text:p text:style-name="P1"><text:tab/>parameter:</text:p>
      <text:p text:style-name="P1"><text:tab/><text:tab/>gavp: a pointer to a group avp that contains SIPTO-Permission avp.</text:p>
      <text:p text:style-name="P1"><text:tab/><text:tab/>ret: a pointer to an int variable where the result will be stored.</text:p>
      <text:p text:style-name="P1"><text:tab/>returns: 0 on success, 1 on failure</text:p>
      <text:p text:style-name="P1"/>
      <text:p text:style-name="P1">inline int ss_get_sipto_permission(struct avp gavp, int32_t ret);</text:p>
      <text:p text:style-name="P1"/>
      <text:p text:style-name="P1">Retrieves LIPA-Permission avp value from group avp </text:p>
      <text:p text:style-name="P1"><text:tab/>parameter:</text:p>
      <text:p text:style-name="P1"><text:tab/><text:tab/>gavp: a pointer to a group avp that contains LIPA-Permission avp.</text:p>
      <text:p text:style-name="P1"><text:tab/><text:tab/>ret: a pointer to an int variable where the result will be stored.</text:p>
      <text:p text:style-name="P1"><text:tab/>returns: 0 on success, 1 on failure</text:p>
      <text:p text:style-name="P1"/>
      <text:p text:style-name="P1">inline int ss_get_lipa_permission(struct avp gavp, int32_t ret);</text:p>
      <text:p text:style-name="P1"/>
      <text:p text:style-name="P1">Retrieves Restoration-Priority avp value from group avp </text:p>
      <text:p text:style-name="P1"><text:tab/>parameter:</text:p>
      <text:p text:style-name="P1"><text:tab/><text:tab/>gavp: a pointer to a group avp that contains Restoration-Priority avp.</text:p>
      <text:p text:style-name="P1"><text:tab/><text:tab/>ret: a pointer to an uint32_t variable where the result will be stored.</text:p>
      <text:p text:style-name="P1"><text:tab/>returns: 0 on success, 1 on failure</text:p>
      <text:p text:style-name="P1"><text:soft-page-break/></text:p>
      <text:p text:style-name="P1">inline int ss_get_restoration_priority(struct avp gavp, uint32_t ret);</text:p>
      <text:p text:style-name="P1"/>
      <text:p text:style-name="P1">Retrieves SIPTO-Local-Network-Permission avp value from group avp </text:p>
      <text:p text:style-name="P1"><text:tab/>parameter:</text:p>
      <text:p text:style-name="P1"><text:tab/><text:tab/>gavp: a pointer to a group avp that contains SIPTO-Local-Network-Permission avp.</text:p>
      <text:p text:style-name="P1"><text:tab/><text:tab/>ret: a pointer to an int variable where the result will be stored.</text:p>
      <text:p text:style-name="P1"><text:tab/>returns: 0 on success, 1 on failure</text:p>
      <text:p text:style-name="P1"/>
      <text:p text:style-name="P1">inline int ss_get_sipto_local_network_permission(struct avp gavp, int32_t ret);</text:p>
      <text:p text:style-name="P1"/>
      <text:p text:style-name="P1">Retrieves multiple Served-Party-IP-Address AVPs' values from group avp </text:p>
      <text:p text:style-name="P1"><text:tab/>parameter:</text:p>
      <text:p text:style-name="P1"><text:tab/><text:tab/>gavp: a pointer to a group avp that contains Served-Party-IP-Address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served_party_ip_address(struct avp gavp, unsigned char array_ret, size_t array_size);</text:p>
      <text:p text:style-name="P1"/>
      <text:p text:style-name="P1">Retrieves QoS-Class-Identifier avp value from group avp </text:p>
      <text:p text:style-name="P1"><text:tab/>parameter:</text:p>
      <text:p text:style-name="P1"><text:tab/><text:tab/>gavp: a pointer to a group avp that contains QoS-Class-Identifier avp.</text:p>
      <text:p text:style-name="P1"><text:tab/><text:tab/>ret: a pointer to an int variable where the result will be stored.</text:p>
      <text:p text:style-name="P1"><text:tab/>returns: 0 on success, 1 on failure</text:p>
      <text:p text:style-name="P1"/>
      <text:p text:style-name="P1">inline int ss_get_qos_class_identifier(struct avp gavp, int32_t ret);</text:p>
      <text:p text:style-name="P1"/>
      <text:p text:style-name="P1">Retrieves Priority-Level avp value from group avp </text:p>
      <text:p text:style-name="P1"><text:tab/>parameter:</text:p>
      <text:p text:style-name="P1"><text:tab/><text:tab/>gavp: a pointer to a group avp that contains Priority-Level avp.</text:p>
      <text:p text:style-name="P1"><text:tab/><text:tab/>ret: a pointer to an uint32_t variable where the result will be stored.</text:p>
      <text:p text:style-name="P1"><text:tab/>returns: 0 on success, 1 on failure</text:p>
      <text:p text:style-name="P1"/>
      <text:p text:style-name="P1">inline int ss_get_priority_level(struct avp gavp, uint32_t ret);</text:p>
      <text:p text:style-name="P1"/>
      <text:p text:style-name="P1">Retrieves Pre-emption-Capability avp value from group avp </text:p>
      <text:p text:style-name="P1"><text:tab/>parameter:</text:p>
      <text:p text:style-name="P1"><text:tab/><text:tab/>gavp: a pointer to a group avp that contains Pre-emption-Capability avp.</text:p>
      <text:p text:style-name="P1"><text:tab/><text:tab/>ret: a pointer to an int variable where the result will be stored.</text:p>
      <text:p text:style-name="P1"><text:tab/>returns: 0 on success, 1 on failure</text:p>
      <text:p text:style-name="P1"/>
      <text:p text:style-name="P1">inline int ss_get_pre_emption_capability(struct avp gavp, int32_t ret);</text:p>
      <text:p text:style-name="P1"/>
      <text:p text:style-name="P1">Retrieves Pre-emption-Vulnerability avp value from group avp </text:p>
      <text:p text:style-name="P1"><text:tab/>parameter:</text:p>
      <text:p text:style-name="P1"><text:tab/><text:tab/>gavp: a pointer to a group avp that contains Pre-emption-Vulnerability avp.</text:p>
      <text:p text:style-name="P1"><text:soft-page-break/><text:tab/><text:tab/>ret: a pointer to an int variable where the result will be stored.</text:p>
      <text:p text:style-name="P1"><text:tab/>returns: 0 on success, 1 on failure</text:p>
      <text:p text:style-name="P1"/>
      <text:p text:style-name="P1">inline int ss_get_pre_emption_vulnerability(struct avp gavp, int32_t ret);</text:p>
      <text:p text:style-name="P1"/>
      <text:p text:style-name="P1">Retrieves WLAN-offloadability-EUTRAN avp value from group avp </text:p>
      <text:p text:style-name="P1"><text:tab/>parameter:</text:p>
      <text:p text:style-name="P1"><text:tab/><text:tab/>gavp: a pointer to a group avp that contains WLAN-offloadability-EUTRAN avp.</text:p>
      <text:p text:style-name="P1"><text:tab/><text:tab/>ret: a pointer to an uint32_t variable where the result will be stored.</text:p>
      <text:p text:style-name="P1"><text:tab/>returns: 0 on success, 1 on failure</text:p>
      <text:p text:style-name="P1"/>
      <text:p text:style-name="P1">inline int ss_get_wlan_offloadability_eutran(struct avp gavp, uint32_t ret);</text:p>
      <text:p text:style-name="P1"/>
      <text:p text:style-name="P1">Retrieves WLAN-offloadability-UTRAN avp value from group avp </text:p>
      <text:p text:style-name="P1"><text:tab/>parameter:</text:p>
      <text:p text:style-name="P1"><text:tab/><text:tab/>gavp: a pointer to a group avp that contains WLAN-offloadability-UTRAN avp.</text:p>
      <text:p text:style-name="P1"><text:tab/><text:tab/>ret: a pointer to an uint32_t variable where the result will be stored.</text:p>
      <text:p text:style-name="P1"><text:tab/>returns: 0 on success, 1 on failure</text:p>
      <text:p text:style-name="P1"/>
      <text:p text:style-name="P1">inline int ss_get_wlan_offloadability_utran(struct avp gavp, uint32_t ret);</text:p>
      <text:p text:style-name="P1"/>
      <text:p text:style-name="P1">Retrieves Trace-Reference avp value from group avp </text:p>
      <text:p text:style-name="P1"><text:tab/>parameter:</text:p>
      <text:p text:style-name="P1"><text:tab/><text:tab/>gavp: a pointer to a group avp that contains Trace-Reference avp. <text:s/></text:p>
      <text:p text:style-name="P1"><text:tab/><text:tab/>ret: a pointer a pointer where the result will be stored.The result is a pointer.</text:p>
      <text:p text:style-name="P1"><text:tab/>returns: 0 on success, 1 on failure</text:p>
      <text:p text:style-name="P1"/>
      <text:p text:style-name="P1">inline int ss_get_trace_reference_gavp(struct avp gavp, unsigned char ret);</text:p>
      <text:p text:style-name="P1"/>
      <text:p text:style-name="P1">Retrieves Trace-Depth avp value from group avp </text:p>
      <text:p text:style-name="P1"><text:tab/>parameter:</text:p>
      <text:p text:style-name="P1"><text:tab/><text:tab/>gavp: a pointer to a group avp that contains Trace-Depth avp.</text:p>
      <text:p text:style-name="P1"><text:tab/><text:tab/>ret: a pointer to an int variable where the result will be stored.</text:p>
      <text:p text:style-name="P1"><text:tab/>returns: 0 on success, 1 on failure</text:p>
      <text:p text:style-name="P1"/>
      <text:p text:style-name="P1">inline int ss_get_trace_depth(struct avp gavp, int32_t ret);</text:p>
      <text:p text:style-name="P1"/>
      <text:p text:style-name="P1">Retrieves Trace-NE-Type-List avp value from group avp </text:p>
      <text:p text:style-name="P1"><text:tab/>parameter:</text:p>
      <text:p text:style-name="P1"><text:tab/><text:tab/>gavp: a pointer to a group avp that contains Trace-NE-Type-List avp. <text:s/></text:p>
      <text:p text:style-name="P1"><text:tab/><text:tab/>ret: a pointer a pointer where the result will be stored.The result is a pointer.</text:p>
      <text:p text:style-name="P1"><text:tab/>returns: 0 on success, 1 on failure</text:p>
      <text:p text:style-name="P1"/>
      <text:p text:style-name="P1">inline int ss_get_trace_ne_type_list(struct avp gavp, unsigned char ret);</text:p>
      <text:p text:style-name="P1"/>
      <text:p text:style-name="P1">Retrieves Trace-Interface-List avp value from group avp </text:p>
      <text:p text:style-name="P1"><text:tab/>parameter:</text:p>
      <text:p text:style-name="P1"><text:tab/><text:tab/>gavp: a pointer to a group avp that contains Trace-Interface-List avp. <text:s/></text:p>
      <text:p text:style-name="P1"><text:tab/><text:tab/>ret: a pointer a pointer where the result will be stored.The result is a pointer.</text:p>
      <text:p text:style-name="P1"><text:soft-page-break/><text:tab/>returns: 0 on success, 1 on failure</text:p>
      <text:p text:style-name="P1"/>
      <text:p text:style-name="P1">inline int ss_get_trace_interface_list(struct avp gavp, unsigned char ret);</text:p>
      <text:p text:style-name="P1"/>
      <text:p text:style-name="P1">Retrieves Trace-Event-List avp value from group avp </text:p>
      <text:p text:style-name="P1"><text:tab/>parameter:</text:p>
      <text:p text:style-name="P1"><text:tab/><text:tab/>gavp: a pointer to a group avp that contains Trace-Event-List avp. <text:s/></text:p>
      <text:p text:style-name="P1"><text:tab/><text:tab/>ret: a pointer a pointer where the result will be stored.The result is a pointer.</text:p>
      <text:p text:style-name="P1"><text:tab/>returns: 0 on success, 1 on failure</text:p>
      <text:p text:style-name="P1"/>
      <text:p text:style-name="P1">inline int ss_get_trace_event_list(struct avp gavp, unsigned char ret);</text:p>
      <text:p text:style-name="P1"/>
      <text:p text:style-name="P1">Retrieves OMC-Id avp value from group avp </text:p>
      <text:p text:style-name="P1"><text:tab/>parameter:</text:p>
      <text:p text:style-name="P1"><text:tab/><text:tab/>gavp: a pointer to a group avp that contains OMC-Id avp. <text:s/></text:p>
      <text:p text:style-name="P1"><text:tab/><text:tab/>ret: a pointer a pointer where the result will be stored.The result is a pointer.</text:p>
      <text:p text:style-name="P1"><text:tab/>returns: 0 on success, 1 on failure</text:p>
      <text:p text:style-name="P1"/>
      <text:p text:style-name="P1">inline int ss_get_omc_id(struct avp gavp, unsigned char ret);</text:p>
      <text:p text:style-name="P1"/>
      <text:p text:style-name="P1">Retrieves Trace-Collection-Entity avp value from group avp </text:p>
      <text:p text:style-name="P1"><text:tab/>parameter:</text:p>
      <text:p text:style-name="P1"><text:tab/><text:tab/>gavp: a pointer to a group avp that contains Trace-Collection-Entity avp. <text:s/></text:p>
      <text:p text:style-name="P1"><text:tab/><text:tab/>ret: a pointer a pointer where the result will be stored.The result is a pointer.</text:p>
      <text:p text:style-name="P1"><text:tab/>returns: 0 on success, 1 on failure</text:p>
      <text:p text:style-name="P1"/>
      <text:p text:style-name="P1">inline int ss_get_trace_collection_entity(struct avp gavp, unsigned char ret);</text:p>
      <text:p text:style-name="P1"/>
      <text:p text:style-name="P1">Retrieves Job-Type avp value from group avp </text:p>
      <text:p text:style-name="P1"><text:tab/>parameter:</text:p>
      <text:p text:style-name="P1"><text:tab/><text:tab/>gavp: a pointer to a group avp that contains Job-Type avp.</text:p>
      <text:p text:style-name="P1"><text:tab/><text:tab/>ret: a pointer to an int variable where the result will be stored.</text:p>
      <text:p text:style-name="P1"><text:tab/>returns: 0 on success, 1 on failure</text:p>
      <text:p text:style-name="P1"/>
      <text:p text:style-name="P1">inline int ss_get_job_type(struct avp gavp, int32_t ret);</text:p>
      <text:p text:style-name="P1"/>
      <text:p text:style-name="P1">Retrieves multiple Cell-Global-Identity AVPs' values from group avp </text:p>
      <text:p text:style-name="P1"><text:tab/>parameter:</text:p>
      <text:p text:style-name="P1"><text:tab/><text:tab/>gavp: a pointer to a group avp that contains Cell-Global-Identity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cell_global_identity(struct avp gavp, unsigned char array_ret, size_t array_size);</text:p>
      <text:p text:style-name="P1"/>
      <text:p text:style-name="P1">Retrieves multiple E-UTRAN-Cell-Global-Identity AVPs' values from group avp </text:p>
      <text:p text:style-name="P1"><text:tab/>parameter:</text:p>
      <text:p text:style-name="P1"><text:soft-page-break/><text:tab/><text:tab/>gavp: a pointer to a group avp that contains E-UTRAN-Cell-Global-Identity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e_utran_cell_global_identity(struct avp gavp, unsigned char array_ret, size_t array_size);</text:p>
      <text:p text:style-name="P1"/>
      <text:p text:style-name="P1">Retrieves multiple Routing-Area-Identity AVPs' values from group avp </text:p>
      <text:p text:style-name="P1"><text:tab/>parameter:</text:p>
      <text:p text:style-name="P1"><text:tab/><text:tab/>gavp: a pointer to a group avp that contains Routing-Area-Identity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routing_area_identity(struct avp gavp, unsigned char array_ret, size_t array_size);</text:p>
      <text:p text:style-name="P1"/>
      <text:p text:style-name="P1">Retrieves multiple Location-Area-Identity AVPs' values from group avp </text:p>
      <text:p text:style-name="P1"><text:tab/>parameter:</text:p>
      <text:p text:style-name="P1"><text:tab/><text:tab/>gavp: a pointer to a group avp that contains Location-Area-Identity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location_area_identity(struct avp gavp, unsigned char array_ret, size_t array_size);</text:p>
      <text:p text:style-name="P1"/>
      <text:p text:style-name="P1">Retrieves multiple Tracking-Area-Identity AVPs' values from group avp </text:p>
      <text:p text:style-name="P1"><text:tab/>parameter:</text:p>
      <text:p text:style-name="P1"><text:tab/><text:tab/>gavp: a pointer to a group avp that contains Tracking-Area-Identity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tracking_area_identity(struct avp gavp, unsigned char array_ret, size_t array_size);</text:p>
      <text:p text:style-name="P1"/>
      <text:p text:style-name="P1">Retrieves List-Of-Measurements avp value from group avp </text:p>
      <text:p text:style-name="P1"><text:tab/>parameter:</text:p>
      <text:p text:style-name="P1"><text:tab/><text:tab/>gavp: a pointer to a group avp that contains List-Of-Measurements avp.</text:p>
      <text:p text:style-name="P1"><text:tab/><text:tab/>ret: a pointer to an uint32_t variable where the result will be stored.</text:p>
      <text:p text:style-name="P1"><text:tab/>returns: 0 on success, 1 on failure</text:p>
      <text:p text:style-name="P1"/>
      <text:p text:style-name="P1"><text:soft-page-break/>inline int ss_get_list_of_measurements(struct avp gavp, uint32_t ret);</text:p>
      <text:p text:style-name="P1"/>
      <text:p text:style-name="P1">Retrieves Reporting-Trigger avp value from group avp </text:p>
      <text:p text:style-name="P1"><text:tab/>parameter:</text:p>
      <text:p text:style-name="P1"><text:tab/><text:tab/>gavp: a pointer to a group avp that contains Reporting-Trigger avp.</text:p>
      <text:p text:style-name="P1"><text:tab/><text:tab/>ret: a pointer to an uint32_t variable where the result will be stored.</text:p>
      <text:p text:style-name="P1"><text:tab/>returns: 0 on success, 1 on failure</text:p>
      <text:p text:style-name="P1"/>
      <text:p text:style-name="P1">inline int ss_get_reporting_trigger(struct avp gavp, uint32_t ret);</text:p>
      <text:p text:style-name="P1"/>
      <text:p text:style-name="P1">Retrieves Report-Interval avp value from group avp </text:p>
      <text:p text:style-name="P1"><text:tab/>parameter:</text:p>
      <text:p text:style-name="P1"><text:tab/><text:tab/>gavp: a pointer to a group avp that contains Report-Interval avp.</text:p>
      <text:p text:style-name="P1"><text:tab/><text:tab/>ret: a pointer to an int variable where the result will be stored.</text:p>
      <text:p text:style-name="P1"><text:tab/>returns: 0 on success, 1 on failure</text:p>
      <text:p text:style-name="P1"/>
      <text:p text:style-name="P1">inline int ss_get_report_interval(struct avp gavp, int32_t ret);</text:p>
      <text:p text:style-name="P1"/>
      <text:p text:style-name="P1">Retrieves Report-Amount avp value from group avp </text:p>
      <text:p text:style-name="P1"><text:tab/>parameter:</text:p>
      <text:p text:style-name="P1"><text:tab/><text:tab/>gavp: a pointer to a group avp that contains Report-Amount avp.</text:p>
      <text:p text:style-name="P1"><text:tab/><text:tab/>ret: a pointer to an int variable where the result will be stored.</text:p>
      <text:p text:style-name="P1"><text:tab/>returns: 0 on success, 1 on failure</text:p>
      <text:p text:style-name="P1"/>
      <text:p text:style-name="P1">inline int ss_get_report_amount(struct avp gavp, int32_t ret);</text:p>
      <text:p text:style-name="P1"/>
      <text:p text:style-name="P1">Retrieves Event-Threshold-RSRP avp value from group avp </text:p>
      <text:p text:style-name="P1"><text:tab/>parameter:</text:p>
      <text:p text:style-name="P1"><text:tab/><text:tab/>gavp: a pointer to a group avp that contains Event-Threshold-RSRP avp.</text:p>
      <text:p text:style-name="P1"><text:tab/><text:tab/>ret: a pointer to an uint32_t variable where the result will be stored.</text:p>
      <text:p text:style-name="P1"><text:tab/>returns: 0 on success, 1 on failure</text:p>
      <text:p text:style-name="P1"/>
      <text:p text:style-name="P1">inline int ss_get_event_threshold_rsrp(struct avp gavp, uint32_t ret);</text:p>
      <text:p text:style-name="P1"/>
      <text:p text:style-name="P1">Retrieves Event-Threshold-RSRQ avp value from group avp </text:p>
      <text:p text:style-name="P1"><text:tab/>parameter:</text:p>
      <text:p text:style-name="P1"><text:tab/><text:tab/>gavp: a pointer to a group avp that contains Event-Threshold-RSRQ avp.</text:p>
      <text:p text:style-name="P1"><text:tab/><text:tab/>ret: a pointer to an uint32_t variable where the result will be stored.</text:p>
      <text:p text:style-name="P1"><text:tab/>returns: 0 on success, 1 on failure</text:p>
      <text:p text:style-name="P1"/>
      <text:p text:style-name="P1">inline int ss_get_event_threshold_rsrq(struct avp gavp, uint32_t ret);</text:p>
      <text:p text:style-name="P1"/>
      <text:p text:style-name="P1">Retrieves Logging-Interval avp value from group avp </text:p>
      <text:p text:style-name="P1"><text:tab/>parameter:</text:p>
      <text:p text:style-name="P1"><text:tab/><text:tab/>gavp: a pointer to a group avp that contains Logging-Interval avp.</text:p>
      <text:p text:style-name="P1"><text:tab/><text:tab/>ret: a pointer to an int variable where the result will be stored.</text:p>
      <text:p text:style-name="P1"><text:tab/>returns: 0 on success, 1 on failure</text:p>
      <text:p text:style-name="P1"/>
      <text:p text:style-name="P1">inline int ss_get_logging_interval(struct avp gavp, int32_t ret);</text:p>
      <text:p text:style-name="P1"><text:soft-page-break/></text:p>
      <text:p text:style-name="P1">Retrieves Logging-Duration avp value from group avp </text:p>
      <text:p text:style-name="P1"><text:tab/>parameter:</text:p>
      <text:p text:style-name="P1"><text:tab/><text:tab/>gavp: a pointer to a group avp that contains Logging-Duration avp.</text:p>
      <text:p text:style-name="P1"><text:tab/><text:tab/>ret: a pointer to an int variable where the result will be stored.</text:p>
      <text:p text:style-name="P1"><text:tab/>returns: 0 on success, 1 on failure</text:p>
      <text:p text:style-name="P1"/>
      <text:p text:style-name="P1">inline int ss_get_logging_duration(struct avp gavp, int32_t ret);</text:p>
      <text:p text:style-name="P1"/>
      <text:p text:style-name="P1">Retrieves Measurement-Period-LTE avp value from group avp </text:p>
      <text:p text:style-name="P1"><text:tab/>parameter:</text:p>
      <text:p text:style-name="P1"><text:tab/><text:tab/>gavp: a pointer to a group avp that contains Measurement-Period-LTE avp.</text:p>
      <text:p text:style-name="P1"><text:tab/><text:tab/>ret: a pointer to an int variable where the result will be stored.</text:p>
      <text:p text:style-name="P1"><text:tab/>returns: 0 on success, 1 on failure</text:p>
      <text:p text:style-name="P1"/>
      <text:p text:style-name="P1">inline int ss_get_measurement_period_lte(struct avp gavp, int32_t ret);</text:p>
      <text:p text:style-name="P1"/>
      <text:p text:style-name="P1">Retrieves Measurement-Period-UMTS avp value from group avp </text:p>
      <text:p text:style-name="P1"><text:tab/>parameter:</text:p>
      <text:p text:style-name="P1"><text:tab/><text:tab/>gavp: a pointer to a group avp that contains Measurement-Period-UMTS avp.</text:p>
      <text:p text:style-name="P1"><text:tab/><text:tab/>ret: a pointer to an int variable where the result will be stored.</text:p>
      <text:p text:style-name="P1"><text:tab/>returns: 0 on success, 1 on failure</text:p>
      <text:p text:style-name="P1"/>
      <text:p text:style-name="P1">inline int ss_get_measurement_period_umts(struct avp gavp, int32_t ret);</text:p>
      <text:p text:style-name="P1"/>
      <text:p text:style-name="P1">Retrieves Collection-Period-RMM-LTE avp value from group avp </text:p>
      <text:p text:style-name="P1"><text:tab/>parameter:</text:p>
      <text:p text:style-name="P1"><text:tab/><text:tab/>gavp: a pointer to a group avp that contains Collection-Period-RMM-LTE avp.</text:p>
      <text:p text:style-name="P1"><text:tab/><text:tab/>ret: a pointer to an int variable where the result will be stored.</text:p>
      <text:p text:style-name="P1"><text:tab/>returns: 0 on success, 1 on failure</text:p>
      <text:p text:style-name="P1"/>
      <text:p text:style-name="P1">inline int ss_get_collection_period_rmm_lte(struct avp gavp, int32_t ret);</text:p>
      <text:p text:style-name="P1"/>
      <text:p text:style-name="P1">Retrieves Collection-Period-RRM-UMTS avp value from group avp </text:p>
      <text:p text:style-name="P1"><text:tab/>parameter:</text:p>
      <text:p text:style-name="P1"><text:tab/><text:tab/>gavp: a pointer to a group avp that contains Collection-Period-RRM-UMTS avp.</text:p>
      <text:p text:style-name="P1"><text:tab/><text:tab/>ret: a pointer to an int variable where the result will be stored.</text:p>
      <text:p text:style-name="P1"><text:tab/>returns: 0 on success, 1 on failure</text:p>
      <text:p text:style-name="P1"/>
      <text:p text:style-name="P1">inline int ss_get_collection_period_rmm_umts(struct avp gavp, int32_t ret);</text:p>
      <text:p text:style-name="P1"/>
      <text:p text:style-name="P1">Retrieves Positioning-Method avp value from group avp </text:p>
      <text:p text:style-name="P1"><text:tab/>parameter:</text:p>
      <text:p text:style-name="P1"><text:tab/><text:tab/>gavp: a pointer to a group avp that contains Positioning-Method avp. <text:s/></text:p>
      <text:p text:style-name="P1"><text:tab/><text:tab/>ret: a pointer a pointer where the result will be stored.The result is a pointer.</text:p>
      <text:p text:style-name="P1"><text:tab/>returns: 0 on success, 1 on failure</text:p>
      <text:p text:style-name="P1"/>
      <text:p text:style-name="P1">inline int ss_get_positioning_method(struct avp gavp, unsigned char ret);</text:p>
      <text:p text:style-name="P1"/>
      <text:p text:style-name="P1"><text:soft-page-break/>Retrieves Measurement-Quantity avp value from group avp </text:p>
      <text:p text:style-name="P1"><text:tab/>parameter:</text:p>
      <text:p text:style-name="P1"><text:tab/><text:tab/>gavp: a pointer to a group avp that contains Measurement-Quantity avp. <text:s/></text:p>
      <text:p text:style-name="P1"><text:tab/><text:tab/>ret: a pointer a pointer where the result will be stored.The result is a pointer.</text:p>
      <text:p text:style-name="P1"><text:tab/>returns: 0 on success, 1 on failure</text:p>
      <text:p text:style-name="P1"/>
      <text:p text:style-name="P1">inline int ss_get_measurement_quantity(struct avp gavp, unsigned char ret);</text:p>
      <text:p text:style-name="P1"/>
      <text:p text:style-name="P1">Retrieves Event-Threshold-Event-1F avp value from group avp </text:p>
      <text:p text:style-name="P1"><text:tab/>parameter:</text:p>
      <text:p text:style-name="P1"><text:tab/><text:tab/>gavp: a pointer to a group avp that contains Event-Threshold-Event-1F avp.</text:p>
      <text:p text:style-name="P1"><text:tab/><text:tab/>ret: a pointer to an uint32_t variable where the result will be stored.</text:p>
      <text:p text:style-name="P1"><text:tab/>returns: 0 on success, 1 on failure</text:p>
      <text:p text:style-name="P1"/>
      <text:p text:style-name="P1">inline int ss_get_event_threshold_event_1f(struct avp gavp, uint32_t ret);</text:p>
      <text:p text:style-name="P1"/>
      <text:p text:style-name="P1">Retrieves Event-Threshold-Event-1I avp value from group avp </text:p>
      <text:p text:style-name="P1"><text:tab/>parameter:</text:p>
      <text:p text:style-name="P1"><text:tab/><text:tab/>gavp: a pointer to a group avp that contains Event-Threshold-Event-1I avp.</text:p>
      <text:p text:style-name="P1"><text:tab/><text:tab/>ret: a pointer to an uint32_t variable where the result will be stored.</text:p>
      <text:p text:style-name="P1"><text:tab/>returns: 0 on success, 1 on failure</text:p>
      <text:p text:style-name="P1"/>
      <text:p text:style-name="P1">inline int ss_get_event_threshold_event_1i(struct avp gavp, uint32_t ret);</text:p>
      <text:p text:style-name="P1"/>
      <text:p text:style-name="P1">Retrieves multiple MDT-Allowed-PLMN-Id AVPs' values from group avp </text:p>
      <text:p text:style-name="P1"><text:tab/>parameter:</text:p>
      <text:p text:style-name="P1"><text:tab/><text:tab/>gavp: a pointer to a group avp that contains MDT-Allowed-PLMN-Id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mdt_allowed_plmn_id(struct avp gavp, unsigned char array_ret, size_t array_size);</text:p>
      <text:p text:style-name="P1"/>
      <text:p text:style-name="P1">Retrieves Complete-Data-List-Included-Indicator avp value from group avp </text:p>
      <text:p text:style-name="P1"><text:tab/>parameter:</text:p>
      <text:p text:style-name="P1"><text:tab/><text:tab/>gavp: a pointer to a group avp that contains Complete-Data-List-Included-Indicator avp.</text:p>
      <text:p text:style-name="P1"><text:tab/><text:tab/>ret: a pointer to an int variable where the result will be stored.</text:p>
      <text:p text:style-name="P1"><text:tab/>returns: 0 on success, 1 on failure</text:p>
      <text:p text:style-name="P1"/>
      <text:p text:style-name="P1">inline int ss_get_complete_data_list_included_indicator(struct avp gavp, int32_t ret);</text:p>
      <text:p text:style-name="P1"/>
      <text:p text:style-name="P1">Retrieves PDP-Type avp value from group avp </text:p>
      <text:p text:style-name="P1"><text:tab/>parameter:</text:p>
      <text:p text:style-name="P1"><text:tab/><text:tab/>gavp: a pointer to a group avp that contains PDP-Type avp. <text:s/></text:p>
      <text:p text:style-name="P1"><text:tab/><text:tab/>ret: a pointer a pointer where the result will be stored.The result is a pointer.</text:p>
      <text:p text:style-name="P1"><text:tab/>returns: 0 on success, 1 on failure</text:p>
      <text:p text:style-name="P1"/>
      <text:p text:style-name="P1"><text:soft-page-break/>inline int ss_get_pdp_type(struct avp gavp, unsigned char ret);</text:p>
      <text:p text:style-name="P1"/>
      <text:p text:style-name="P1">Retrieves PDP-Address avp value from group avp </text:p>
      <text:p text:style-name="P1"><text:tab/>parameter:</text:p>
      <text:p text:style-name="P1"><text:tab/><text:tab/>gavp: a pointer to a group avp that contains PDP-Address avp. <text:s/></text:p>
      <text:p text:style-name="P1"><text:tab/><text:tab/>ret: a pointer a pointer where the result will be stored.The result is a pointer.</text:p>
      <text:p text:style-name="P1"><text:tab/>returns: 0 on success, 1 on failure</text:p>
      <text:p text:style-name="P1"/>
      <text:p text:style-name="P1">inline int ss_get_pdp_address(struct avp gavp, unsigned char ret);</text:p>
      <text:p text:style-name="P1"/>
      <text:p text:style-name="P1">Retrieves QoS-Subscribed avp value from group avp </text:p>
      <text:p text:style-name="P1"><text:tab/>parameter:</text:p>
      <text:p text:style-name="P1"><text:tab/><text:tab/>gavp: a pointer to a group avp that contains QoS-Subscribed avp. <text:s/></text:p>
      <text:p text:style-name="P1"><text:tab/><text:tab/>ret: a pointer a pointer where the result will be stored.The result is a pointer.</text:p>
      <text:p text:style-name="P1"><text:tab/>returns: 0 on success, 1 on failure</text:p>
      <text:p text:style-name="P1"/>
      <text:p text:style-name="P1">inline int ss_get_qos_subscribed(struct avp gavp, unsigned char ret);</text:p>
      <text:p text:style-name="P1"/>
      <text:p text:style-name="P1">Retrieves Ext-PDP-Type avp value from group avp </text:p>
      <text:p text:style-name="P1"><text:tab/>parameter:</text:p>
      <text:p text:style-name="P1"><text:tab/><text:tab/>gavp: a pointer to a group avp that contains Ext-PDP-Type avp. <text:s/></text:p>
      <text:p text:style-name="P1"><text:tab/><text:tab/>ret: a pointer a pointer where the result will be stored.The result is a pointer.</text:p>
      <text:p text:style-name="P1"><text:tab/>returns: 0 on success, 1 on failure</text:p>
      <text:p text:style-name="P1"/>
      <text:p text:style-name="P1">inline int ss_get_ext_pdp_type(struct avp gavp, unsigned char ret);</text:p>
      <text:p text:style-name="P1"/>
      <text:p text:style-name="P1">Retrieves Ext-PDP-Address avp value from group avp </text:p>
      <text:p text:style-name="P1"><text:tab/>parameter:</text:p>
      <text:p text:style-name="P1"><text:tab/><text:tab/>gavp: a pointer to a group avp that contains Ext-PDP-Address avp. <text:s/></text:p>
      <text:p text:style-name="P1"><text:tab/><text:tab/>ret: a pointer a pointer where the result will be stored.The result is a pointer.</text:p>
      <text:p text:style-name="P1"><text:tab/>returns: 0 on success, 1 on failure</text:p>
      <text:p text:style-name="P1"/>
      <text:p text:style-name="P1">inline int ss_get_ext_pdp_address(struct avp gavp, unsigned char ret);</text:p>
      <text:p text:style-name="P1"/>
      <text:p text:style-name="P1">Retrieves CSG-Id avp value from group avp </text:p>
      <text:p text:style-name="P1"><text:tab/>parameter:</text:p>
      <text:p text:style-name="P1"><text:tab/><text:tab/>gavp: a pointer to a group avp that contains CSG-Id avp.</text:p>
      <text:p text:style-name="P1"><text:tab/><text:tab/>ret: a pointer to an uint32_t variable where the result will be stored.</text:p>
      <text:p text:style-name="P1"><text:tab/>returns: 0 on success, 1 on failure</text:p>
      <text:p text:style-name="P1"/>
      <text:p text:style-name="P1">inline int ss_get_csg_id(struct avp gavp, uint32_t ret);</text:p>
      <text:p text:style-name="P1"/>
      <text:p text:style-name="P1">Retrieves Expiration-Date avp value from group avp </text:p>
      <text:p text:style-name="P1"><text:tab/>parameter:</text:p>
      <text:p text:style-name="P1"><text:tab/><text:tab/>gavp: a pointer to a group avp that contains Expiration-Date avp. <text:s/></text:p>
      <text:p text:style-name="P1"><text:tab/><text:tab/>ret: a pointer a pointer where the result will be stored.The result is a pointer.</text:p>
      <text:p text:style-name="P1"><text:tab/>returns: 0 on success, 1 on failure</text:p>
      <text:p text:style-name="P1"/>
      <text:p text:style-name="P1">inline int ss_get_expiration_date(struct avp gavp, unsigned char ret);</text:p>
      <text:p text:style-name="P1"><text:soft-page-break/></text:p>
      <text:p text:style-name="P1">Retrieves ProSe-Permission avp value from group avp </text:p>
      <text:p text:style-name="P1"><text:tab/>parameter:</text:p>
      <text:p text:style-name="P1"><text:tab/><text:tab/>gavp: a pointer to a group avp that contains ProSe-Permission avp.</text:p>
      <text:p text:style-name="P1"><text:tab/><text:tab/>ret: a pointer to an uint32_t variable where the result will be stored.</text:p>
      <text:p text:style-name="P1"><text:tab/>returns: 0 on success, 1 on failure</text:p>
      <text:p text:style-name="P1"/>
      <text:p text:style-name="P1">inline int ss_get_prose_permission(struct avp gavp, uint32_t ret);</text:p>
      <text:p text:style-name="P1"/>
      <text:p text:style-name="P1">Retrieves multiple Reset-ID AVPs' values from group avp </text:p>
      <text:p text:style-name="P1"><text:tab/>parameter:</text:p>
      <text:p text:style-name="P1"><text:tab/><text:tab/>gavp: a pointer to a group avp that contains Reset-ID avp.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reset_id(struct msg msg, unsigned char array_ret, size_t array_size);</text:p>
      <text:p text:style-name="P1"/>
      <text:p text:style-name="P1">Retrieves Number-Of-Requested-Vectors avp value from group avp </text:p>
      <text:p text:style-name="P1"><text:tab/>parameter:</text:p>
      <text:p text:style-name="P1"><text:tab/><text:tab/>gavp: a pointer to a group avp that contains Number-Of-Requested-Vectors avp.</text:p>
      <text:p text:style-name="P1"><text:tab/><text:tab/>ret: a pointer to an uint32_t variable where the result will be stored.</text:p>
      <text:p text:style-name="P1"><text:tab/>returns: 0 on success, 1 on failure</text:p>
      <text:p text:style-name="P1"/>
      <text:p text:style-name="P1">inline int ss_get_number_of_requested_vectors(struct avp gavp, uint32_t ret);</text:p>
      <text:p text:style-name="P1"/>
      <text:p text:style-name="P1">Retrieves Immediate-Response-Preferred avp value from group avp </text:p>
      <text:p text:style-name="P1"><text:tab/>parameter:</text:p>
      <text:p text:style-name="P1"><text:tab/><text:tab/>gavp: a pointer to a group avp that contains Immediate-Response-Preferred avp.</text:p>
      <text:p text:style-name="P1"><text:tab/><text:tab/>ret: a pointer to an uint32_t variable where the result will be stored.</text:p>
      <text:p text:style-name="P1"><text:tab/>returns: 0 on success, 1 on failure</text:p>
      <text:p text:style-name="P1"/>
      <text:p text:style-name="P1">inline int ss_get_immediate_response_preferred(struct avp gavp, uint32_t ret);</text:p>
      <text:p text:style-name="P1"/>
      <text:p text:style-name="P1">Retrieves Re-synchronization-Info avp value from group avp </text:p>
      <text:p text:style-name="P1"><text:tab/>parameter:</text:p>
      <text:p text:style-name="P1"><text:tab/><text:tab/>gavp: a pointer to a group avp that contains Re-synchronization-Info avp. <text:s/></text:p>
      <text:p text:style-name="P1"><text:tab/><text:tab/>ret: a pointer a pointer where the result will be stored.The result is a pointer.</text:p>
      <text:p text:style-name="P1"><text:tab/>returns: 0 on success, 1 on failure</text:p>
      <text:p text:style-name="P1"/>
      <text:p text:style-name="P1">inline int ss_get_re_synchronization_info(struct avp gavp, unsigned char ret);</text:p>
      <text:p text:style-name="P1"/>
      <text:p text:style-name="P1">Retrieves Item-Number avp value from group avp </text:p>
      <text:p text:style-name="P1"><text:tab/>parameter:</text:p>
      <text:p text:style-name="P1"><text:tab/><text:tab/>gavp: a pointer to a group avp that contains Item-Number avp.</text:p>
      <text:p text:style-name="P1"><text:tab/><text:tab/>ret: a pointer to an uint32_t variable where the result will be stored.</text:p>
      <text:p text:style-name="P1"><text:tab/>returns: 0 on success, 1 on failure</text:p>
      <text:p text:style-name="P1"><text:soft-page-break/></text:p>
      <text:p text:style-name="P1">inline int ss_get_item_number(struct avp gavp, uint32_t ret);</text:p>
      <text:p text:style-name="P1"/>
      <text:p text:style-name="P1">Retrieves RAND avp value from group avp </text:p>
      <text:p text:style-name="P1"><text:tab/>parameter:</text:p>
      <text:p text:style-name="P1"><text:tab/><text:tab/>gavp: a pointer to a group avp that contains RAND avp. <text:s/></text:p>
      <text:p text:style-name="P1"><text:tab/><text:tab/>ret: a pointer a pointer where the result will be stored.The result is a pointer.</text:p>
      <text:p text:style-name="P1"><text:tab/>returns: 0 on success, 1 on failure</text:p>
      <text:p text:style-name="P1"/>
      <text:p text:style-name="P1">inline int ss_get_rand(struct avp gavp, unsigned char ret);</text:p>
      <text:p text:style-name="P1"/>
      <text:p text:style-name="P1">Retrieves XRES avp value from group avp </text:p>
      <text:p text:style-name="P1"><text:tab/>parameter:</text:p>
      <text:p text:style-name="P1"><text:tab/><text:tab/>gavp: a pointer to a group avp that contains XRES avp. <text:s/></text:p>
      <text:p text:style-name="P1"><text:tab/><text:tab/>ret: a pointer a pointer where the result will be stored.The result is a pointer.</text:p>
      <text:p text:style-name="P1"><text:tab/>returns: 0 on success, 1 on failure</text:p>
      <text:p text:style-name="P1"/>
      <text:p text:style-name="P1">inline int ss_get_xres(struct avp gavp, unsigned char ret);</text:p>
      <text:p text:style-name="P1"/>
      <text:p text:style-name="P1">Retrieves AUTN avp value from group avp </text:p>
      <text:p text:style-name="P1"><text:tab/>parameter:</text:p>
      <text:p text:style-name="P1"><text:tab/><text:tab/>gavp: a pointer to a group avp that contains AUTN avp. <text:s/></text:p>
      <text:p text:style-name="P1"><text:tab/><text:tab/>ret: a pointer a pointer where the result will be stored.The result is a pointer.</text:p>
      <text:p text:style-name="P1"><text:tab/>returns: 0 on success, 1 on failure</text:p>
      <text:p text:style-name="P1"/>
      <text:p text:style-name="P1">inline int ss_get_autn(struct avp gavp, unsigned char ret);</text:p>
      <text:p text:style-name="P1"/>
      <text:p text:style-name="P1">Retrieves KASME avp value from group avp </text:p>
      <text:p text:style-name="P1"><text:tab/>parameter:</text:p>
      <text:p text:style-name="P1"><text:tab/><text:tab/>gavp: a pointer to a group avp that contains KASME avp. <text:s/></text:p>
      <text:p text:style-name="P1"><text:tab/><text:tab/>ret: a pointer a pointer where the result will be stored.The result is a pointer.</text:p>
      <text:p text:style-name="P1"><text:tab/>returns: 0 on success, 1 on failure</text:p>
      <text:p text:style-name="P1"/>
      <text:p text:style-name="P1">inline int ss_get_kasme(struct avp gavp, unsigned char ret);</text:p>
      <text:p text:style-name="P1"/>
      <text:p text:style-name="P1">Retrieves Confidentiality-Key avp value from group avp </text:p>
      <text:p text:style-name="P1"><text:tab/>parameter:</text:p>
      <text:p text:style-name="P1"><text:tab/><text:tab/>gavp: a pointer to a group avp that contains Confidentiality-Key avp. <text:s/></text:p>
      <text:p text:style-name="P1"><text:tab/><text:tab/>ret: a pointer a pointer where the result will be stored.The result is a pointer.</text:p>
      <text:p text:style-name="P1"><text:tab/>returns: 0 on success, 1 on failure</text:p>
      <text:p text:style-name="P1"/>
      <text:p text:style-name="P1">inline int ss_get_confidentiality_key(struct avp gavp, unsigned char ret);</text:p>
      <text:p text:style-name="P1"/>
      <text:p text:style-name="P1">Retrieves Integrity-Key avp value from group avp </text:p>
      <text:p text:style-name="P1"><text:tab/>parameter:</text:p>
      <text:p text:style-name="P1"><text:tab/><text:tab/>gavp: a pointer to a group avp that contains Integrity-Key avp. <text:s/></text:p>
      <text:p text:style-name="P1"><text:tab/><text:tab/>ret: a pointer a pointer where the result will be stored.The result is a pointer.</text:p>
      <text:p text:style-name="P1"><text:tab/>returns: 0 on success, 1 on failure</text:p>
      <text:p text:style-name="P1"/>
      <text:p text:style-name="P1"><text:soft-page-break/>inline int ss_get_integrity_key(struct avp gavp, unsigned char ret);</text:p>
      <text:p text:style-name="P1"/>
      <text:p text:style-name="P1">Retrieves Kc avp value from group avp </text:p>
      <text:p text:style-name="P1"><text:tab/>parameter:</text:p>
      <text:p text:style-name="P1"><text:tab/><text:tab/>gavp: a pointer to a group avp that contains Kc avp. <text:s/></text:p>
      <text:p text:style-name="P1"><text:tab/><text:tab/>ret: a pointer a pointer where the result will be stored.The result is a pointer.</text:p>
      <text:p text:style-name="P1"><text:tab/>returns: 0 on success, 1 on failure</text:p>
      <text:p text:style-name="P1"/>
      <text:p text:style-name="P1">inline int ss_get_kc(struct avp gavp, unsigned char ret);</text:p>
      <text:p text:style-name="P1"/>
      <text:p text:style-name="P1">Retrieves SRES avp value from group avp </text:p>
      <text:p text:style-name="P1"><text:tab/>parameter:</text:p>
      <text:p text:style-name="P1"><text:tab/><text:tab/>gavp: a pointer to a group avp that contains SRES avp. <text:s/></text:p>
      <text:p text:style-name="P1"><text:tab/><text:tab/>ret: a pointer a pointer where the result will be stored.The result is a pointer.</text:p>
      <text:p text:style-name="P1"><text:tab/>returns: 0 on success, 1 on failure</text:p>
      <text:p text:style-name="P1"/>
      <text:p text:style-name="P1">inline int ss_get_sres(struct avp gavp, unsigned char ret);</text:p>
      <text:p text:style-name="P1"/>
      <text:p text:style-name="P1">Retrieves Cancellation-Type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cancellation_type(struct msg msg, int32_t ret);</text:p>
      <text:p text:style-name="P1"/>
      <text:p text:style-name="P1">Retrieves CLR-Flags avp value from message </text:p>
      <text:p text:style-name="P1"><text:tab/>parameter:</text:p>
      <text:p text:style-name="P1"><text:tab/><text:tab/>msg: a pointer the message pointer. </text:p>
      <text:p text:style-name="P1"><text:tab/><text:tab/>ret: a pointer to an uint32_t variable where the result will be stored.</text:p>
      <text:p text:style-name="P1"><text:tab/>returns: 0 on success, 1 on failure</text:p>
      <text:p text:style-name="P1"/>
      <text:p text:style-name="P1">inline int ss_get_clr_flags(struct msg msg, uint32_t ret);</text:p>
      <text:p text:style-name="P1"/>
      <text:p text:style-name="P1">Retrieves IDR- Flags avp value from message </text:p>
      <text:p text:style-name="P1"><text:tab/>parameter:</text:p>
      <text:p text:style-name="P1"><text:tab/><text:tab/>msg: a pointer the message pointer. </text:p>
      <text:p text:style-name="P1"><text:tab/><text:tab/>ret: a pointer to an uint32_t variable where the result will be stored.</text:p>
      <text:p text:style-name="P1"><text:tab/>returns: 0 on success, 1 on failure</text:p>
      <text:p text:style-name="P1"/>
      <text:p text:style-name="P1">inline int ss_get_idr_flags(struct msg msg, uint32_t ret);</text:p>
      <text:p text:style-name="P1"/>
      <text:p text:style-name="P1">Retrieves IMS-Voice-Over-PS-Sessions-Supported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ims_voice_over_ps_sessions_supported(struct msg msg, int32_t ret);</text:p>
      <text:p text:style-name="P1"><text:soft-page-break/></text:p>
      <text:p text:style-name="P1">Retrieves Last-UE-Activity-Time avp value from message </text:p>
      <text:p text:style-name="P1"><text:tab/>parameter:</text:p>
      <text:p text:style-name="P1"><text:tab/><text:tab/>msg: a pointer to the message pointer. </text:p>
      <text:p text:style-name="P1"><text:tab/><text:tab/>ret: a pointer to a pointer where the result will be stored.The result is a pointer.</text:p>
      <text:p text:style-name="P1"><text:tab/>returns: 0 on success, 1 on failure</text:p>
      <text:p text:style-name="P1"/>
      <text:p text:style-name="P1">inline int ss_get_last_ue_activity_time(struct msg msg, unsigned char ret);</text:p>
      <text:p text:style-name="P1"/>
      <text:p text:style-name="P1">Retrieves IDA- 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ida_flags(struct msg msg, uint32_t ret);</text:p>
      <text:p text:style-name="P1"/>
      <text:p text:style-name="P1">Retrieves User-State avp value from group avp </text:p>
      <text:p text:style-name="P1"><text:tab/>parameter:</text:p>
      <text:p text:style-name="P1"><text:tab/><text:tab/>gavp: a pointer to a group avp that contains Complete-Data-List-Included-Indicator avp.</text:p>
      <text:p text:style-name="P1"><text:tab/><text:tab/>ret: a pointer to an int variable where the result will be stored.</text:p>
      <text:p text:style-name="P1"><text:tab/>returns: 0 on success, 1 on failure</text:p>
      <text:p text:style-name="P1"/>
      <text:p text:style-name="P1">inline int ss_get_user_state(struct avp gavp, int32_t ret);</text:p>
      <text:p text:style-name="P1"/>
      <text:p text:style-name="P1">Retrieves Geographical-Information avp value from group avp </text:p>
      <text:p text:style-name="P1"><text:tab/>parameter:</text:p>
      <text:p text:style-name="P1"><text:tab/><text:tab/>gavp: a pointer to a group avp that contains Geographical-Information avp. <text:s/></text:p>
      <text:p text:style-name="P1"><text:tab/><text:tab/>ret: a pointer to a pointer where the result will be stored.The value is a pointer.</text:p>
      <text:p text:style-name="P1"><text:tab/>returns: 0 on success, 1 on failure</text:p>
      <text:p text:style-name="P1"/>
      <text:p text:style-name="P1">inline int ss_get_geographical_information(struct avp gavp, unsigned char ret);</text:p>
      <text:p text:style-name="P1"/>
      <text:p text:style-name="P1">Retrieves Geodetic-Information avp value from group avp </text:p>
      <text:p text:style-name="P1"><text:tab/>parameter:</text:p>
      <text:p text:style-name="P1"><text:tab/><text:tab/>gavp: a pointer to a group avp that contains Geodetic-Information avp. <text:s/></text:p>
      <text:p text:style-name="P1"><text:tab/><text:tab/>ret: a pointer to a pointer where the result will be stored.The value is a pointer.</text:p>
      <text:p text:style-name="P1"><text:tab/>returns: 0 on success, 1 on failure</text:p>
      <text:p text:style-name="P1"/>
      <text:p text:style-name="P1">inline int ss_get_geodetic_information(struct avp gavp, unsigned char ret);</text:p>
      <text:p text:style-name="P1"/>
      <text:p text:style-name="P1">Retrieves Current-Location-Retrieved avp value from group avp </text:p>
      <text:p text:style-name="P1"><text:tab/>parameter:</text:p>
      <text:p text:style-name="P1"><text:tab/><text:tab/>gavp: a pointer to a group avp that contains Current-Location-Retrieved avp.</text:p>
      <text:p text:style-name="P1"><text:tab/><text:tab/>ret: a pointer to an int variable where the result will be stored.</text:p>
      <text:p text:style-name="P1"><text:tab/>returns: 0 on success, 1 on failure</text:p>
      <text:p text:style-name="P1"/>
      <text:p text:style-name="P1">inline int ss_get_current_location_retrieved(struct avp gavp, int32_t ret);</text:p>
      <text:p text:style-name="P1"/>
      <text:p text:style-name="P1"><text:soft-page-break/>Retrieves Age-Of-Location-Information avp value from group avp </text:p>
      <text:p text:style-name="P1"><text:tab/>parameter:</text:p>
      <text:p text:style-name="P1"><text:tab/><text:tab/>gavp: a pointer to a group avp that contains Age-Of-Location-Information avp.</text:p>
      <text:p text:style-name="P1"><text:tab/><text:tab/>ret: a pointer to an uint32_t variable where the result will be stored.</text:p>
      <text:p text:style-name="P1"><text:tab/>returns: 0 on success, 1 on failure</text:p>
      <text:p text:style-name="P1"/>
      <text:p text:style-name="P1">inline int ss_get_age_of_location_information(struct avp gavp, uint32_t ret);</text:p>
      <text:p text:style-name="P1"/>
      <text:p text:style-name="P1">Retrieves CSG-Access-Mode avp value from group avp </text:p>
      <text:p text:style-name="P1"><text:tab/>parameter:</text:p>
      <text:p text:style-name="P1"><text:tab/><text:tab/>gavp: a pointer to a group avp that contains CSG-Access-Mode avp.</text:p>
      <text:p text:style-name="P1"><text:tab/><text:tab/>ret: a pointer to an int variable where the result will be stored.</text:p>
      <text:p text:style-name="P1"><text:tab/>returns: 0 on success, 1 on failure</text:p>
      <text:p text:style-name="P1"/>
      <text:p text:style-name="P1">inline int ss_get_csg_access_mode(struct avp gavp, int32_t ret);</text:p>
      <text:p text:style-name="P1"/>
      <text:p text:style-name="P1">Retrieves CSG-Membership-Indication avp value from group avp </text:p>
      <text:p text:style-name="P1"><text:tab/>parameter:</text:p>
      <text:p text:style-name="P1"><text:tab/><text:tab/>gavp: a pointer to a group avp that contains CSG-Membership-Indication avp.</text:p>
      <text:p text:style-name="P1"><text:tab/><text:tab/>ret: a pointer to an int variable where the result will be stored.</text:p>
      <text:p text:style-name="P1"><text:tab/>returns: 0 on success, 1 on failure</text:p>
      <text:p text:style-name="P1"/>
      <text:p text:style-name="P1">inline int ss_get_csg_membership_indication(struct avp gavp, int32_t ret);</text:p>
      <text:p text:style-name="P1"/>
      <text:p text:style-name="P1">Retrieves Time-Zone avp value from group avp </text:p>
      <text:p text:style-name="P1"><text:tab/>parameter:</text:p>
      <text:p text:style-name="P1"><text:tab/><text:tab/>gavp: a pointer to a group avp that contains Time-Zone avp. <text:s/></text:p>
      <text:p text:style-name="P1"><text:tab/><text:tab/>ret: a pointer to a pointer where the result will be stored.The value is a pointer.</text:p>
      <text:p text:style-name="P1"><text:tab/>returns: 0 on success, 1 on failure</text:p>
      <text:p text:style-name="P1"/>
      <text:p text:style-name="P1">inline int ss_get_time_zone(struct avp gavp, unsigned char ret);</text:p>
      <text:p text:style-name="P1"/>
      <text:p text:style-name="P1">Retrieves Daylight-Saving-Time avp value from group avp </text:p>
      <text:p text:style-name="P1"><text:tab/>parameter:</text:p>
      <text:p text:style-name="P1"><text:tab/><text:tab/>gavp: a pointer to a group avp that contains Daylight-Saving-Time avp.</text:p>
      <text:p text:style-name="P1"><text:tab/><text:tab/>ret: a pointer to an int variable where the result will be stored.</text:p>
      <text:p text:style-name="P1"><text:tab/>returns: 0 on success, 1 on failure</text:p>
      <text:p text:style-name="P1"/>
      <text:p text:style-name="P1">inline int ss_get_daylight_saving_time(struct avp gavp, int32_t ret);</text:p>
      <text:p text:style-name="P1"/>
      <text:p text:style-name="P1">Retrieves DSR-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dsr_flags(struct msg msg, uint32_t ret);</text:p>
      <text:p text:style-name="P1"/>
      <text:p text:style-name="P1">Retrieves Context-Identifier avp value from message </text:p>
      <text:p text:style-name="P1"><text:soft-page-break/><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context_identifier(struct msg msg, uint32_t ret);</text:p>
      <text:p text:style-name="P1"/>
      <text:p text:style-name="P1">Retrieves multiple Context-Identifier AVPs' values from group avp </text:p>
      <text:p text:style-name="P1"><text:tab/>parameter:</text:p>
      <text:p text:style-name="P1"><text:tab/><text:tab/>msg: a pointer to a message structure(specifically DSR<text:tab/>message) that contains Context-Identifier avp. <text:s/></text:p>
      <text:p text:style-name="P1"><text:tab/><text:tab/>ret: address of a pointer where a pointer to the resulting dynamic array of uint_32 value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context_identifier_array(struct msg msg, uint32_t array_ret, size_t array_size);</text:p>
      <text:p text:style-name="P1"/>
      <text:p text:style-name="P1">Retrieves Trace-Reference avp value from from message </text:p>
      <text:p text:style-name="P1"><text:tab/>parameter:</text:p>
      <text:p text:style-name="P1"><text:tab/><text:tab/>msg: a pointer to the message pointer. </text:p>
      <text:p text:style-name="P1"><text:tab/><text:tab/>ret: a pointer to a pointer where the result will be stored.The result is a pointer.</text:p>
      <text:p text:style-name="P1"><text:tab/>returns: 0 on success, 1 on failure</text:p>
      <text:p text:style-name="P1"/>
      <text:p text:style-name="P1">inline int ss_get_trace_reference(struct msg msg, unsigned char ret);</text:p>
      <text:p text:style-name="P1"/>
      <text:p text:style-name="P1">Retrieves multiple TS-Code AVPs value from message</text:p>
      <text:p text:style-name="P1"><text:tab/>parameter:</text:p>
      <text:p text:style-name="P1"><text:tab/><text:tab/>msg: a pointer to the message pointer.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ts_code(struct msg msg, unsigned char array_ret, size_t array_size);</text:p>
      <text:p text:style-name="P1"/>
      <text:p text:style-name="P1">Retrieves multiple SS-Code AVPs value from message</text:p>
      <text:p text:style-name="P1"><text:tab/>parameter:</text:p>
      <text:p text:style-name="P1"><text:tab/><text:tab/>msg: a pointer to the message pointer.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ss_code(struct msg msg, unsigned char array_ret, size_t array_size);</text:p>
      <text:p text:style-name="P1"/>
      <text:p text:style-name="P1"><text:soft-page-break/>Retrieves DSA-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dsa_flags(struct msg msg, uint32_t ret);</text:p>
      <text:p text:style-name="P1"/>
      <text:p text:style-name="P1">Retrieves PUR-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pur_flags(struct msg msg, uint32_t ret);</text:p>
      <text:p text:style-name="P1"/>
      <text:p text:style-name="P1">Retrieves PUA-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pua_flags(struct msg msg, uint32_t ret);</text:p>
      <text:p text:style-name="P1"/>
      <text:p text:style-name="P1">Retrieves multiple User-Id AVPs value from message</text:p>
      <text:p text:style-name="P1"><text:tab/>parameter:</text:p>
      <text:p text:style-name="P1"><text:tab/><text:tab/>msg: a pointer to the message pointer. <text:s/></text:p>
      <text:p text:style-name="P1"><text:tab/><text:tab/>ret: address of a pointer where a pointer to the resulting dynamic array of strings will be stored. The array should be freed unless the return value is 1(failure).</text:p>
      <text:p text:style-name="P1"><text:tab/><text:tab/>array_size: the number of elements in the array. if return is 1(failure) array_size will be set to 0.</text:p>
      <text:p text:style-name="P1"><text:tab/>returns: 0 on success, 1 on failure</text:p>
      <text:p text:style-name="P1"/>
      <text:p text:style-name="P1">inline int ss_get_user_id(struct msg msg, unsigned char array_ret, size_t array_size);</text:p>
      <text:p text:style-name="P1"/>
      <text:p text:style-name="P1">Retrieves Visited-Network-Identifier avp value from message</text:p>
      <text:p text:style-name="P1"><text:tab/>parameter:</text:p>
      <text:p text:style-name="P1"><text:tab/><text:tab/>msg: a pointer to the message pointer. <text:s/></text:p>
      <text:p text:style-name="P1"><text:tab/><text:tab/>ret: a pointer to a pointer where the result will be stored.The result is a pointer.</text:p>
      <text:p text:style-name="P1"><text:tab/>returns: 0 on success, 1 on failure</text:p>
      <text:p text:style-name="P1"/>
      <text:p text:style-name="P1">inline int ss_get_visited_network_identifier(struct msg msg, unsigned char ret);</text:p>
      <text:p text:style-name="P1"/>
      <text:p text:style-name="P1">Retrieves Service-Selection avp value from message </text:p>
      <text:p text:style-name="P1"><text:tab/>parameter:</text:p>
      <text:p text:style-name="P1"><text:tab/><text:tab/>msg: a pointer to the message pointer. </text:p>
      <text:p text:style-name="P1"><text:tab/><text:tab/>ret: a pointer a pointer where the result will be stored.The result is a pointer.</text:p>
      <text:p text:style-name="P1"><text:tab/>returns: 0 on success, 1 on failure</text:p>
      <text:p text:style-name="P1"/>
      <text:p text:style-name="P1"><text:soft-page-break/>inline int ss_get_service_selection(struct msg msg, unsigned char ret);</text:p>
      <text:p text:style-name="P1"/>
      <text:p text:style-name="P1">Retrieves Alert-Reason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alert_reason(struct msg msg, int32_t ret);</text:p>
      <text:p text:style-name="P1"/>
      <text:p text:style-name="P1">Retrieves NOR-Flags avp value from message </text:p>
      <text:p text:style-name="P1"><text:tab/>parameter:</text:p>
      <text:p text:style-name="P1"><text:tab/><text:tab/>msg: a pointer to the message pointer. </text:p>
      <text:p text:style-name="P1"><text:tab/><text:tab/>ret: a pointer to an uint32_t variable where the result will be stored.</text:p>
      <text:p text:style-name="P1"><text:tab/>returns: 0 on success, 1 on failure</text:p>
      <text:p text:style-name="P1"/>
      <text:p text:style-name="P1">inline int ss_get_nor_flags(struct msg msg, uint32_t ret);</text:p>
      <text:p text:style-name="P1"/>
      <text:p text:style-name="P1">Retrieves Homogeneous-Support-of-IMS-Voice-Over-PS-Sessions avp value from message </text:p>
      <text:p text:style-name="P1"><text:tab/>parameter:</text:p>
      <text:p text:style-name="P1"><text:tab/><text:tab/>msg: a pointer the message pointer. </text:p>
      <text:p text:style-name="P1"><text:tab/><text:tab/>ret: a pointer to an int variable where the result will be stored.</text:p>
      <text:p text:style-name="P1"><text:tab/>returns: 0 on success, 1 on failure</text:p>
      <text:p text:style-name="P1"/>
      <text:p text:style-name="P1">inline int ss_get_homogeneous_support_ims_vop_sessions(struct msg msg, int32_t ret);</text:p>
      <text:p text:style-name="P1"/>
      <text:p text:style-name="P1">Retrieves Feature-List-ID avp value from group avp </text:p>
      <text:p text:style-name="P1"><text:tab/>parameter:</text:p>
      <text:p text:style-name="P1"><text:tab/><text:tab/>gavp: a pointer to a group avp that contains Feature-List-ID avp.</text:p>
      <text:p text:style-name="P1"><text:tab/><text:tab/>ret: a pointer to an uint32_t variable where the result will be stored.</text:p>
      <text:p text:style-name="P1"><text:tab/>returns: 0 on success, 1 on failure</text:p>
      <text:p text:style-name="P1"/>
      <text:p text:style-name="P1">inline int ss_get_feature_list_id(struct avp gavp, uint32_t ret);</text:p>
      <text:p text:style-name="P1"/>
      <text:p text:style-name="P1">Retrieves Feature-List avp value from group avp </text:p>
      <text:p text:style-name="P1"><text:tab/>parameter:</text:p>
      <text:p text:style-name="P1"><text:tab/><text:tab/>gavp: a pointer to a group avp that contains Feature-List avp.</text:p>
      <text:p text:style-name="P1"><text:tab/><text:tab/>ret: a pointer to an uint32_t variable where the result will be stored.</text:p>
      <text:p text:style-name="P1"><text:tab/>returns: 0 on success, <text:s/>1 on failure</text:p>
      <text:p text:style-name="P1"/>
      <text:p text:style-name="P1">inline int ss_get_feature_list(struct avp gavp, uint32_t ret);</text:p>
      <text:p text:style-name="P1"/>
      <text:p text:style-name="P1">#endif <text:line-break/><text:line-break/><text:line-break/><text:line-break/><text:line-break/><text:line-break/><text:line-break/><text:soft-page-break/><text:line-break/><text:line-break/><text:line-break/><text:line-break/> The freediameter library has some modified code in file message.c found in directory libfdproto, in file cnxctx.c found in directory libfdcore and in file sctp.c found in directory libfdcore. All the modified codes are put between comment 'MODIFIED' and 'ENDMODIFIED'.</text:p>
      <text:p text:style-name="P1"/>
      <text:p text:style-name="P1"/>
      <text:p text:style-name="P1"/>
      <text:p text:style-name="P1"><text:s text:c="2"/>FUNCTION:<text:tab/>fd_msg_send, fd_msg_send_timeout <text:s/></text:p>
      <text:p text:style-name="P1"><text:s/></text:p>
      <text:p text:style-name="P1"><text:s text:c="2"/>PARAMETERS:</text:p>
      <text:p text:style-name="P1"><text:s text:c="3"/>pmsg <text:tab/>: Location of the message to be sent on the network (set to NULL on function return to avoid double deletion).</text:p>
      <text:p text:style-name="P1"><text:s text:c="3"/>anscb<text:tab/>: A callback to be called when corresponding answer is received, when sending a request (not used with answers)</text:p>
      <text:p text:style-name="P1"><text:s text:c="3"/>anscb_data<text:tab/>: opaque data to be passed back to the anscb (or expirecb) when it is called.</text:p>
      <text:p text:style-name="P1"><text:s text:c="3"/>expirecb <text:s text:c="3"/>: (only for fd_msg_send_timeout) If the request did not get an answer before timeout, this callback is called.</text:p>
      <text:p text:style-name="P1"><text:s text:c="3"/>timeout <text:s text:c="4"/>: (only for fd_msg_send_timeout) sets the absolute time until when to wait for an answer. Past this time,</text:p>
      <text:p text:style-name="P1"><text:s text:c="17"/>the expirecb is called with the request and the answer will be discarded if received later.</text:p>
      <text:p text:style-name="P1"><text:s/></text:p>
      <text:p text:style-name="P1"><text:s text:c="2"/>DESCRIPTION: </text:p>
      <text:p text:style-name="P1"><text:s text:c="4"/>Sends a message on the network. (actually simply queues it in a global queue, to be picked by a daemon's thread)</text:p>
      <text:p text:style-name="P1"><text:s text:c="2"/>For requests, the end-to-end id must be set (see fd_msg_get_eteid / MSGFL_ALLOC_ETEID).</text:p>
      <text:p text:style-name="P1"><text:s text:c="2"/>For answers, the message must be created with function fd_msg_new_answer_from_req.</text:p>
      <text:p text:style-name="P1"><text:s/></text:p>
      <text:p text:style-name="P1"><text:s text:c="2"/>The routing module will handle sending to the correct peer, usually based on the Destination-Realm / Destination-Host AVP.</text:p>
      <text:p text:style-name="P1"><text:s/></text:p>
      <text:p text:style-name="P1"><text:s text:c="2"/>If the msg is a request, there are two ways of receiving the answer:</text:p>
      <text:p text:style-name="P1"><text:s text:c="3"/>- either having registered a callback in the dispatch module (see fd_disp_register)</text:p>
      <text:p text:style-name="P1"><text:s text:c="3"/>- or provide a anscb callback here. If such callback is provided, it is called before the dispatch callbacks.</text:p>
      <text:p text:style-name="P1"><text:s text:c="5"/>The prototype for this anscb callback function is:</text:p>
      <text:p text:style-name="P1"><text:s text:c="6"/>void anscb(void <text:s/>data, struct msg <text:s/>answer)</text:p>
      <text:p text:style-name="P1"><text:s/><text:tab/>where:</text:p>
      <text:p text:style-name="P1"><text:s/><text:tab/><text:tab/>data <text:s text:c="2"/>: opaque data that was registered along with the callback.</text:p>
      <text:p text:style-name="P1"><text:s/><text:tab/><text:tab/>answer : location of the pointer to the answer.</text:p>
      <text:p text:style-name="P1"><text:s text:c="7"/>note1: on function return, if answer is not NULL, the message is passed to the dispatch module for regular callbacks.</text:p>
      <text:p text:style-name="P1"><text:s/><text:tab/> <text:s text:c="6"/>otherwise, the callback must take care of freeing the message (fd_msg_free).</text:p>
      <text:p text:style-name="P1"><text:s/><text:tab/>note2: the opaque data is not freed by the daemon in any case, extensions should ensure clean handling in fd_ext_fini.</text:p>
      <text:p text:style-name="P1"><text:s text:c="2"/></text:p>
      <text:p text:style-name="P1"><text:s text:c="2"/>If no callback is registered to handle an answer, the message is discarded and an error is logged.</text:p>
      <text:p text:style-name="P1"><text:soft-page-break/><text:s/></text:p>
      <text:p text:style-name="P1"><text:s text:c="3"/>fd_msg_send_timeout is similar to fd_msg_send, except that it takes two additional arguments "expirecb" and "timeout". </text:p>
      <text:p text:style-name="P1"><text:s text:c="2"/>If the message parameter is an answer, there is no difference with fd_msg_send.</text:p>
      <text:p text:style-name="P1"><text:s text:c="2"/>Otherwise, if the corresponding answer (or error) is received before the timeout date elapses, everything occurs as with fd_msg_send. </text:p>
      <text:p text:style-name="P1"><text:s text:c="2"/>Otherwise, the request is removed from the queue (meaning the matching answer will be discarded upon reception) and passed to the expirecb </text:p>
      <text:p text:style-name="P1"><text:s text:c="2"/>function. Upon return, if the msg parameter is not NULL, it is freed (not passed to other callbacks). </text:p>
      <text:p text:style-name="P1"><text:s text:c="2"/>expirecb is called in a dedicated thread.</text:p>
      <text:p text:style-name="P1"><text:s text:c="2"/></text:p>
      <text:p text:style-name="P1"><text:s text:c="5"/>The prototype for the expirecb callback function is:</text:p>
      <text:p text:style-name="P1"><text:s text:c="6"/>void expirecb(void <text:s/>data, struct peer_hdr <text:s/>sentto, struct msg <text:s/>request)</text:p>
      <text:p text:style-name="P1"><text:s/><text:tab/>where:</text:p>
      <text:p text:style-name="P1"><text:s/><text:tab/><text:tab/>data <text:s text:c="2"/>: opaque data that was registered along with the callback.</text:p>
      <text:p text:style-name="P1"><text:s text:c="15"/>sentto : pointer to the peer to which the message was sent and no answer received within timeout.</text:p>
      <text:p text:style-name="P1"><text:s/><text:tab/><text:tab/>request: location of the pointer to the request that was not answered.</text:p>
      <text:p text:style-name="P1"><text:s/></text:p>
      <text:p text:style-name="P1"><text:s text:c="2"/>RETURN VALUE:</text:p>
      <text:p text:style-name="P1"><text:s text:c="3"/>0 <text:s text:c="5"/><text:tab/>: The message has been queued for sending (sending may fail asynchronously).</text:p>
      <text:p text:style-name="P1"><text:s text:c="3"/>EINVAL <text:tab/>: A parameter is invalid (ex: anscb provided but message is not a request).</text:p>
      <text:p text:style-name="P1"><text:s text:c="3"/>...</text:p>
      <text:p text:style-name="P1"><text:s/></text:p>
      <text:p text:style-name="P1">int fd_msg_send ( struct msg <text:s/>pmsg, void (anscb)(void , struct msg ), void <text:s/>data );</text:p>
      <text:p text:style-name="P1">int fd_msg_send_timeout ( struct msg <text:s/>pmsg, void (anscb)(void , struct msg ), void <text:s/>data, void (expirecb)(void , DiamId_t, size_t, struct msg ), const struct timespec timeout );</text:p>
      <text:p text:style-name="P1"/>
      <text:p text:style-name="P1"><text:tab/></text:p>
      <text:p text:style-name="P1"/>
      <text:p text:style-name="P1"/>
      <text:p text:style-name="P1"><text:s text:c="2"/>FUNCTION:<text:tab/>fd_disp_register</text:p>
      <text:p text:style-name="P1"><text:s/></text:p>
      <text:p text:style-name="P1"><text:s text:c="2"/>PARAMETERS:</text:p>
      <text:p text:style-name="P1"><text:s text:c="3"/>cb <text:tab/><text:tab/> <text:s/>: The callback function to register (see dispatch_callback description above).</text:p>
      <text:p text:style-name="P1"><text:s text:c="3"/>how<text:tab/> <text:s/><text:tab/> <text:s/>: How the callback must be registered.</text:p>
      <text:p text:style-name="P1"><text:s text:c="3"/>when <text:s text:c="9"/>: Values that must match, depending on the how argument.</text:p>
      <text:p text:style-name="P1"><text:s text:c="3"/>opaque <text:s text:c="7"/>: A pointer that is passed back to the handler. The content is not interpreted by the framework.</text:p>
      <text:p text:style-name="P1"><text:s text:c="3"/>handle <text:s text:c="7"/>: On success, a handler to the registered callback is stored here if not NULL. </text:p>
      <text:p text:style-name="P1"><text:s/><text:tab/><text:tab/> <text:s text:c="2"/>This handler can be used to unregister the cb.</text:p>
      <text:p text:style-name="P1"><text:s/></text:p>
      <text:p text:style-name="P1"><text:s text:c="2"/>DESCRIPTION: </text:p>
      <text:p text:style-name="P1"><text:s text:c="4"/>Register a new callback to handle messages delivered locally.</text:p>
      <text:p text:style-name="P1"><text:s/></text:p>
      <text:p text:style-name="P1"><text:s text:c="2"/>RETURN VALUE:</text:p>
      <text:p text:style-name="P1"><text:s text:c="3"/>0 <text:s text:c="5"/><text:tab/>: The callback is registered.</text:p>
      <text:p text:style-name="P1"><text:s text:c="3"/>EINVAL <text:tab/>: A parameter is invalid.</text:p>
      <text:p text:style-name="P1"><text:s text:c="3"/>ENOMEM<text:tab/>: Not enough memory to complete the operation</text:p>
      <text:p text:style-name="P1"><text:soft-page-break/><text:s/></text:p>
      <text:p text:style-name="P1">int fd_disp_register ( int (cb)( struct msg , struct avp , struct session , void , enum disp_action ), </text:p>
      <text:p text:style-name="P1"><text:tab/><text:tab/><text:tab/>enum disp_how how, struct disp_when <text:s/>when, void <text:s/>opaque, struct disp_hdl <text:s/>handle );</text:p>
      <text:p text:style-name="P1"/>
      <text:p text:style-name="P1"/>
      <text:p text:style-name="P1"/>
      <text:p text:style-name="P1"><text:s text:c="2"/>FUNCTION:<text:tab/>fd_disp_unregister</text:p>
      <text:p text:style-name="P1"><text:s/></text:p>
      <text:p text:style-name="P1"><text:s text:c="2"/>PARAMETERS:</text:p>
      <text:p text:style-name="P1"><text:s text:c="3"/>handle <text:s text:c="6"/>: Location of the handle of the callback that must be unregistered.</text:p>
      <text:p text:style-name="P1"><text:s text:c="3"/>opaque <text:s text:c="6"/>: If not NULL, the opaque data that was registered is restored here.</text:p>
      <text:p text:style-name="P1"><text:s/></text:p>
      <text:p text:style-name="P1"><text:s text:c="2"/>DESCRIPTION: </text:p>
      <text:p text:style-name="P1"><text:s text:c="4"/>Removes a callback previously registered by fd_disp_register.</text:p>
      <text:p text:style-name="P1"><text:s/></text:p>
      <text:p text:style-name="P1"><text:s text:c="2"/>RETURN VALUE:</text:p>
      <text:p text:style-name="P1"><text:s text:c="3"/>0 <text:s text:c="5"/><text:tab/>: The callback is unregistered.</text:p>
      <text:p text:style-name="P1"><text:s text:c="3"/>EINVAL <text:tab/>: A parameter is invalid.</text:p>
      <text:p text:style-name="P1"><text:s/></text:p>
      <text:p text:style-name="P1">int fd_disp_unregister ( struct disp_hdl <text:s/>handle, void <text:s/>opaque );</text:p>
      <text:p text:style-name="P1"/>
      <text:p text:style-name="P1"><text:s/>Destroy all handlers </text:p>
      <text:p text:style-name="P1">void fd_disp_unregister_all ( voi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2"/>FUNCTION:<text:tab/>fd_msg_send, fd_msg_send_timeout <text:s/></text:p>
      <text:p text:style-name="P1"><text:s/></text:p>
      <text:p text:style-name="P1"><text:s text:c="2"/>PARAMETERS:</text:p>
      <text:p text:style-name="P1"><text:s text:c="3"/>pmsg <text:tab/>: Location of the message to be sent on the network (set to NULL on function return to avoid double deletion).</text:p>
      <text:p text:style-name="P1"><text:s text:c="3"/>anscb<text:tab/>: A callback to be called when corresponding answer is received, when sending a request (not used with answers)</text:p>
      <text:p text:style-name="P1"><text:s text:c="3"/>anscb_data<text:tab/>: opaque data to be passed back to the anscb (or expirecb) when it is called.</text:p>
      <text:p text:style-name="P1"><text:s text:c="3"/>expirecb <text:s text:c="3"/>: (only for fd_msg_send_timeout) If the request did not get an answer before timeout, this callback is called.</text:p>
      <text:p text:style-name="P1"><text:s text:c="3"/>timeout <text:s text:c="4"/>: (only for fd_msg_send_timeout) sets the absolute time until when to wait for an answer. <text:soft-page-break/>Past this time,</text:p>
      <text:p text:style-name="P1"><text:s text:c="17"/>the expirecb is called with the request and the answer will be discarded if received later.</text:p>
      <text:p text:style-name="P1"><text:s/></text:p>
      <text:p text:style-name="P1"><text:s text:c="2"/>DESCRIPTION: </text:p>
      <text:p text:style-name="P1"><text:s text:c="4"/>Sends a message on the network. (actually simply queues it in a global queue, to be picked by a daemon's thread)</text:p>
      <text:p text:style-name="P1"><text:s text:c="2"/>For requests, the end-to-end id must be set (see fd_msg_get_eteid / MSGFL_ALLOC_ETEID).</text:p>
      <text:p text:style-name="P1"><text:s text:c="2"/>For answers, the message must be created with function fd_msg_new_answer_from_req.</text:p>
      <text:p text:style-name="P1"><text:s/></text:p>
      <text:p text:style-name="P1"><text:s text:c="2"/>The routing module will handle sending to the correct peer, usually based on the Destination-Realm / Destination-Host AVP.</text:p>
      <text:p text:style-name="P1"><text:s/></text:p>
      <text:p text:style-name="P1"><text:s text:c="2"/>If the msg is a request, there are two ways of receiving the answer:</text:p>
      <text:p text:style-name="P1"><text:s text:c="3"/>- either having registered a callback in the dispatch module (see fd_disp_register)</text:p>
      <text:p text:style-name="P1"><text:s text:c="3"/>- or provide a anscb callback here. If such callback is provided, it is called before the dispatch callbacks.</text:p>
      <text:p text:style-name="P1"><text:s text:c="5"/>The prototype for this anscb callback function is:</text:p>
      <text:p text:style-name="P1"><text:s text:c="6"/>void anscb(void <text:s/>data, struct msg <text:s/>answer)</text:p>
      <text:p text:style-name="P1"><text:s/><text:tab/>where:</text:p>
      <text:p text:style-name="P1"><text:s/><text:tab/><text:tab/>data <text:s text:c="2"/>: opaque data that was registered along with the callback.</text:p>
      <text:p text:style-name="P1"><text:s/><text:tab/><text:tab/>answer : location of the pointer to the answer.</text:p>
      <text:p text:style-name="P1"><text:s text:c="7"/>note1: on function return, if answer is not NULL, the message is passed to the dispatch module for regular callbacks.</text:p>
      <text:p text:style-name="P1"><text:s/><text:tab/> <text:s text:c="6"/>otherwise, the callback must take care of freeing the message (fd_msg_free).</text:p>
      <text:p text:style-name="P1"><text:s/><text:tab/>note2: the opaque data is not freed by the daemon in any case, extensions should ensure clean handling in fd_ext_fini.</text:p>
      <text:p text:style-name="P1"><text:s text:c="2"/></text:p>
      <text:p text:style-name="P1"><text:s text:c="2"/>If no callback is registered to handle an answer, the message is discarded and an error is logged.</text:p>
      <text:p text:style-name="P1"><text:s/></text:p>
      <text:p text:style-name="P1"><text:s text:c="3"/>fd_msg_send_timeout is similar to fd_msg_send, except that it takes two additional arguments "expirecb" and "timeout". </text:p>
      <text:p text:style-name="P1"><text:s text:c="2"/>If the message parameter is an answer, there is no difference with fd_msg_send.</text:p>
      <text:p text:style-name="P1"><text:s text:c="2"/>Otherwise, if the corresponding answer (or error) is received before the timeout date elapses, everything occurs as with fd_msg_send. </text:p>
      <text:p text:style-name="P1"><text:s text:c="2"/>Otherwise, the request is removed from the queue (meaning the matching answer will be discarded upon reception) and passed to the expirecb </text:p>
      <text:p text:style-name="P1"><text:s text:c="2"/>function. Upon return, if the msg parameter is not NULL, it is freed (not passed to other callbacks). </text:p>
      <text:p text:style-name="P1"><text:s text:c="2"/>expirecb is called in a dedicated thread.</text:p>
      <text:p text:style-name="P1"><text:s text:c="2"/></text:p>
      <text:p text:style-name="P1"><text:s text:c="5"/>The prototype for the expirecb callback function is:</text:p>
      <text:p text:style-name="P1"><text:s text:c="6"/>void expirecb(void <text:s/>data, struct peer_hdr <text:s/>sentto, struct msg <text:s/>request)</text:p>
      <text:p text:style-name="P1"><text:s/><text:tab/>where:</text:p>
      <text:p text:style-name="P1"><text:s/><text:tab/><text:tab/>data <text:s text:c="2"/>: opaque data that was registered along with the callback.</text:p>
      <text:p text:style-name="P1"><text:s text:c="15"/>sentto : pointer to the peer to which the message was sent and no answer received within timeout.</text:p>
      <text:p text:style-name="P1"><text:s/><text:tab/><text:tab/>request: location of the pointer to the request that was not answered.</text:p>
      <text:p text:style-name="P1"><text:s/></text:p>
      <text:p text:style-name="P1"><text:s text:c="2"/>RETURN VALUE:</text:p>
      <text:p text:style-name="P1"><text:s text:c="3"/>0 <text:s text:c="5"/><text:tab/>: The message has been queued for sending (sending may fail asynchronously).</text:p>
      <text:p text:style-name="P1"><text:soft-page-break/><text:s text:c="3"/>EINVAL <text:tab/>: A parameter is invalid (ex: anscb provided but message is not a request).</text:p>
      <text:p text:style-name="P1"><text:s text:c="3"/>...</text:p>
      <text:p text:style-name="P1"><text:s/></text:p>
      <text:p text:style-name="P1">int fd_msg_send ( struct msg <text:s/>pmsg, void (anscb)(void , struct msg ), void <text:s/>data );</text:p>
      <text:p text:style-name="P1">int fd_msg_send_timeout ( struct msg <text:s/>pmsg, void (anscb)(void , struct msg ), void <text:s/>data, void (expirecb)(void , DiamId_t, size_t, struct msg ), const struct timespec timeout );</text:p>
      <text:p text:style-name="P1"><text:tab/><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07T05:38:05</dc:date>
    <dc:creator>antt </dc:creator>
    <meta:generator>LibreOffice/3.5$Linux_x86 LibreOffice_project/350m1$Build-2</meta:generator>
    <meta:editing-duration>PT12M55S</meta:editing-duration>
    <meta:editing-cycles>3</meta:editing-cycles>
    <meta:document-statistic meta:table-count="0" meta:image-count="0" meta:object-count="0" meta:page-count="92" meta:paragraph-count="3175" meta:word-count="24629" meta:character-count="157969" meta:non-whitespace-character-count="131624"/>
  </office:meta>
</office:document-meta>
</file>